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monospace" svg:font-family="monospace, monospace"/>
  </office:font-face-decls>
  <office:automatic-styles>
    <style:style style:name="P1" style:family="paragraph" style:parent-style-name="Standard">
      <style:text-properties officeooo:paragraph-rsid="00059fae"/>
    </style:style>
    <style:style style:name="P2" style:family="paragraph" style:parent-style-name="Standard">
      <style:text-properties officeooo:rsid="001beaef" officeooo:paragraph-rsid="0014eb6f"/>
    </style:style>
    <style:style style:name="P3" style:family="paragraph" style:parent-style-name="Standard">
      <style:text-properties officeooo:paragraph-rsid="001db61f"/>
    </style:style>
    <style:style style:name="P4" style:family="paragraph" style:parent-style-name="Standard">
      <style:text-properties officeooo:paragraph-rsid="004a222f"/>
    </style:style>
    <style:style style:name="P5" style:family="paragraph" style:parent-style-name="Standard">
      <style:text-properties officeooo:rsid="004ab942" officeooo:paragraph-rsid="004ab942"/>
    </style:style>
    <style:style style:name="P6" style:family="paragraph" style:parent-style-name="Standard">
      <style:text-properties officeooo:paragraph-rsid="004be62a"/>
    </style:style>
    <style:style style:name="P7" style:family="paragraph" style:parent-style-name="Standard">
      <style:text-properties officeooo:paragraph-rsid="00503179"/>
    </style:style>
    <style:style style:name="P8" style:family="paragraph" style:parent-style-name="Standard">
      <style:text-properties officeooo:rsid="0057270e" officeooo:paragraph-rsid="0057270e"/>
    </style:style>
    <style:style style:name="P9" style:family="paragraph" style:parent-style-name="Standard">
      <style:text-properties officeooo:rsid="0057270e" officeooo:paragraph-rsid="005d806b"/>
    </style:style>
    <style:style style:name="P10" style:family="paragraph" style:parent-style-name="Standard">
      <style:text-properties officeooo:rsid="0057270e" officeooo:paragraph-rsid="0137edab"/>
    </style:style>
    <style:style style:name="P11" style:family="paragraph" style:parent-style-name="Standard">
      <style:text-properties officeooo:paragraph-rsid="00619e44"/>
    </style:style>
    <style:style style:name="P12" style:family="paragraph" style:parent-style-name="Standard">
      <style:text-properties officeooo:rsid="006447f5" officeooo:paragraph-rsid="006447f5"/>
    </style:style>
    <style:style style:name="P13" style:family="paragraph" style:parent-style-name="Standard">
      <style:text-properties officeooo:rsid="0064c098" officeooo:paragraph-rsid="007559e5"/>
    </style:style>
    <style:style style:name="P14" style:family="paragraph" style:parent-style-name="Standard">
      <style:text-properties officeooo:rsid="00702db0" officeooo:paragraph-rsid="00702db0"/>
    </style:style>
    <style:style style:name="P15" style:family="paragraph" style:parent-style-name="Standard">
      <style:text-properties officeooo:paragraph-rsid="00784d4d"/>
    </style:style>
    <style:style style:name="P16" style:family="paragraph" style:parent-style-name="Table_20_Contents">
      <style:text-properties officeooo:paragraph-rsid="00784d4d"/>
    </style:style>
    <style:style style:name="P17" style:family="paragraph" style:parent-style-name="Standard">
      <style:text-properties officeooo:rsid="007a643f" officeooo:paragraph-rsid="007a643f"/>
    </style:style>
    <style:style style:name="P18" style:family="paragraph" style:parent-style-name="Standard">
      <style:text-properties officeooo:paragraph-rsid="0083191f"/>
    </style:style>
    <style:style style:name="P19" style:family="paragraph" style:parent-style-name="Standard">
      <style:text-properties officeooo:paragraph-rsid="00a7c3f5"/>
    </style:style>
    <style:style style:name="P20" style:family="paragraph" style:parent-style-name="Standard">
      <style:text-properties officeooo:rsid="00be649b" officeooo:paragraph-rsid="00be649b"/>
    </style:style>
    <style:style style:name="P21" style:family="paragraph" style:parent-style-name="Standard">
      <style:text-properties officeooo:rsid="00be649b" officeooo:paragraph-rsid="00becc09"/>
    </style:style>
    <style:style style:name="P22" style:family="paragraph" style:parent-style-name="Standard">
      <style:text-properties officeooo:rsid="00be649b" officeooo:paragraph-rsid="00c3bc97"/>
    </style:style>
    <style:style style:name="P23" style:family="paragraph" style:parent-style-name="Standard">
      <style:text-properties officeooo:rsid="00ce6399" officeooo:paragraph-rsid="00c3bc97"/>
    </style:style>
    <style:style style:name="P24" style:family="paragraph" style:parent-style-name="Standard">
      <style:text-properties officeooo:rsid="00e7de25" officeooo:paragraph-rsid="00e7de25"/>
    </style:style>
    <style:style style:name="P25" style:family="paragraph" style:parent-style-name="Standard">
      <style:text-properties officeooo:rsid="00e7de25" officeooo:paragraph-rsid="012eb579"/>
    </style:style>
    <style:style style:name="P26" style:family="paragraph" style:parent-style-name="Standard">
      <style:text-properties officeooo:rsid="0109396e" officeooo:paragraph-rsid="0109396e"/>
    </style:style>
    <style:style style:name="P27" style:family="paragraph" style:parent-style-name="Standard">
      <style:text-properties officeooo:rsid="0109396e" officeooo:paragraph-rsid="01138519"/>
    </style:style>
    <style:style style:name="P28" style:family="paragraph" style:parent-style-name="Standard">
      <style:text-properties officeooo:rsid="0109396e" officeooo:paragraph-rsid="01345765"/>
    </style:style>
    <style:style style:name="P29" style:family="paragraph" style:parent-style-name="Standard">
      <style:text-properties officeooo:rsid="010b0b04" officeooo:paragraph-rsid="0109396e"/>
    </style:style>
    <style:style style:name="P30" style:family="paragraph" style:parent-style-name="Standard">
      <style:text-properties officeooo:rsid="010b0b04" officeooo:paragraph-rsid="010b0b04"/>
    </style:style>
    <style:style style:name="P31" style:family="paragraph" style:parent-style-name="Standard">
      <style:text-properties officeooo:rsid="010b0b04" officeooo:paragraph-rsid="01872335"/>
    </style:style>
    <style:style style:name="P32" style:family="paragraph" style:parent-style-name="Standard">
      <style:text-properties officeooo:rsid="010b0b04" officeooo:paragraph-rsid="018012f9"/>
    </style:style>
    <style:style style:name="P33" style:family="paragraph" style:parent-style-name="Standard">
      <style:text-properties officeooo:rsid="0115108d" officeooo:paragraph-rsid="0115108d"/>
    </style:style>
    <style:style style:name="P34" style:family="paragraph" style:parent-style-name="Standard">
      <style:text-properties officeooo:rsid="01190314" officeooo:paragraph-rsid="01190314"/>
    </style:style>
    <style:style style:name="P35" style:family="paragraph" style:parent-style-name="Standard">
      <style:text-properties officeooo:rsid="012205f8" officeooo:paragraph-rsid="012205f8"/>
    </style:style>
    <style:style style:name="P36" style:family="paragraph" style:parent-style-name="Standard">
      <style:text-properties officeooo:rsid="012b0d67" officeooo:paragraph-rsid="012b0d67"/>
    </style:style>
    <style:style style:name="P37" style:family="paragraph" style:parent-style-name="Standard">
      <style:text-properties fo:font-weight="normal" officeooo:rsid="0064c098" officeooo:paragraph-rsid="0064c098" style:font-weight-asian="normal" style:font-weight-complex="normal"/>
    </style:style>
    <style:style style:name="P38" style:family="paragraph" style:parent-style-name="Standard">
      <style:text-properties fo:font-size="12pt" fo:font-weight="normal" officeooo:rsid="00ce6399" officeooo:paragraph-rsid="00c3bc97" style:font-size-asian="12pt" style:font-weight-asian="normal" style:font-size-complex="12pt" style:font-weight-complex="normal"/>
    </style:style>
    <style:style style:name="P39" style:family="paragraph" style:parent-style-name="Standard">
      <style:text-properties officeooo:rsid="0137edab" officeooo:paragraph-rsid="0137edab"/>
    </style:style>
    <style:style style:name="P40" style:family="paragraph" style:parent-style-name="Standard">
      <style:text-properties officeooo:rsid="014de422" officeooo:paragraph-rsid="014de422"/>
    </style:style>
    <style:style style:name="P41" style:family="paragraph" style:parent-style-name="Standard">
      <style:text-properties officeooo:rsid="014de422" officeooo:paragraph-rsid="01673630"/>
    </style:style>
    <style:style style:name="P42" style:family="paragraph" style:parent-style-name="Standard">
      <style:text-properties officeooo:rsid="015af96d" officeooo:paragraph-rsid="015af96d"/>
    </style:style>
    <style:style style:name="P43" style:family="paragraph" style:parent-style-name="Standard">
      <style:text-properties fo:font-weight="bold" officeooo:rsid="0179525b" officeooo:paragraph-rsid="0179525b" style:font-weight-asian="bold" style:font-weight-complex="bold"/>
    </style:style>
    <style:style style:name="P44" style:family="paragraph" style:parent-style-name="Standard">
      <style:text-properties fo:font-weight="bold" officeooo:rsid="010b0b04" officeooo:paragraph-rsid="0109396e" style:font-weight-asian="bold" style:font-weight-complex="bold"/>
    </style:style>
    <style:style style:name="P45" style:family="paragraph" style:parent-style-name="Standard">
      <style:text-properties fo:font-weight="bold" officeooo:rsid="010b0b04" officeooo:paragraph-rsid="018198b5" style:font-weight-asian="bold" style:font-weight-complex="bold"/>
    </style:style>
    <style:style style:name="P46" style:family="paragraph" style:parent-style-name="Standard">
      <style:text-properties fo:font-weight="bold" officeooo:rsid="010b0b04" officeooo:paragraph-rsid="018012f9" style:font-weight-asian="bold" style:font-weight-complex="bold"/>
    </style:style>
    <style:style style:name="P47" style:family="paragraph" style:parent-style-name="Standard">
      <style:text-properties fo:font-weight="bold" officeooo:rsid="0181d29f" officeooo:paragraph-rsid="0181d29f" style:font-weight-asian="bold" style:font-weight-complex="bold"/>
    </style:style>
    <style:style style:name="P48" style:family="paragraph" style:parent-style-name="Standard">
      <style:text-properties officeooo:rsid="01794960" officeooo:paragraph-rsid="01794960"/>
    </style:style>
    <style:style style:name="P49" style:family="paragraph" style:parent-style-name="Standard">
      <style:text-properties officeooo:paragraph-rsid="017ab73e"/>
    </style:style>
    <style:style style:name="P50" style:family="paragraph" style:parent-style-name="Standard">
      <style:text-properties officeooo:rsid="018012f9" officeooo:paragraph-rsid="018012f9"/>
    </style:style>
    <style:style style:name="P51" style:family="paragraph" style:parent-style-name="Standard">
      <style:text-properties officeooo:rsid="018198b5" officeooo:paragraph-rsid="018198b5"/>
    </style:style>
    <style:style style:name="P52" style:family="paragraph" style:parent-style-name="Standard">
      <style:text-properties officeooo:rsid="0181d29f" officeooo:paragraph-rsid="0181d29f"/>
    </style:style>
    <style:style style:name="P5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1db61f" style:text-blinking="false" fo:background-color="transparent"/>
    </style:style>
    <style:style style:name="P5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04a222f" style:text-blinking="false" fo:background-color="transparent"/>
    </style:style>
    <style:style style:name="P5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4ab942" officeooo:paragraph-rsid="004ab942" style:text-blinking="false" fo:background-color="transparent"/>
    </style:style>
    <style:style style:name="P5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4be62a" style:text-blinking="false" fo:background-color="transparent"/>
    </style:style>
    <style:style style:name="P5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4be62a" officeooo:paragraph-rsid="004be62a" style:text-blinking="false" fo:background-color="transparent"/>
    </style:style>
    <style:style style:name="P5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03179" officeooo:paragraph-rsid="00503179" style:text-blinking="false" fo:background-color="transparent"/>
    </style:style>
    <style:style style:name="P5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1fe2d" officeooo:paragraph-rsid="0051fe2d" style:text-blinking="false" fo:background-color="transparent"/>
    </style:style>
    <style:style style:name="P6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363d2" officeooo:paragraph-rsid="005363d2" style:text-blinking="false" fo:background-color="transparent"/>
    </style:style>
    <style:style style:name="P6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64c098" officeooo:paragraph-rsid="0064c098" style:text-blinking="false" fo:background-color="transparent" style:font-weight-asian="normal" style:font-weight-complex="normal"/>
    </style:style>
    <style:style style:name="P6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057270e" style:text-blinking="false" fo:background-color="transparent" style:font-weight-asian="bold" style:font-weight-complex="bold"/>
    </style:style>
    <style:style style:name="P6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05d806b" style:text-blinking="false" fo:background-color="transparent" style:font-weight-asian="bold" style:font-weight-complex="bold"/>
    </style:style>
    <style:style style:name="P6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d806b" officeooo:paragraph-rsid="00619e44" style:text-blinking="false" fo:background-color="transparent" style:font-weight-asian="bold" style:font-weight-complex="bold"/>
    </style:style>
    <style:style style:name="P6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19e44" officeooo:paragraph-rsid="00619e44" style:text-blinking="false" fo:background-color="transparent" style:font-weight-asian="bold" style:font-weight-complex="bold"/>
    </style:style>
    <style:style style:name="P6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47f5" officeooo:paragraph-rsid="006447f5" style:text-blinking="false" fo:background-color="transparent" style:font-weight-asian="bold" style:font-weight-complex="bold"/>
    </style:style>
    <style:style style:name="P6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47f5" officeooo:paragraph-rsid="007c1515" style:text-blinking="false" fo:background-color="transparent" style:font-weight-asian="bold" style:font-weight-complex="bold"/>
    </style:style>
    <style:style style:name="P6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c098" officeooo:paragraph-rsid="0064c098" style:text-blinking="false" fo:background-color="transparent" style:font-weight-asian="bold" style:font-weight-complex="bold"/>
    </style:style>
    <style:style style:name="P6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c098" officeooo:paragraph-rsid="007559e5" style:text-blinking="false" fo:background-color="transparent" style:font-weight-asian="bold" style:font-weight-complex="bold"/>
    </style:style>
    <style:style style:name="P7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137edab" officeooo:paragraph-rsid="0137edab" style:text-blinking="false" fo:background-color="transparent" style:font-weight-asian="bold" style:font-weight-complex="bold"/>
    </style:style>
    <style:style style:name="P7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02db0" officeooo:paragraph-rsid="00702db0" style:text-blinking="false" fo:background-color="transparent" style:font-weight-asian="bold" style:font-weight-complex="bold"/>
    </style:style>
    <style:style style:name="P7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5f0be" officeooo:paragraph-rsid="007559e5" style:text-blinking="false" fo:background-color="transparent" style:font-weight-asian="bold" style:font-weight-complex="bold"/>
    </style:style>
    <style:style style:name="P7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60ec9" officeooo:paragraph-rsid="007559e5" style:text-blinking="false" fo:background-color="transparent" style:font-weight-asian="bold" style:font-weight-complex="bold"/>
    </style:style>
    <style:style style:name="P74" style:family="paragraph" style:parent-style-name="Standard">
      <style:text-properties fo:font-size="15pt" fo:font-weight="bold" officeooo:rsid="00a7c3f5" officeooo:paragraph-rsid="00a7c3f5" style:font-size-asian="15pt" style:font-weight-asian="bold" style:font-size-complex="15pt" style:font-weight-complex="bold"/>
    </style:style>
    <style:style style:name="P75" style:family="paragraph" style:parent-style-name="Standard">
      <style:paragraph-properties fo:break-before="page"/>
      <style:text-properties fo:font-size="15pt" fo:font-weight="bold" officeooo:rsid="00a7c3f5" officeooo:paragraph-rsid="00a7c3f5" style:font-size-asian="15pt" style:font-weight-asian="bold" style:font-size-complex="15pt" style:font-weight-complex="bold"/>
    </style:style>
    <style:style style:name="P76" style:family="paragraph" style:parent-style-name="Standard">
      <style:text-properties fo:font-size="15pt" fo:font-weight="bold" officeooo:rsid="00a7c3f5" officeooo:paragraph-rsid="00c3bc97" style:font-size-asian="15pt" style:font-weight-asian="bold" style:font-size-complex="15pt" style:font-weight-complex="bold"/>
    </style:style>
    <style:style style:name="P77" style:family="paragraph" style:parent-style-name="Standard">
      <style:text-properties fo:font-size="15pt" fo:font-weight="bold" officeooo:rsid="00d05d8a" officeooo:paragraph-rsid="00d05d8a" style:font-size-asian="15pt" style:font-weight-asian="bold" style:font-size-complex="15pt" style:font-weight-complex="bold"/>
    </style:style>
    <style:style style:name="P78" style:family="paragraph" style:parent-style-name="Standard">
      <style:text-properties fo:font-size="15pt" fo:font-weight="bold" officeooo:rsid="00d4feb5" officeooo:paragraph-rsid="00d05d8a" style:font-size-asian="15pt" style:font-weight-asian="bold" style:font-size-complex="15pt" style:font-weight-complex="bold"/>
    </style:style>
    <style:style style:name="P79" style:family="paragraph" style:parent-style-name="Standard">
      <style:text-properties fo:font-size="15pt" fo:font-weight="bold" officeooo:rsid="00d4feb5" officeooo:paragraph-rsid="00d4feb5" style:font-size-asian="15pt" style:font-weight-asian="bold" style:font-size-complex="15pt" style:font-weight-complex="bold"/>
    </style:style>
    <style:style style:name="P80" style:family="paragraph" style:parent-style-name="Standard">
      <style:text-properties fo:font-size="15pt" fo:font-weight="bold" officeooo:rsid="00e7de25" officeooo:paragraph-rsid="014a3808" style:font-size-asian="15pt" style:font-weight-asian="bold" style:font-size-complex="15pt" style:font-weight-complex="bold"/>
    </style:style>
    <style:style style:name="P81" style:family="paragraph" style:parent-style-name="Standard">
      <style:text-properties fo:font-size="15pt" fo:font-weight="bold" officeooo:rsid="012205f8" officeooo:paragraph-rsid="012205f8" style:font-size-asian="15pt" style:font-weight-asian="bold" style:font-size-complex="15pt" style:font-weight-complex="bold"/>
    </style:style>
    <style:style style:name="P82" style:family="paragraph" style:parent-style-name="Standard">
      <style:text-properties officeooo:rsid="019c3bde" officeooo:paragraph-rsid="019c3bde"/>
    </style:style>
    <style:style style:name="P83" style:family="paragraph" style:parent-style-name="Standard" style:list-style-name="L1">
      <style:text-properties officeooo:rsid="0014eb6f" officeooo:paragraph-rsid="0014eb6f"/>
    </style:style>
    <style:style style:name="P84" style:family="paragraph" style:parent-style-name="Standard" style:list-style-name="L2">
      <style:text-properties officeooo:paragraph-rsid="001db61f"/>
    </style:style>
    <style:style style:name="P85" style:family="paragraph" style:parent-style-name="Standard" style:list-style-name="L2">
      <style:text-properties fo:font-size="15pt" officeooo:rsid="001db61f" officeooo:paragraph-rsid="001db61f" style:font-size-asian="15pt" style:font-size-complex="15pt"/>
    </style:style>
    <style:style style:name="P86" style:family="paragraph" style:parent-style-name="Standard" style:list-style-name="L2">
      <style:text-properties fo:font-weight="bold" officeooo:rsid="001db61f" officeooo:paragraph-rsid="001db61f" style:font-weight-asian="bold" style:font-weight-complex="bold"/>
    </style:style>
    <style:style style:name="P87"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paragraph-rsid="001db61f" style:text-blinking="false" fo:background-color="transparent" style:font-weight-asian="bold" style:font-weight-complex="bold"/>
    </style:style>
    <style:style style:name="P88"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503179" officeooo:paragraph-rsid="00503179" style:text-blinking="false" fo:background-color="transparent" style:font-weight-asian="bold" style:font-weight-complex="bold"/>
    </style:style>
    <style:style style:name="P89"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6e1e95" officeooo:paragraph-rsid="006e1e95" style:text-blinking="false" fo:background-color="transparent" style:font-weight-asian="bold" style:font-weight-complex="bold"/>
    </style:style>
    <style:style style:name="P9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04a222f"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19f60ed"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1c8f85d"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1db61f"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19f60ed" officeooo:paragraph-rsid="019f60ed"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1b633fe" officeooo:paragraph-rsid="01b633fe" style:text-blinking="false" fo:background-color="transparent"/>
    </style:style>
    <style:style style:name="P9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1cd6d74" officeooo:paragraph-rsid="01cd6d74" style:text-blinking="false" fo:background-color="transparent"/>
    </style:style>
    <style:style style:name="P9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7270e" officeooo:paragraph-rsid="01de59a3"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7270e" officeooo:paragraph-rsid="01edf00e" style:text-blinking="false" fo:background-color="transparent"/>
    </style:style>
    <style:style style:name="P9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7270e" officeooo:paragraph-rsid="01ee6a03" style:text-blinking="false" fo:background-color="transparent"/>
    </style:style>
    <style:style style:name="P10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702db0" officeooo:paragraph-rsid="01f7abaa" style:text-blinking="false" fo:background-color="transparent"/>
    </style:style>
    <style:style style:name="P10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1beaef" officeooo:paragraph-rsid="004a222f" style:text-blinking="false" fo:background-color="transparent"/>
    </style:style>
    <style:style style:name="P102" style:family="paragraph" style:parent-style-name="Standard">
      <style:text-properties fo:font-variant="normal" fo:text-transform="none" fo:color="#000000" loext:opacity="100%" style:text-line-through-style="none" style:text-line-through-type="none" style:font-name="Arial" fo:font-size="10.5pt" fo:font-style="normal" style:text-underline-style="none" fo:font-weight="normal" officeooo:rsid="0057270e" officeooo:paragraph-rsid="01de59a3" style:text-blinking="false" fo:background-color="transparent" style:font-size-asian="10.5pt" style:font-size-complex="10.5pt"/>
    </style:style>
    <style:style style:name="P103" style:family="paragraph" style:parent-style-name="Standard">
      <style:text-properties officeooo:paragraph-rsid="004a222f"/>
    </style:style>
    <style:style style:name="P104" style:family="paragraph" style:parent-style-name="Standard">
      <style:text-properties officeooo:paragraph-rsid="01de59a3"/>
    </style:style>
    <style:style style:name="P105" style:family="paragraph" style:parent-style-name="Standard">
      <style:text-properties officeooo:rsid="001db61f" officeooo:paragraph-rsid="004a222f"/>
    </style:style>
    <style:style style:name="P106" style:family="paragraph" style:parent-style-name="Standard">
      <style:text-properties officeooo:rsid="001beaef" officeooo:paragraph-rsid="004a222f"/>
    </style:style>
    <style:style style:name="P107" style:family="paragraph" style:parent-style-name="Standard">
      <style:text-properties officeooo:rsid="0028ffbe" officeooo:paragraph-rsid="004a222f"/>
    </style:style>
    <style:style style:name="P108"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officeooo:rsid="001beaef" officeooo:paragraph-rsid="004a222f" style:text-blinking="false" fo:background-color="transparent"/>
    </style:style>
    <style:style style:name="P109" style:family="paragraph">
      <style:paragraph-properties fo:text-align="center"/>
    </style:style>
    <style:style style:name="P110" style:family="paragraph">
      <style:text-properties fo:font-size="10.5pt" style:font-size-asian="10.5pt" style:font-size-complex="10.5pt"/>
    </style:style>
    <style:style style:name="P111" style:family="paragraph">
      <style:paragraph-properties fo:text-align="center"/>
      <style:text-properties fo:font-size="10.5pt" style:font-size-asian="10.5pt" style:font-size-complex="10.5pt"/>
    </style:style>
    <style:style style:name="P112" style:family="paragraph">
      <style:text-properties fo:font-size="12pt"/>
    </style:style>
    <style:style style:name="P113" style:family="paragraph">
      <style:paragraph-properties style:writing-mode="lr-tb"/>
      <style:text-properties fo:font-size="10.5pt" style:font-size-asian="10.5pt" style:font-size-complex="10.5pt"/>
    </style:style>
    <style:style style:name="P114" style:family="paragraph">
      <style:paragraph-properties fo:text-align="center"/>
      <style:text-properties fo:font-size="12pt"/>
    </style:style>
    <style:style style:name="P115" style:family="paragraph">
      <style:text-properties fo:color="#000000" loext:opacity="100%" style:font-name="Arial" fo:font-size="12pt" style:font-name-asian="Arial" style:font-name-complex="Arial"/>
    </style:style>
    <style:style style:name="P116" style:family="paragraph">
      <style:text-properties fo:color="#000000" loext:opacity="100%" style:font-name="Arial" fo:font-size="10.5pt" style:font-name-asian="Arial" style:font-name-complex="Arial" style:font-size-complex="10.5pt"/>
    </style:style>
    <style:style style:name="P117" style:family="paragraph">
      <style:paragraph-properties fo:text-align="center" style:writing-mode="lr-tb"/>
      <style:text-properties fo:font-size="12pt"/>
    </style:style>
    <style:style style:name="P118" style:family="paragraph">
      <loext:graphic-properties draw:fill-color="#ffffff"/>
    </style:style>
    <style:style style:name="P119" style:family="paragraph">
      <style:paragraph-properties style:writing-mode="lr-tb"/>
      <style:text-properties fo:font-size="12pt"/>
    </style:style>
    <style:style style:name="P120" style:family="paragraph">
      <loext:graphic-properties draw:fill-color="#3465a4"/>
      <style:paragraph-properties style:writing-mode="lr-tb"/>
      <style:text-properties fo:font-size="12pt"/>
    </style:style>
    <style:style style:name="P121" style:family="paragraph">
      <style:paragraph-properties style:writing-mode="lr-tb"/>
    </style:style>
    <style:style style:name="P122" style:family="paragraph">
      <loext:graphic-properties draw:fill-color="#b2b2b2"/>
      <style:paragraph-properties style:writing-mode="lr-tb"/>
    </style:style>
    <style:style style:name="P123" style:family="paragraph">
      <loext:graphic-properties draw:fill-color="#ffffff"/>
      <style:paragraph-properties style:writing-mode="lr-tb"/>
    </style:style>
    <style:style style:name="P124" style:family="paragraph">
      <loext:graphic-properties draw:fill-color="#ffffff"/>
      <style:paragraph-properties fo:text-align="center" style:writing-mode="lr-tb"/>
      <style:text-properties fo:font-size="12pt"/>
    </style:style>
    <style:style style:name="P125" style:family="paragraph">
      <loext:graphic-properties draw:fill-color="#cccccc"/>
      <style:paragraph-properties style:writing-mode="lr-tb"/>
    </style:style>
    <style:style style:name="P126" style:family="paragraph">
      <style:paragraph-properties fo:text-align="center" style:writing-mode="lr-tb"/>
    </style:style>
    <style:style style:name="P127" style:family="paragraph">
      <loext:graphic-properties draw:fill-color="#ffffff"/>
      <style:paragraph-properties fo:text-align="center"/>
    </style:style>
    <style:style style:name="P128" style:family="paragraph">
      <loext:graphic-properties draw:fill-color="#3465a4"/>
      <style:paragraph-properties style:writing-mode="lr-tb"/>
    </style:style>
    <style:style style:name="T1" style:family="text">
      <style:text-properties officeooo:rsid="001365f3"/>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365f3"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4eb6f"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06ef5"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8ffb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be62a"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5f44"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66a1"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03179"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54a79"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7090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138c68f"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weight-asian="bold" style:font-weight-complex="bold"/>
    </style:style>
    <style:style style:name="T15" style:family="text">
      <style:text-properties fo:font-variant="normal" fo:text-transform="none" fo:color="#000000" loext:opacity="100%" style:text-line-through-style="none" style:text-line-through-type="none" style:font-name="Arial" fo:font-size="12pt" fo:font-style="normal" style:text-underline-style="none" fo:font-weight="bold" officeooo:rsid="001365f3" style:text-blinking="false" fo:background-color="transparent" loext:char-shading-value="0" style:font-weight-asian="bold" style:font-weight-complex="bold"/>
    </style:style>
    <style:style style:name="T16" style:family="text">
      <style:text-properties fo:font-variant="normal" fo:text-transform="none" fo:color="#000000" loext:opacity="100%" style:text-line-through-style="none" style:text-line-through-type="none" style:font-name="Arial" fo:font-size="12pt" fo:font-style="normal" style:text-underline-style="none" fo:font-weight="bold" officeooo:rsid="0014eb6f" style:text-blinking="false" fo:background-color="transparent" loext:char-shading-value="0" style:font-weight-asian="bold" style:font-weight-complex="bold"/>
    </style:style>
    <style:style style:name="T17" style:family="text">
      <style:text-properties fo:font-variant="normal" fo:text-transform="none" fo:color="#000000" loext:opacity="100%" style:text-line-through-style="none" style:text-line-through-type="none" style:font-name="Arial" fo:font-size="12pt" fo:font-style="normal" style:text-underline-style="none" fo:font-weight="bold" officeooo:rsid="00206ef5" style:text-blinking="false" fo:background-color="transparent" loext:char-shading-value="0" style:font-weight-asian="bold" style:font-weight-complex="bold"/>
    </style:style>
    <style:style style:name="T18" style:family="text">
      <style:text-properties fo:font-variant="normal" fo:text-transform="none" fo:color="#000000" loext:opacity="100%" style:text-line-through-style="none" style:text-line-through-type="none" style:font-name="Arial" fo:font-size="12pt" fo:font-style="normal" style:text-underline-style="none" fo:font-weight="bold" officeooo:rsid="00503179" style:text-blinking="false" fo:background-color="transparent" loext:char-shading-value="0" style:font-weight-asian="bold" style:font-weight-complex="bold"/>
    </style:style>
    <style:style style:name="T19" style:family="text">
      <style:text-properties fo:font-variant="normal" fo:text-transform="none" fo:color="#000000" loext:opacity="100%" style:text-line-through-style="none" style:text-line-through-type="none" style:font-name="Arial" fo:font-size="12pt" fo:font-style="normal" style:text-underline-style="none" fo:font-weight="bold" officeooo:rsid="005922ce"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style:font-name="Arial" fo:font-size="12pt" fo:font-style="normal" style:text-underline-style="none" fo:font-weight="bold" officeooo:rsid="005d806b"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Arial" fo:font-size="12pt" fo:font-style="normal" style:text-underline-style="none" fo:font-weight="bold" officeooo:rsid="005e44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Arial" fo:font-size="12pt" fo:font-style="normal" style:text-underline-style="none" fo:font-weight="bold" officeooo:rsid="00619e44"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59e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f0be"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Arial" fo:font-size="12pt" fo:font-style="normal" style:text-underline-style="none" fo:font-weight="bold" officeooo:rsid="00760ec9"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Arial" fo:font-size="12pt" fo:font-style="normal" style:text-underline-style="none" fo:font-weight="bold" officeooo:rsid="006447f5" style:text-blinking="false" fo:background-color="transparent" loext:char-shading-value="0" style:font-weight-asian="bold" style:font-weight-complex="bold"/>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bold" officeooo:rsid="007ddafb" style:text-blinking="false" fo:background-color="transparent" loext:char-shading-value="0" style:font-weight-asian="bold" style:font-weight-complex="bold"/>
    </style:style>
    <style:style style:name="T28" style:family="text">
      <style:text-properties fo:font-variant="normal" fo:text-transform="none" fo:color="#000000" loext:opacity="100%" style:text-line-through-style="none" style:text-line-through-type="none" style:font-name="Arial" fo:font-size="12pt" fo:font-style="normal" style:text-underline-style="none" fo:font-weight="bold" officeooo:rsid="00802dee" style:text-blinking="false" fo:background-color="transparent" loext:char-shading-value="0" style:font-weight-asian="bold" style:font-weight-complex="bold"/>
    </style:style>
    <style:style style:name="T29" style:family="text">
      <style:text-properties fo:font-variant="normal" fo:text-transform="none" fo:color="#000000" loext:opacity="100%" style:text-line-through-style="none" style:text-line-through-type="none" style:font-name="Arial" fo:font-size="12pt" fo:font-style="normal" style:text-underline-style="none" fo:font-weight="bold" officeooo:rsid="008416b8" style:text-blinking="false" fo:background-color="transparent" loext:char-shading-value="0" style:font-weight-asian="bold" style:font-weight-complex="bold"/>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bold" officeooo:rsid="0137edab" style:text-blinking="false" fo:background-color="transparent" loext:char-shading-value="0" style:font-weight-asian="bold" style:font-weight-complex="bold"/>
    </style:style>
    <style:style style:name="T31" style:family="text">
      <style:text-properties fo:font-variant="normal" fo:text-transform="none" fo:color="#000000" loext:opacity="100%" style:text-line-through-style="none" style:text-line-through-type="none" style:font-name="Arial" fo:font-size="12pt" fo:font-style="normal" style:text-underline-style="none" fo:font-weight="bold" officeooo:rsid="01386a37" style:text-blinking="false" fo:background-color="transparent" loext:char-shading-value="0" style:font-weight-asian="bold" style:font-weight-complex="bold"/>
    </style:style>
    <style:style style:name="T32" style:family="text">
      <style:text-properties fo:font-variant="normal" fo:text-transform="none" fo:color="#000000" loext:opacity="100%" style:text-line-through-style="none" style:text-line-through-type="none" style:font-name="Arial" fo:font-size="12pt" fo:font-style="normal" style:text-underline-style="none" fo:font-weight="bold" officeooo:rsid="013aa227" style:text-blinking="false" fo:background-color="transparent" loext:char-shading-value="0" style:font-weight-asian="bold" style:font-weight-complex="bold"/>
    </style:style>
    <style:style style:name="T33" style:family="text">
      <style:text-properties fo:font-variant="normal" fo:text-transform="none" fo:color="#000000" loext:opacity="100%" style:text-line-through-style="none" style:text-line-through-type="none" style:font-name="Arial" fo:font-size="12pt" fo:font-style="normal" style:text-underline-style="none" fo:font-weight="bold" officeooo:rsid="01af31ae" style:text-blinking="false" fo:background-color="transparent" loext:char-shading-value="0" style:font-weight-asian="bold" style:font-weight-complex="bold"/>
    </style:style>
    <style:style style:name="T34"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 fo:font-size="12pt" fo:font-style="normal" style:text-underline-style="none" officeooo:rsid="00619e44"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619e44" style:text-blinking="false" fo:background-color="transparent" loext:char-shading-value="0" style:font-size-asian="11pt" style:font-weight-asian="normal" style:font-size-complex="11pt" style:font-weight-complex="normal"/>
    </style:style>
    <style:style style:name="T37" style:family="text">
      <style:text-properties fo:font-variant="normal" fo:text-transform="none" fo:color="#000000" loext:opacity="100%" style:text-line-through-style="none" style:text-line-through-type="none" style:font-name="monospace" fo:font-size="11.25pt" fo:letter-spacing="normal" fo:font-style="normal" style:text-underline-style="none" fo:font-weight="normal" style:text-blinking="false" fo:background-color="transparent" loext:char-shading-value="0"/>
    </style:style>
    <style:style style:name="T38" style:family="text">
      <style:text-properties fo:font-variant="normal" fo:text-transform="none" fo:color="#000000" loext:opacity="100%" style:font-name="monospace" fo:font-size="11.25pt" fo:letter-spacing="normal" fo:font-style="normal" fo:font-weight="normal"/>
    </style:style>
    <style:style style:name="T39"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officeooo:rsid="0014eb6f" style:text-blinking="false" fo:background-color="transparent" loext:char-shading-value="0"/>
    </style:style>
    <style:style style:name="T40" style:family="text">
      <style:text-properties fo:font-variant="normal" fo:text-transform="none" fo:color="#666600" loext:opacity="100%" style:font-name="monospace" fo:font-size="11.25pt" fo:letter-spacing="normal" fo:font-style="normal" fo:font-weight="normal"/>
    </style:style>
    <style:style style:name="T41" style:family="text">
      <style:text-properties officeooo:rsid="00059fae"/>
    </style:style>
    <style:style style:name="T42" style:family="text">
      <style:text-properties fo:font-size="12pt" fo:font-weight="normal" officeooo:rsid="012eb579" style:font-size-asian="12pt" style:font-weight-asian="normal" style:font-size-complex="12pt" style:font-weight-complex="normal"/>
    </style:style>
    <style:style style:name="T43" style:family="text">
      <style:text-properties fo:font-size="12pt" fo:font-weight="normal" officeooo:rsid="01368664" style:font-size-asian="12pt" style:font-weight-asian="normal" style:font-size-complex="12pt" style:font-weight-complex="normal"/>
    </style:style>
    <style:style style:name="T44" style:family="text">
      <style:text-properties fo:font-weight="bold" style:font-weight-asian="bold" style:font-weight-complex="bold"/>
    </style:style>
    <style:style style:name="T45" style:family="text">
      <style:text-properties fo:font-weight="bold" officeooo:rsid="00a7c3f5" style:font-weight-asian="bold" style:font-weight-complex="bold"/>
    </style:style>
    <style:style style:name="T46" style:family="text">
      <style:text-properties fo:font-weight="bold" officeooo:rsid="0179525b" style:font-weight-asian="bold" style:font-weight-complex="bold"/>
    </style:style>
    <style:style style:name="T47" style:family="text">
      <style:text-properties fo:font-weight="bold" officeooo:rsid="017ab73e" style:font-weight-asian="bold" style:font-weight-complex="bold"/>
    </style:style>
    <style:style style:name="T48" style:family="text">
      <style:text-properties fo:font-weight="bold" officeooo:rsid="010b0b04" style:font-weight-asian="bold" style:font-weight-complex="bold"/>
    </style:style>
    <style:style style:name="T49" style:family="text">
      <style:text-properties fo:font-weight="bold" officeooo:rsid="019d0329" style:font-weight-asian="bold" style:font-weight-complex="bold"/>
    </style:style>
    <style:style style:name="T50" style:family="text">
      <style:text-properties fo:font-weight="bold" officeooo:rsid="00206ef5" style:font-weight-asian="bold" style:font-weight-complex="bold"/>
    </style:style>
    <style:style style:name="T51" style:family="text">
      <style:text-properties fo:font-weight="bold" officeooo:rsid="01af31ae" style:font-weight-asian="bold" style:font-weight-complex="bold"/>
    </style:style>
    <style:style style:name="T52" style:family="text">
      <style:text-properties fo:font-weight="bold" officeooo:rsid="01b8da84" style:font-weight-asian="bold" style:font-weight-complex="bold"/>
    </style:style>
    <style:style style:name="T53" style:family="text">
      <style:text-properties fo:font-weight="bold" officeooo:rsid="00503179" style:font-weight-asian="bold" style:font-weight-complex="bold"/>
    </style:style>
    <style:style style:name="T54" style:family="text">
      <style:text-properties fo:font-weight="bold" officeooo:rsid="005922ce" style:font-weight-asian="bold" style:font-weight-complex="bold"/>
    </style:style>
    <style:style style:name="T55" style:family="text">
      <style:text-properties fo:font-weight="bold" officeooo:rsid="01e1e733" style:font-weight-asian="bold" style:font-weight-complex="bold"/>
    </style:style>
    <style:style style:name="T56" style:family="text">
      <style:text-properties fo:font-weight="bold" officeooo:rsid="01e2d177" style:font-weight-asian="bold" style:font-weight-complex="bold"/>
    </style:style>
    <style:style style:name="T57" style:family="text">
      <style:text-properties fo:font-weight="bold" officeooo:rsid="01e8a085" style:font-weight-asian="bold" style:font-weight-complex="bold"/>
    </style:style>
    <style:style style:name="T58" style:family="text">
      <style:text-properties fo:font-weight="bold" officeooo:rsid="01e8de62" style:font-weight-asian="bold" style:font-weight-complex="bold"/>
    </style:style>
    <style:style style:name="T59" style:family="text">
      <style:text-properties fo:font-weight="bold" officeooo:rsid="01eaad1a" style:font-weight-asian="bold" style:font-weight-complex="bold"/>
    </style:style>
    <style:style style:name="T60" style:family="text">
      <style:text-properties fo:font-weight="bold" officeooo:rsid="01edf00e" style:font-weight-asian="bold" style:font-weight-complex="bold"/>
    </style:style>
    <style:style style:name="T61" style:family="text">
      <style:text-properties fo:font-weight="bold" officeooo:rsid="01ee6a03" style:font-weight-asian="bold" style:font-weight-complex="bold"/>
    </style:style>
    <style:style style:name="T62" style:family="text">
      <style:text-properties fo:font-weight="bold" officeooo:rsid="0137edab" style:font-weight-asian="bold" style:font-weight-complex="bold"/>
    </style:style>
    <style:style style:name="T63" style:family="text">
      <style:text-properties fo:font-weight="bold" officeooo:rsid="020725c2" style:font-weight-asian="bold" style:font-weight-complex="bold"/>
    </style:style>
    <style:style style:name="T64" style:family="text">
      <style:text-properties fo:font-weight="bold" officeooo:rsid="02082d85" style:font-weight-asian="bold" style:font-weight-complex="bold"/>
    </style:style>
    <style:style style:name="T65" style:family="text">
      <style:text-properties fo:font-weight="bold" officeooo:rsid="020a0378" style:font-weight-asian="bold" style:font-weight-complex="bold"/>
    </style:style>
    <style:style style:name="T66" style:family="text">
      <style:text-properties fo:font-weight="bold" officeooo:rsid="020add67" style:font-weight-asian="bold" style:font-weight-complex="bold"/>
    </style:style>
    <style:style style:name="T67" style:family="text">
      <style:text-properties fo:font-weight="bold" officeooo:rsid="020ca66f" style:font-weight-asian="bold" style:font-weight-complex="bold"/>
    </style:style>
    <style:style style:name="T68" style:family="text">
      <style:text-properties fo:font-weight="bold" officeooo:rsid="020ec830" style:font-weight-asian="bold" style:font-weight-complex="bold"/>
    </style:style>
    <style:style style:name="T69" style:family="text">
      <style:text-properties fo:font-weight="bold" officeooo:rsid="0223ac75" style:font-weight-asian="bold" style:font-weight-complex="bold"/>
    </style:style>
    <style:style style:name="T70" style:family="text">
      <style:text-properties officeooo:rsid="0028ae30"/>
    </style:style>
    <style:style style:name="T71" style:family="text">
      <style:text-properties officeooo:rsid="0028ffbe"/>
    </style:style>
    <style:style style:name="T72" style:family="text">
      <style:text-properties officeooo:rsid="00a7c3f5"/>
    </style:style>
    <style:style style:name="T73" style:family="text">
      <style:text-properties fo:font-size="15pt" fo:font-weight="bold" style:font-size-asian="15pt" style:font-weight-asian="bold" style:font-size-complex="15pt" style:font-weight-complex="bold"/>
    </style:style>
    <style:style style:name="T74" style:family="text">
      <style:text-properties fo:font-size="15pt" fo:font-weight="bold" officeooo:rsid="00a7c3f5" style:font-size-asian="15pt" style:font-weight-asian="bold" style:font-size-complex="15pt" style:font-weight-complex="bold"/>
    </style:style>
    <style:style style:name="T75" style:family="text">
      <style:text-properties fo:font-size="15pt" fo:font-weight="bold" officeooo:rsid="00c54092" style:font-size-asian="15pt" style:font-weight-asian="bold" style:font-size-complex="15pt" style:font-weight-complex="bold"/>
    </style:style>
    <style:style style:name="T76" style:family="text">
      <style:text-properties fo:font-size="15pt" fo:font-weight="bold" officeooo:rsid="012c208e" style:font-size-asian="15pt" style:font-weight-asian="bold" style:font-size-complex="15pt" style:font-weight-complex="bold"/>
    </style:style>
    <style:style style:name="T77" style:family="text">
      <style:text-properties fo:font-size="15pt" fo:font-weight="bold" officeooo:rsid="015bf14b" style:font-size-asian="15pt" style:font-weight-asian="bold" style:font-size-complex="15pt" style:font-weight-complex="bold"/>
    </style:style>
    <style:style style:name="T78" style:family="text">
      <style:text-properties officeooo:rsid="012eb579"/>
    </style:style>
    <style:style style:name="T79" style:family="text">
      <style:text-properties officeooo:rsid="01345765"/>
    </style:style>
    <style:style style:name="T80" style:family="text">
      <style:text-properties officeooo:rsid="01348e9a"/>
    </style:style>
    <style:style style:name="T81" style:family="text">
      <style:text-properties officeooo:rsid="0159cb4a"/>
    </style:style>
    <style:style style:name="T82" style:family="text">
      <style:text-properties officeooo:rsid="01688aea"/>
    </style:style>
    <style:style style:name="T83" style:family="text">
      <style:text-properties officeooo:rsid="01779e16"/>
    </style:style>
    <style:style style:name="T84" style:family="text">
      <style:text-properties officeooo:rsid="018005ca"/>
    </style:style>
    <style:style style:name="T85" style:family="text">
      <style:text-properties officeooo:rsid="018012f9"/>
    </style:style>
    <style:style style:name="T86" style:family="text">
      <style:text-properties officeooo:rsid="01872335"/>
    </style:style>
    <style:style style:name="T87" style:family="text">
      <style:text-properties officeooo:rsid="0198df19"/>
    </style:style>
    <style:style style:name="T88" style:family="text">
      <style:text-properties officeooo:rsid="019f60ed"/>
    </style:style>
    <style:style style:name="T89" style:family="text">
      <style:text-properties fo:font-size="10.5pt" style:font-size-asian="10.5pt" style:font-size-complex="10.5pt"/>
    </style:style>
    <style:style style:name="T90" style:family="text">
      <style:text-properties fo:font-size="10.5pt" officeooo:rsid="019f60ed" style:font-size-asian="10.5pt" style:font-size-complex="10.5pt"/>
    </style:style>
    <style:style style:name="T91" style:family="text">
      <style:text-properties fo:font-size="10.5pt" officeooo:rsid="01b0bf84" style:font-size-asian="10.5pt" style:font-size-complex="10.5pt"/>
    </style:style>
    <style:style style:name="T92" style:family="text">
      <style:text-properties fo:font-size="10.5pt" officeooo:rsid="01c2b86e" style:font-size-asian="10.5pt" style:font-size-complex="10.5pt"/>
    </style:style>
    <style:style style:name="T93" style:family="text">
      <style:text-properties fo:font-size="10.5pt" officeooo:rsid="01d538fe" style:font-size-asian="9.14999961853027pt" style:font-size-complex="10.5pt"/>
    </style:style>
    <style:style style:name="T94" style:family="text">
      <style:text-properties fo:font-size="10.5pt" officeooo:rsid="0221213a" style:font-size-asian="9.14999961853027pt" style:font-size-complex="10.5pt"/>
    </style:style>
    <style:style style:name="T95" style:family="text">
      <style:text-properties fo:font-size="10.5pt" fo:font-weight="bold" officeooo:rsid="01ea695f" style:font-size-asian="10.5pt" style:font-weight-asian="bold" style:font-size-complex="10.5pt" style:font-weight-complex="bold"/>
    </style:style>
    <style:style style:name="T96" style:family="text">
      <style:text-properties fo:font-size="10.5pt" fo:font-weight="bold" officeooo:rsid="0205dd20" style:font-size-asian="10.5pt" style:font-weight-asian="bold" style:font-size-complex="10.5pt" style:font-weight-complex="bold"/>
    </style:style>
    <style:style style:name="T97" style:family="text">
      <style:text-properties fo:font-size="10.5pt" fo:font-weight="bold" officeooo:rsid="005922ce" style:font-size-asian="10.5pt" style:font-weight-asian="bold" style:font-size-complex="10.5pt" style:font-weight-complex="bold"/>
    </style:style>
    <style:style style:name="T98" style:family="text">
      <style:text-properties fo:font-size="10.5pt" fo:font-weight="bold" officeooo:rsid="020725c2" style:font-size-asian="10.5pt" style:font-weight-asian="bold" style:font-size-complex="10.5pt" style:font-weight-complex="bold"/>
    </style:style>
    <style:style style:name="T99" style:family="text">
      <style:text-properties officeooo:rsid="01b135f3"/>
    </style:style>
    <style:style style:name="T100" style:family="text">
      <style:text-properties officeooo:rsid="01b26c6e"/>
    </style:style>
    <style:style style:name="T101" style:family="text">
      <style:text-properties officeooo:rsid="01b4280f"/>
    </style:style>
    <style:style style:name="T102" style:family="text">
      <style:text-properties officeooo:rsid="00206ef5"/>
    </style:style>
    <style:style style:name="T103" style:family="text">
      <style:text-properties officeooo:rsid="01bd2371"/>
    </style:style>
    <style:style style:name="T104" style:family="text">
      <style:text-properties officeooo:rsid="01c01d0f"/>
    </style:style>
    <style:style style:name="T105" style:family="text">
      <style:text-properties officeooo:rsid="01c2b86e"/>
    </style:style>
    <style:style style:name="T106" style:family="text">
      <style:text-properties officeooo:rsid="00503179"/>
    </style:style>
    <style:style style:name="T107" style:family="text">
      <style:text-properties officeooo:rsid="01c9f7a9"/>
    </style:style>
    <style:style style:name="T108" style:family="text">
      <style:text-properties officeooo:rsid="01d282ec"/>
    </style:style>
    <style:style style:name="T109" style:family="text">
      <style:text-properties officeooo:rsid="01d425b8"/>
    </style:style>
    <style:style style:name="T110" style:family="text">
      <style:text-properties officeooo:rsid="01d64e1c"/>
    </style:style>
    <style:style style:name="T111" style:family="text">
      <style:text-properties officeooo:rsid="01d71cce"/>
    </style:style>
    <style:style style:name="T112" style:family="text">
      <style:text-properties officeooo:rsid="01d807b7"/>
    </style:style>
    <style:style style:name="T113" style:family="text">
      <style:text-properties officeooo:rsid="0221213a"/>
    </style:style>
    <style:style style:name="T114" style:family="text">
      <style:text-properties fo:color="#000000" loext:opacity="100%" style:font-name="Arial" fo:font-size="12pt" style:font-name-asian="Arial" style:font-name-complex="Arial"/>
    </style:style>
    <style:style style:name="T115" style:family="text">
      <style:text-properties fo:color="#000000" loext:opacity="100%" style:font-name="Arial" fo:font-size="10.5pt" style:font-name-asian="Arial" style:font-name-complex="Arial" style:font-size-complex="10.5pt"/>
    </style:style>
    <style:style style:name="T116" style:family="text">
      <style:text-properties fo:font-size="12pt"/>
    </style:style>
    <style:style style:name="T117" style:family="text">
      <style:text-properties fo:font-size="10pt" style:font-size-asian="10pt" style:font-size-complex="10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766cm" fo:min-width="3.5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2.282cm" fo:min-width="4.41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1.311cm" fo:min-width="1.669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1.279cm" fo:min-width="2.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2.517cm" fo:min-width="2.43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justify" draw:textarea-vertical-align="middle" draw:auto-grow-height="false" fo:min-height="2.021cm" fo:min-width="2.021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textarea-horizontal-align="justify" draw:textarea-vertical-align="middle" draw:auto-grow-height="false" fo:min-height="1.561cm" fo:min-width="5.662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1.445cm" fo:min-width="1.483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textarea-horizontal-align="justify" draw:textarea-vertical-align="middle" draw:auto-grow-height="false" fo:min-height="1.332cm" fo:min-width="2.999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textarea-horizontal-align="justify" draw:textarea-vertical-align="middle" draw:auto-grow-height="false" fo:min-height="1.355cm" fo:min-width="3.2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textarea-horizontal-align="justify" draw:textarea-vertical-align="middle" draw:auto-grow-height="false" fo:min-height="0.882cm" fo:min-width="2.771cm" fo:wrap-option="no-wrap"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textarea-horizontal-align="justify" draw:textarea-vertical-align="middle" draw:auto-grow-height="false" fo:min-height="1.27cm" fo:min-width="1.298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textarea-horizontal-align="justify" draw:textarea-vertical-align="middle" draw:auto-grow-height="false" fo:min-height="1.152cm" fo:min-width="2.021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textarea-horizontal-align="justify" draw:textarea-vertical-align="middle" draw:auto-grow-height="false" fo:min-height="1.311cm" fo:min-width="1.376cm"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textarea-horizontal-align="justify" draw:textarea-vertical-align="middle" draw:auto-grow-height="false" fo:min-height="1.312cm" fo:min-width="1.669cm"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textarea-horizontal-align="justify" draw:textarea-vertical-align="middle" draw:auto-grow-height="false" fo:min-height="1.012cm" fo:min-width="1.012cm"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textarea-horizontal-align="justify" draw:textarea-vertical-align="middle" draw:auto-grow-height="false" fo:min-height="1.529cm" fo:min-width="4.18cm"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textarea-horizontal-align="justify" draw:textarea-vertical-align="middle" draw:auto-grow-height="false" fo:min-height="0.9cm" fo:min-width="3.731cm"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textarea-horizontal-align="justify" draw:textarea-vertical-align="middle" draw:auto-grow-height="false" fo:min-height="1.002cm" fo:min-width="2.201cm"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textarea-horizontal-align="justify" draw:textarea-vertical-align="middle" draw:auto-grow-height="false" fo:min-height="1.286cm" fo:min-width="1.404cm" style:run-through="foreground" style:wrap="run-through" style:number-wrapped-paragraphs="no-limit" style:vertical-pos="from-top" style:vertical-rel="paragraph" style:horizontal-pos="from-left" style:horizontal-rel="paragraph"/>
      <style:paragraph-properties style:writing-mode="lr-tb"/>
    </style:style>
    <style:style style:name="gr22" style:family="graphic">
      <style:graphic-properties draw:textarea-horizontal-align="justify" draw:textarea-vertical-align="middle" draw:auto-grow-height="false" fo:min-height="1.984cm" fo:min-width="4.18cm" style:run-through="foreground" style:wrap="run-through" style:number-wrapped-paragraphs="no-limit" style:vertical-pos="from-top" style:vertical-rel="paragraph" style:horizontal-pos="from-left" style:horizontal-rel="paragraph"/>
      <style:paragraph-properties style:writing-mode="lr-tb"/>
    </style:style>
    <style:style style:name="gr23" style:family="graphic">
      <style:graphic-properties draw:textarea-horizontal-align="justify" draw:textarea-vertical-align="middle" draw:auto-grow-height="false" fo:min-height="1.125cm" fo:min-width="1.125cm" style:run-through="foreground" style:wrap="run-through" style:number-wrapped-paragraphs="no-limit" style:vertical-pos="from-top" style:vertical-rel="paragraph" style:horizontal-pos="from-left" style:horizontal-rel="paragraph"/>
      <style:paragraph-properties style:writing-mode="lr-tb"/>
    </style:style>
    <style:style style:name="gr24" style:family="graphic">
      <style:graphic-properties draw:textarea-horizontal-align="justify" draw:textarea-vertical-align="middle" draw:auto-grow-height="false" fo:min-height="1.219cm" fo:min-width="2.849cm" style:run-through="foreground" style:wrap="run-through" style:number-wrapped-paragraphs="no-limit" style:vertical-pos="from-top" style:vertical-rel="paragraph" style:horizontal-pos="from-left" style:horizontal-rel="paragraph"/>
      <style:paragraph-properties style:writing-mode="lr-tb"/>
    </style:style>
    <style:style style:name="gr25" style:family="graphic">
      <style:graphic-properties svg:stroke-color="#6b5e9b"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textarea-horizontal-align="justify" draw:textarea-vertical-align="middle" draw:auto-grow-height="false" fo:min-height="1.296cm" fo:min-width="4.313cm" style:run-through="foreground" style:wrap="run-through" style:number-wrapped-paragraphs="no-limit" style:vertical-pos="from-top" style:vertical-rel="paragraph" style:horizontal-pos="from-left" style:horizontal-rel="paragraph"/>
      <style:paragraph-properties style:writing-mode="lr-tb"/>
    </style:style>
    <style:style style:name="gr27" style:family="graphic">
      <style:graphic-properties svg:stroke-color="#6b5e9b" draw:textarea-horizontal-align="justify" draw:textarea-vertical-align="middle" draw:auto-grow-height="false" fo:min-height="1.376cm" fo:min-width="2.2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6b5e9b" draw:textarea-horizontal-align="justify" draw:textarea-vertical-align="middle" draw:auto-grow-height="false" fo:min-height="1.559cm" fo:min-width="1.6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6b5e9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6b5e9b" draw:fill-color="#ffffff" draw:textarea-horizontal-align="justify" draw:textarea-vertical-align="middle" draw:auto-grow-height="false" fo:min-height="9.975cm" fo:min-width="17.7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color="#6b5e9b" draw:fill-color="#3465a4" draw:textarea-horizontal-align="justify" draw:textarea-vertical-align="middle" draw:auto-grow-height="false" fo:min-height="0.82cm" fo:min-width="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color="#6b5e9b" draw:fill-color="#3465a4" draw:textarea-horizontal-align="justify" draw:textarea-vertical-align="middle" draw:auto-grow-height="false" fo:min-height="0.818cm" fo:min-width="2.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color="#6b5e9b" draw:textarea-horizontal-align="justify" draw:textarea-vertical-align="middle" draw:auto-grow-height="false" fo:min-height="16.685cm" fo:min-width="19.4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color="#6b5e9b" draw:fill-color="#b2b2b2" draw:textarea-horizontal-align="justify" draw:textarea-vertical-align="middle" draw:auto-grow-height="false" fo:min-height="0.956cm" fo:min-width="3.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svg:stroke-color="#6b5e9b" draw:fill-color="#b2b2b2" draw:textarea-horizontal-align="justify" draw:textarea-vertical-align="middle" draw:auto-grow-height="false" fo:min-height="0.933cm" fo:min-width="2.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6b5e9b" draw:fill-color="#ffffff"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svg:stroke-color="#6b5e9b"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svg:stroke-color="#6b5e9b" draw:textarea-horizontal-align="justify" draw:textarea-vertical-align="middle" draw:auto-grow-height="false" fo:min-height="0.215cm" fo:min-width="0.3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svg:stroke-color="#3465a4"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svg:stroke-color="#6b5e9b" draw:fill-color="#ffffff" draw:textarea-horizontal-align="justify" draw:textarea-vertical-align="middle" draw:auto-grow-height="false" fo:min-height="2.836cm" fo:min-width="7.4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svg:stroke-color="#6b5e9b" draw:fill-color="#cccccc" draw:textarea-horizontal-align="justify" draw:textarea-vertical-align="middle" draw:auto-grow-height="false" fo:min-height="0.979cm" fo:min-width="4.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color="#6b5e9b" draw:textarea-horizontal-align="justify" draw:textarea-vertical-align="middle" draw:auto-grow-height="false" fo:min-height="1.274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svg:stroke-color="#6b5e9b"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svg:stroke-color="#6b5e9b" draw:fill-color="#ffffff" draw:textarea-horizontal-align="justify" draw:textarea-vertical-align="middle" draw:auto-grow-height="false" fo:min-height="8.969cm" fo:min-width="17.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color="#6b5e9b" draw:fill-color="#3465a4" draw:textarea-horizontal-align="justify" draw:textarea-vertical-align="middle" draw:auto-grow-height="false" fo:min-height="0.811cm" fo:min-width="2.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color="#6b5e9b" draw:fill-color="#b2b2b2"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vg:stroke-color="#6b5e9b" draw:textarea-horizontal-align="justify" draw:textarea-vertical-align="middle" draw:auto-grow-height="false" fo:min-height="14.263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svg:stroke-color="#6b5e9b" draw:fill-color="#ffffff" draw:textarea-horizontal-align="justify" draw:textarea-vertical-align="middle" draw:auto-grow-height="false" fo:min-height="2.831cm" fo:min-width="7.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svg:stroke-color="#6b5e9b" draw:textarea-horizontal-align="justify" draw:textarea-vertical-align="middle" draw:auto-grow-height="false" fo:min-height="21.717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svg:stroke-color="#6b5e9b" draw:textarea-horizontal-align="justify" draw:textarea-vertical-align="middle" draw:auto-grow-height="false" fo:min-height="2.365cm" fo:min-width="16.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svg:stroke-color="#6b5e9b" draw:textarea-horizontal-align="justify" draw:textarea-vertical-align="middle" draw:auto-grow-height="false" fo:min-height="10.365cm" fo:min-width="17.8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vg:stroke-color="#6b5e9b" draw:fill-color="#3465a4" draw:textarea-horizontal-align="justify" draw:textarea-vertical-align="middle" draw:auto-grow-height="false" fo:min-height="0.803cm" fo:min-width="2.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svg:stroke-color="#6b5e9b" draw:textarea-horizontal-align="justify" draw:textarea-vertical-align="middle" draw:auto-grow-height="false" fo:min-height="16.274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svg:stroke-color="#6b5e9b" draw:textarea-horizontal-align="justify" draw:textarea-vertical-align="middle" draw:auto-grow-height="false" fo:min-height="1.051cm" fo:min-width="4.6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svg:stroke-color="#6b5e9b" draw:textarea-horizontal-align="justify" draw:textarea-vertical-align="middle" draw:auto-grow-height="false" fo:min-height="15.311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svg:stroke-color="#6b5e9b"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svg:stroke-color="#6b5e9b" draw:textarea-horizontal-align="justify" draw:textarea-vertical-align="middle" draw:auto-grow-height="false" fo:min-height="0.589cm" fo:min-width="0.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svg:stroke-color="#6b5e9b" draw:textarea-horizontal-align="justify" draw:textarea-vertical-align="middle" draw:auto-grow-height="false" fo:min-height="0.526cm" fo:min-width="1.8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textarea-horizontal-align="justify" draw:textarea-vertical-align="middle" draw:auto-grow-height="false" fo:min-height="0.002cm" fo:min-width="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2" draw:style-name="gr59" svg:width="0.121cm" svg:height="0.003cm" svg:x="11.472cm" svg:y="2.5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1"><text:tab/></text:span><text:span text:style-name="T1">DFD </text:span><text:span text:style-name="T3"><text:s/></text:span><text:span text:style-name="T15"><text:s/></text:span><text:span text:style-name="T16">vca <text:s/></text:span><text:bookmark text:name="docs-internal-guid-f9102272-7fff-f592-12ba-ae4d69da9989"/><text:span text:style-name="T16">demo project</text:span></text:p>
      <text:p text:style-name="P1"><text:span text:style-name="T3"><text:tab/></text:span><text:span text:style-name="T4">URL <text:s/></text:span><text:a xlink:type="simple" xlink:href="https://vca.demoproject.aum/" text:style-name="Internet_20_link" text:visited-style-name="Visited_20_Internet_20_Link"><text:span text:style-name="T39">https://vca.demoproject.aum</text:span></text:a><text:span text:style-name="T4"> </text:span></text:p>
      <text:list xml:id="list399966254" text:style-name="L1">
        <text:list-header>
          <text:p text:style-name="P83"><text:tab/></text:p>
        </text:list-header>
      </text:list>
      <text:p text:style-name="P2"/>
      <text:list xml:id="list3383149361" text:style-name="L2">
        <text:list-item>
          <text:p text:style-name="P85">Module</text:p>
          <text:list>
            <text:list-header>
              <text:p text:style-name="P84"/>
            </text:list-header>
            <text:list-item>
              <text:p text:style-name="P86">Login</text:p>
            </text:list-item>
            <text:list-item>
              <text:p text:style-name="P87"><text:bookmark text:name="docs-internal-guid-5a315170-7fff-78e7-2df1-185691e467fe"/>Register</text:p>
            </text:list-item>
            <text:list-item>
              <text:p text:style-name="P88">Forget passowrd</text:p>
            </text:list-item>
            <text:list-item>
              <text:p text:style-name="P87"><text:bookmark text:name="docs-internal-guid-501eb6ec-7fff-876e-fde5-f494ff74dc51"/>Product</text:p>
            </text:list-item>
            <text:list-item>
              <text:p text:style-name="P89">SuperAdmin</text:p>
            </text:list-item>
          </text:list>
        </text:list-item>
      </text:list>
      <text:p text:style-name="P53"/>
      <text:p text:style-name="P53"/>
      <text:p text:style-name="P53"/>
      <text:p text:style-name="P53"/>
      <text:p text:style-name="P53"/>
      <text:p text:style-name="P4"><text:span text:style-name="T5">1. </text:span><text:span text:style-name="T17">DFD for <text:s/>User </text:span><text:span text:style-name="T33">Login</text:span><text:span text:style-name="T17"> Flow</text:span></text:p>
      <text:p text:style-name="P54"/>
      <text:p text:style-name="P54"/>
      <text:p text:style-name="P54"><text:tab/></text:p>
      <text:p text:style-name="P54"/>
      <text:p text:style-name="P54"/>
      <text:p text:style-name="P54"/>
      <text:p text:style-name="P94"><text:tab/> <text:s text:c="3"/><text:span text:style-name="T89">Request to login<text:tab/><text:tab/> <text:s text:c="3"/>send Details to sso <text:s text:c="14"/>Query databsee for match records</text:span></text:p>
      <text:p text:style-name="P54"><draw:custom-shape text:anchor-type="paragraph" draw:z-index="151" draw:name="Shape 136" draw:style-name="gr27" draw:text-style-name="P117" svg:width="2.278cm" svg:height="1.377cm" svg:x="-0.564cm" svg:y="0.379cm"><text:p text:style-name="P117"><text:span text:style-name="T116">User</text:span></text:p><draw:enhanced-geometry svg:viewBox="0 0 21600 21600" draw:type="rectangle" draw:enhanced-path="M 0 0 L 21600 0 21600 21600 0 21600 0 0 Z N"/></draw:custom-shape><draw:custom-shape text:anchor-type="paragraph" draw:z-index="152" draw:name="Shape 137" draw:style-name="gr28" draw:text-style-name="P113" svg:width="2.391cm" svg:height="2.206cm" svg:x="4.932cm" svg:y="0.042cm"><text:p text:style-name="P113"><text:span text:style-name="T117">Process Data</text:span></text:p><text:p text:style-name="P113"><text:span text:style-name="T117"><text:s/></text:span><text:span text:style-name="T117">SSO Login</text:span><text:span text:style-name="T89"><text:ta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 <text:s/><text:tab/><text:tab/><text:tab/><text:tab/><text:tab/></text:p>
      <text:p text:style-name="P54"><draw:line text:anchor-type="paragraph" draw:z-index="153" draw:name="Line 112" draw:style-name="gr25" draw:text-style-name="P109" svg:x1="1.713cm" svg:y1="0.332cm" svg:x2="4.914cm" svg:y2="0.344cm"><text:p/></draw:line><draw:line text:anchor-type="paragraph" draw:z-index="154" draw:name="Line 113" draw:style-name="gr25" draw:text-style-name="P109" svg:x1="7.19cm" svg:y1="0.254cm" svg:x2="9.36cm" svg:y2="0.254cm"><text:p/></draw:line><draw:custom-shape text:anchor-type="paragraph" draw:z-index="155" draw:name="Shape 138" draw:style-name="gr27" draw:text-style-name="P117" svg:width="2.278cm" svg:height="1.377cm" svg:x="9.357cm" svg:y="0.051cm"><text:p text:style-name="P117"><text:span text:style-name="T116"><text:s text:c="3"/></text:span><text:span text:style-name="T89">SSO END</text:span><text:span text:style-name="T116"><text:tab/></text:span></text:p><draw:enhanced-geometry svg:viewBox="0 0 21600 21600" draw:type="rectangle" draw:enhanced-path="M 0 0 L 21600 0 21600 21600 0 21600 0 0 Z N"/></draw:custom-shape><draw:custom-shape text:anchor-type="paragraph" draw:z-index="156" draw:name="Shape 139" draw:style-name="gr26" svg:width="4.313cm" svg:height="1.297cm" svg:x="14.148cm" svg:y="0.041cm"><text:p><text:s text:c="3"/>SSO DB</text:p><draw:enhanced-geometry svg:viewBox="0 0 21600 21600" draw:type="rectangle" draw:enhanced-path="M 0 0 L 21600 0 21600 21600 0 21600 0 0 Z N"/></draw:custom-shape><draw:line text:anchor-type="paragraph" draw:z-index="157" draw:name="Line 114" draw:style-name="gr25" draw:text-style-name="P109" svg:x1="11.663cm" svg:y1="0.307cm" svg:x2="14.148cm" svg:y2="0.307cm"><text:p/></draw:line></text:p>
      <text:p text:style-name="P54"/>
      <text:p text:style-name="P54"><draw:line text:anchor-type="paragraph" draw:z-index="158" draw:name="Horizontal line 20" draw:style-name="gr1" draw:text-style-name="P109" svg:x1="14.149cm" svg:y1="0.152cm" svg:x2="11.635cm" svg:y2="0.152cm"><text:p/></draw:line><draw:line text:anchor-type="paragraph" draw:z-index="159" draw:name="Horizontal line 22" draw:style-name="gr1" draw:text-style-name="P114" svg:x1="9.36cm" svg:y1="0.072cm" svg:x2="7.214cm" svg:y2="0.072cm"><text:p/></draw:line><draw:line text:anchor-type="paragraph" draw:z-index="160" draw:name="Horizontal line 23" draw:style-name="gr1" draw:text-style-name="P109" svg:x1="5.047cm" svg:y1="0.099cm" svg:x2="1.713cm" svg:y2="0.099cm"><text:p/></draw:line></text:p>
      <text:p text:style-name="P91"><text:span text:style-name="T90"><text:s text:c="11"/>Return login result to user</text:span><text:span text:style-name="T89"><text:tab/> <text:s text:c="7"/></text:span><text:span text:style-name="T90">Send Login Result</text:span><text:span text:style-name="T88"> <text:s text:c="13"/></text:span><text:span text:style-name="T89"><text:s/></text:span><text:span text:style-name="T90">Fetch result form DB</text:span></text:p>
      <text:p text:style-name="P91"><text:span text:style-name="T90"><text:tab/><text:tab/><text:tab/><text:tab/><text:tab/><text:tab/></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custom-shape text:anchor-type="paragraph" draw:z-index="161" draw:name="Shape 140" draw:style-name="gr2" svg:width="3.652cm" svg:height="0.847cm" svg:x="6.555cm" svg:y="0.185cm"><text:p><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54"/>
      <text:p text:style-name="P54"><draw:line text:anchor-type="paragraph" draw:z-index="164" draw:name="Line 116" draw:style-name="gr1" draw:text-style-name="P114" svg:x1="8.237cm" svg:y1="0.057cm" svg:x2="8.237cm" svg:y2="1.33cm"><text:p/></draw:line></text:p>
      <text:p text:style-name="P54"/>
      <text:p text:style-name="P54"><draw:custom-shape text:anchor-type="paragraph" draw:z-index="162" draw:name="Shape 141" draw:style-name="gr24" draw:text-style-name="P116" svg:width="4.525cm" svg:height="1.932cm" svg:x="6.105cm" svg:y="0.355cm"><text:p text:style-name="P116"><text:span text:style-name="T115"><text:s/></text:span><text:span text:style-name="T115">username </text:span></text:p><text:p text:style-name="P116"><text:span text:style-name="T115">Password</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54"><draw:line text:anchor-type="paragraph" draw:z-index="202" draw:name="Line 131" draw:style-name="gr1" draw:text-style-name="P109" svg:x1="3.618cm" svg:y1="3.863cm" svg:x2="3.618cm" svg:y2="0.318cm"><text:p/></draw:line><draw:line text:anchor-type="paragraph" draw:z-index="203" draw:name="Line 132" draw:style-name="gr1" draw:text-style-name="P109" svg:x1="3.618cm" svg:y1="0.318cm" svg:x2="6.714cm" svg:y2="0.397cm"><text:p/></draw:line><text:tab/><text:tab/><text:tab/><text:tab/><text:tab/><text:tab/><text:tab/><text:tab/></text:p>
      <text:p text:style-name="P54"/>
      <text:p text:style-name="P54"><draw:line text:anchor-type="paragraph" draw:z-index="165" draw:name="Line 115" draw:style-name="gr1" draw:text-style-name="P114" svg:x1="7.56cm" svg:y1="0.482cm" svg:x2="7.602cm" svg:y2="1.964cm"><text:p/></draw:line></text:p>
      <text:p text:style-name="P54"/>
      <text:p text:style-name="P54"><text:tab/><text:tab/><text:tab/><text:span text:style-name="T103">No</text:span></text:p>
      <text:p text:style-name="P54"/>
      <text:p text:style-name="P54"><draw:custom-shape text:anchor-type="paragraph" draw:z-index="163" draw:name="Shape 142" draw:style-name="gr23" svg:width="2.25cm" svg:height="2.25cm" svg:x="6.74cm" svg:y="0.016cm"><text:p text:style-name="P115"><text:span text:style-name="T114">Not blank</text:span></text:p><draw:enhanced-geometry svg:viewBox="0 0 21600 21600" draw:glue-points="10800 0 0 10800 10800 21600 21600 10800" draw:text-areas="5400 5400 16200 16200" draw:type="diamond" draw:enhanced-path="M 10800 0 L 21600 10800 10800 21600 0 10800 10800 0 Z N"/></draw:custom-shape></text:p>
      <text:p text:style-name="P54"/>
      <text:p text:style-name="P54"><draw:line text:anchor-type="paragraph" draw:z-index="201" draw:name="Line 130" draw:style-name="gr1" draw:text-style-name="P109" svg:x1="6.74cm" svg:y1="0.101cm" svg:x2="3.512cm" svg:y2="0.101cm"><text:p/></draw:line><text:tab/><text:tab/><text:tab/><text:tab/><text:tab/><text:tab/><text:tab/></text:p>
      <text:p text:style-name="P54"/>
      <text:p text:style-name="P54"><draw:line text:anchor-type="paragraph" draw:z-index="167" draw:name="Line 117" draw:style-name="gr1" draw:text-style-name="P109" svg:x1="7.612cm" svg:y1="0.318cm" svg:x2="7.586cm" svg:y2="1.218cm"><text:p/></draw:line></text:p>
      <text:p text:style-name="P54"/>
      <text:p text:style-name="P54"><draw:custom-shape text:anchor-type="paragraph" draw:z-index="166" draw:name="Shape 143" draw:style-name="gr22" svg:width="4.181cm" svg:height="1.985cm" svg:x="5.629cm" svg:y="0.243cm"><text:p><text:s/><text:span text:style-name="T89">SET username -password</text:span></text:p><text:p><text:span text:style-name="T89"><text:s/></text:span><text:span text:style-name="T89">Cookies</text:span> </text:p><draw:enhanced-geometry svg:viewBox="0 0 21600 21600" draw:type="rectangle" draw:enhanced-path="M 0 0 L 21600 0 21600 21600 0 21600 0 0 Z N"/></draw:custom-shape></text:p>
      <text:p text:style-name="P54"/>
      <text:p text:style-name="P54"/>
      <text:p text:style-name="P54"/>
      <text:p text:style-name="P54"><draw:line text:anchor-type="paragraph" draw:z-index="169" draw:name="Vertical line 10" draw:style-name="gr1" draw:text-style-name="P109" svg:x1="7.613cm" svg:y1="0.28cm" svg:x2="7.613cm" svg:y2="1.217cm"><text:p/></draw:line></text:p>
      <text:p text:style-name="P54"/>
      <text:p text:style-name="P54"><draw:custom-shape text:anchor-type="paragraph" draw:z-index="168" draw:name="Shape 144" draw:style-name="gr22" svg:width="4.181cm" svg:height="1.985cm" svg:x="5.629cm" svg:y="0.243cm"><text:p><text:s/>Redirect and vailidate </text:p><text:p><text:span text:style-name="T89"><text:s text:c="2"/></text:span><text:span text:style-name="T89">With SSO</text:span> </text:p><draw:enhanced-geometry svg:viewBox="0 0 21600 21600" draw:type="rectangle" draw:enhanced-path="M 0 0 L 21600 0 21600 21600 0 21600 0 0 Z N"/></draw:custom-shape></text:p>
      <text:p text:style-name="P54"/>
      <text:p text:style-name="P54"/>
      <text:p text:style-name="P54"/>
      <text:p text:style-name="P54"><draw:line text:anchor-type="paragraph" draw:z-index="171" draw:name="Line 118" draw:style-name="gr1" draw:text-style-name="P109" svg:x1="7.745cm" svg:y1="0.28cm" svg:x2="7.745cm" svg:y2="1.301cm"><text:p/></draw:line></text:p>
      <text:p text:style-name="P54"/>
      <text:p text:style-name="P54"><draw:custom-shape text:anchor-type="paragraph" draw:z-index="170" draw:name="Shape 145" draw:style-name="gr21" svg:width="2.805cm" svg:height="2.567cm" svg:x="6.396cm" svg:y="0.328cm"><text:p><text:span text:style-name="T89">Check if</text:span></text:p><text:p><text:span text:style-name="T89"><text:s text:c="2"/></text:span><text:span text:style-name="T89">token- </text:span></text:p><text:p><text:span text:style-name="T89"><text:s/></text:span><text:span text:style-name="T89">cookies </text:span></text:p><text:p><text:span text:style-name="T89"><text:s text:c="2"/></text:span><text:span text:style-name="T89">set</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72" draw:name="Shape 146" draw:style-name="gr21" svg:width="2.805cm" svg:height="2.567cm" svg:x="1.951cm" svg:y="0.46cm"><text:p><text:span text:style-name="T89">User is</text:span></text:p><text:p><text:span text:style-name="T89"><text:s/></text:span><text:span text:style-name="T89">login ?</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73" draw:name="Shape 147" draw:style-name="gr21" svg:width="2.805cm" svg:height="2.567cm" svg:x="10.523cm" svg:y="0.328cm"><text:p><text:span text:style-name="T89">User is </text:span></text:p><text:p><text:span text:style-name="T89">login ?</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86" draw:name="Shape 151" draw:style-name="gr21" svg:width="2.805cm" svg:height="2.567cm" svg:x="14.466cm" svg:y="0.344cm"><text:p><text:span text:style-name="T89">User is</text:span></text:p><text:p><text:span text:style-name="T89"><text:s/></text:span><text:span text:style-name="T89">exits</text:span></text:p><draw:enhanced-geometry svg:viewBox="0 0 21600 21600" draw:glue-points="10800 0 0 10800 10800 21600 21600 10800" draw:text-areas="5400 5400 16200 16200" draw:type="diamond" draw:enhanced-path="M 10800 0 L 21600 10800 10800 21600 0 10800 10800 0 Z N"/></draw:custom-shape></text:p>
      <text:p text:style-name="P54"><draw:custom-shape text:anchor-type="paragraph" draw:z-index="182" draw:name="Shape 150" draw:style-name="gr21" svg:width="2.805cm" svg:height="2.567cm" svg:x="-1.753cm" svg:y="0.005cm"><text:p><text:span text:style-name="T89">User is</text:span></text:p><text:p><text:span text:style-name="T89"><text:s/></text:span><text:span text:style-name="T89">exits</text:span></text:p><draw:enhanced-geometry svg:viewBox="0 0 21600 21600" draw:glue-points="10800 0 0 10800 10800 21600 21600 10800" draw:text-areas="5400 5400 16200 16200" draw:type="diamond" draw:enhanced-path="M 10800 0 L 21600 10800 10800 21600 0 10800 10800 0 Z N"/></draw:custom-shape></text:p>
      <text:p text:style-name="P54"><text:s text:c="6"/><text:span text:style-name="T113">N</text:span><text:span text:style-name="T94">o</text:span><text:tab/><text:tab/><text:tab/><text:tab/><text:span text:style-name="T100">yes</text:span><text:tab/><text:tab/> <text:s text:c="14"/><text:span text:style-name="T100">No<text:tab/><text:tab/><text:tab/> <text:s text:c="5"/></text:span><text:span text:style-name="T101">No</text:span><text:span text:style-name="T100"><text:tab/><text:tab/><text:tab/></text:span></text:p>
      <text:p text:style-name="P54"><draw:line text:anchor-type="paragraph" draw:z-index="174" draw:name="Line 119" draw:style-name="gr1" draw:text-style-name="P109" svg:x1="9.2cm" svg:y1="0.111cm" svg:x2="10.523cm" svg:y2="0.111cm"><text:p/></draw:line><draw:line text:anchor-type="paragraph" draw:z-index="175" draw:name="Horizontal line 24" draw:style-name="gr1" draw:text-style-name="P109" svg:x1="6.395cm" svg:y1="0.111cm" svg:x2="4.755cm" svg:y2="0.111cm"><text:p/></draw:line><draw:line text:anchor-type="paragraph" draw:z-index="181" draw:name="Line 122" draw:style-name="gr1" draw:text-style-name="P109" svg:x1="1.951cm" svg:y1="0.296cm" svg:x2="0.919cm" svg:y2="0.322cm"><text:p/></draw:line><draw:line text:anchor-type="paragraph" draw:z-index="187" draw:name="Line 125" draw:style-name="gr1" draw:text-style-name="P109" svg:x1="15.286cm" svg:y1="0.243cm" svg:x2="15.418cm" svg:y2="0.005cm"><text:p/></draw:line><draw:line text:anchor-type="paragraph" draw:z-index="188" draw:name="Line 124" draw:style-name="gr1" draw:text-style-name="P109" svg:x1="13.328cm" svg:y1="0.138cm" svg:x2="14.598cm" svg:y2="0.164cm"><text:p/></draw:line></text:p>
      <text:p text:style-name="P54"><draw:line text:anchor-type="paragraph" draw:z-index="189" draw:name="Line 126" draw:style-name="gr1" draw:text-style-name="P109" svg:x1="14.889cm" svg:y1="0.048cm" svg:x2="12.825cm" svg:y2="3.223cm"><text:p/></draw:line></text:p>
      <text:p text:style-name="P54"><draw:line text:anchor-type="paragraph" draw:z-index="193" draw:name="Line 127" draw:style-name="gr1" draw:text-style-name="P109" svg:x1="15.894cm" svg:y1="0.476cm" svg:x2="15.92cm" svg:y2="2.471cm"><text:p/></draw:line></text:p>
      <text:p text:style-name="P54"><draw:line text:anchor-type="paragraph" draw:z-index="179" draw:name="Line 120" draw:style-name="gr1" draw:text-style-name="P109" svg:x1="3.3cm" svg:y1="0.106cm" svg:x2="6.475cm" svg:y2="2.911cm"><text:p/></draw:line><draw:line text:anchor-type="paragraph" draw:z-index="184" draw:name="Vertical line 13" draw:style-name="gr1" draw:text-style-name="P109" svg:x1="-0.325cm" svg:y1="0.138cm" svg:x2="-0.325cm" svg:y2="2.937cm"><text:p/></draw:line></text:p>
      <text:p text:style-name="P54"><text:tab/><text:tab/><text:tab/><text:tab/><text:tab/><text:tab/><text:tab/><text:tab/><text:tab/><text:tab/><text:span text:style-name="T101">No</text:span></text:p>
      <text:p text:style-name="P54"/>
      <text:p text:style-name="P54"/>
      <text:p text:style-name="P54"><draw:line text:anchor-type="paragraph" draw:z-index="183" draw:name="Vertical line 12" draw:style-name="gr1" draw:text-style-name="P109" svg:x1="-0.536cm" svg:y1="0.222cm" svg:x2="-0.536cm" svg:y2="0.143cm"><text:p/></draw:line><draw:custom-shape text:anchor-type="paragraph" draw:z-index="190" draw:name="Shape 152" draw:style-name="gr20" draw:text-style-name="P110" svg:width="3.493cm" svg:height="1.588cm" svg:x="10.444cm" svg:y="0.302cm"><text:p><text:span text:style-name="T89">Disply error</text:span></text:p><text:p><text:span text:style-name="T89">messa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194" draw:name="Shape 154" draw:style-name="gr19" svg:width="3.731cm" svg:height="0.9cm" svg:x="14.466cm" svg:y="0.079cm"><text:p>Make user login</text:p><draw:enhanced-geometry svg:viewBox="0 0 21600 21600" draw:type="rectangle" draw:enhanced-path="M 0 0 L 21600 0 21600 21600 0 21600 0 0 Z N"/></draw:custom-shape></text:p>
      <text:p text:style-name="P54"><draw:custom-shape text:anchor-type="paragraph" draw:z-index="176" draw:name="Shape 148" draw:style-name="gr19" svg:width="3.731cm" svg:height="0.9cm" svg:x="1.633cm" svg:y="0.026cm"><text:p>Make user login</text:p><draw:enhanced-geometry svg:viewBox="0 0 21600 21600" draw:type="rectangle" draw:enhanced-path="M 0 0 L 21600 0 21600 21600 0 21600 0 0 Z N"/></draw:custom-shape></text:p>
      <text:p text:style-name="P54"><draw:line text:anchor-type="paragraph" draw:z-index="178" draw:name="Vertical line 11" draw:style-name="gr1" draw:text-style-name="P109" svg:x1="3.433cm" svg:y1="0.439cm" svg:x2="3.433cm" svg:y2="2.238cm"><text:p/></draw:line><draw:line text:anchor-type="paragraph" draw:z-index="185" draw:name="Line 123" draw:style-name="gr1" draw:text-style-name="P109" svg:x1="-0.325cm" svg:y1="0.016cm" svg:x2="1.633cm" svg:y2="0.069cm"><text:p/></draw:line><draw:line text:anchor-type="paragraph" draw:z-index="197" draw:name="Vertical line 15" draw:style-name="gr1" draw:text-style-name="P109" svg:x1="16.159cm" svg:y1="0.005cm" svg:x2="16.159cm" svg:y2="0.571cm"><text:p/></draw:line><text:tab/><text:tab/><text:tab/><text:tab/><text:tab/><text:span text:style-name="T100">yes</text:span><text:tab/></text:p>
      <text:p text:style-name="P54"><draw:line text:anchor-type="paragraph" draw:z-index="180" draw:name="Line 121" draw:style-name="gr1" draw:text-style-name="P109" svg:x1="6.343cm" svg:y1="0.111cm" svg:x2="4.2cm" svg:y2="2.254cm"><text:p/></draw:line><draw:custom-shape text:anchor-type="paragraph" draw:z-index="195" draw:name="Shape 155" draw:style-name="gr18" svg:width="4.181cm" svg:height="1.53cm" svg:x="14.122cm" svg:y="0.196cm"><text:p><text:s/><text:span text:style-name="T89">Redirect to Prfile page</text:span></text:p><draw:enhanced-geometry svg:viewBox="0 0 21600 21600" draw:type="rectangle" draw:enhanced-path="M 0 0 L 21600 0 21600 21600 0 21600 0 0 Z N"/></draw:custom-shape></text:p>
      <text:p text:style-name="P54"><draw:line text:anchor-type="paragraph" draw:z-index="192" draw:name="Vertical line 14" draw:style-name="gr1" draw:text-style-name="P109" svg:x1="11.846cm" svg:y1="0.101cm" svg:x2="11.846cm" svg:y2="2.022cm"><text:p/></draw:line></text:p>
      <text:p text:style-name="P54"/>
      <text:p text:style-name="P54"><draw:custom-shape text:anchor-type="paragraph" draw:z-index="177" draw:name="Shape 149" draw:style-name="gr17" draw:text-style-name="P109" svg:width="1.43cm" svg:height="1.43cm" svg:x="2.771cm" svg:y="0.291cm"><text:p text:style-name="P109">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8" draw:name="Line 128" draw:style-name="gr1" draw:text-style-name="P109" svg:x1="16.08cm" svg:y1="0.974cm" svg:x2="16.106cm" svg:y2="0.265cm"><text:p/></draw:line><draw:line text:anchor-type="paragraph" draw:z-index="199" draw:name="Line 129" draw:style-name="gr1" draw:text-style-name="P109" svg:x1="14.122cm" svg:y1="0.265cm" svg:x2="13.037cm" svg:y2="1.048cm"><text:p/></draw:line></text:p>
      <text:p text:style-name="P54"/>
      <text:p text:style-name="P54"><draw:custom-shape text:anchor-type="paragraph" draw:z-index="191" draw:name="Shape 153" draw:style-name="gr2" svg:width="3.652cm" svg:height="0.847cm" svg:x="10.126cm" svg:y="0.074cm"><text:p><text:s text:c="7"/>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6" draw:name="Shape 156" draw:style-name="gr17" draw:text-style-name="P109" svg:width="1.43cm" svg:height="1.43cm" svg:x="15.392cm" svg:y="0cm"><text:p text:style-name="P109">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
      <text:p text:style-name="P54"/>
      <text:p text:style-name="P54"/>
      <text:p text:style-name="P54"/>
      <text:p text:style-name="P95"><text:soft-page-break/>2) <text:span text:style-name="T102">. </text:span><text:span text:style-name="T50">DFD for <text:s/></text:span><text:span text:style-name="T52">Register</text:span><text:span text:style-name="T50"> </text:span><text:span text:style-name="T50"><text:s/>Flow</text:span></text:p>
      <text:p text:style-name="P54"/>
      <text:p text:style-name="P54"><text:tab/><text:tab/><text:tab/></text:p>
      <text:p text:style-name="P54"><draw:custom-shape text:anchor-type="paragraph" draw:z-index="200" draw:name="Shape 158" draw:style-name="gr2" svg:width="3.652cm" svg:height="0.847cm" svg:x="6.555cm" svg:y="0.185cm"><text:p><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draw:line text:anchor-type="paragraph" draw:z-index="205" draw:name="Line 133" draw:style-name="gr1" draw:text-style-name="P109" svg:x1="8.009cm" svg:y1="0.058cm" svg:x2="7.983cm" svg:y2="1.476cm"><text:p/></draw:line></text:p>
      <text:p text:style-name="P54"/>
      <text:p text:style-name="P54"/>
      <text:p text:style-name="P54"><draw:custom-shape text:anchor-type="paragraph" draw:z-index="204" draw:name="Shape 157" draw:style-name="gr5" draw:text-style-name="P110" svg:width="4.605cm" svg:height="2.031cm" svg:x="5.681cm" svg:y="0.016cm"><text:p text:style-name="P110"><text:span text:style-name="T89">Get Register Details</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54"/>
      <text:p text:style-name="P54"><draw:line text:anchor-type="paragraph" draw:z-index="208" draw:name="Line 134" draw:style-name="gr1" draw:text-style-name="P109" svg:x1="3.141cm" svg:y1="4.247cm" svg:x2="3.141cm" svg:y2="0.014cm"><text:p/></draw:line><draw:line text:anchor-type="paragraph" draw:z-index="209" draw:name="Horizontal line 26" draw:style-name="gr1" draw:text-style-name="P109" svg:x1="3.141cm" svg:y1="0.014cm" svg:x2="6.263cm" svg:y2="0.014cm"><text:p/></draw:line></text:p>
      <text:p text:style-name="P54"/>
      <text:p text:style-name="P54"><draw:line text:anchor-type="paragraph" draw:z-index="210" draw:name="Line 135" draw:style-name="gr1" draw:text-style-name="P109" svg:x1="7.534cm" svg:y1="0.099cm" svg:x2="7.534cm" svg:y2="1.978cm"><text:p/></draw:line></text:p>
      <text:p text:style-name="P54"><text:tab/><text:tab/><text:span text:style-name="T104">No</text:span></text:p>
      <text:p text:style-name="P54"/>
      <text:p text:style-name="P54"/>
      <text:p text:style-name="P54"><draw:custom-shape text:anchor-type="paragraph" draw:z-index="206" draw:name="Shape 159" draw:style-name="gr15" svg:width="2.752cm" svg:height="2.62cm" svg:x="6.184cm" svg:y="0.03cm"><text:p>Not Blank</text:p><draw:enhanced-geometry svg:viewBox="0 0 21600 21600" draw:glue-points="10800 0 0 10800 10800 21600 21600 10800" draw:text-areas="5400 5400 16200 16200" draw:type="diamond" draw:enhanced-path="M 10800 0 L 21600 10800 10800 21600 0 10800 10800 0 Z N"/></draw:custom-shape></text:p>
      <text:p text:style-name="P54"/>
      <text:p text:style-name="P54"><draw:line text:anchor-type="paragraph" draw:z-index="207" draw:name="Horizontal line 25" draw:style-name="gr1" draw:text-style-name="P109" svg:x1="6.184cm" svg:y1="0.353cm" svg:x2="3.141cm" svg:y2="0.379cm"><text:p/></draw:line></text:p>
      <text:p text:style-name="P54"/>
      <text:p text:style-name="P54"/>
      <text:p text:style-name="P54"><draw:line text:anchor-type="paragraph" draw:z-index="212" draw:name="Line 136" draw:style-name="gr1" draw:text-style-name="P109" svg:x1="7.56cm" svg:y1="0.215cm" svg:x2="7.639cm" svg:y2="1.961cm"><text:p/></draw:line></text:p>
      <text:p text:style-name="P54"/>
      <text:p text:style-name="P54"/>
      <text:p text:style-name="P54"/>
      <text:p text:style-name="P54"><draw:custom-shape text:anchor-type="paragraph" draw:z-index="211" draw:name="Shape 160" draw:style-name="gr8" draw:text-style-name="P110" svg:width="5.663cm" svg:height="1.562cm" svg:x="4.941cm" svg:y="0.014cm"><text:p><text:span text:style-name="T89"><text:s/></text:span><text:span text:style-name="T89">Check Data type and Validation</text:span></text:p><text:p><text:span text:style-name="T89"><text:s text:c="2"/></text:span><text:span text:style-name="T89">For request data</text:span></text:p><draw:enhanced-geometry svg:viewBox="0 0 21600 21600" draw:type="rectangle" draw:enhanced-path="M 0 0 L 21600 0 21600 21600 0 21600 0 0 Z N"/></draw:custom-shape></text:p>
      <text:p text:style-name="P54"/>
      <text:p text:style-name="P54"/>
      <text:p text:style-name="P54"><draw:line text:anchor-type="paragraph" draw:z-index="214" draw:name="Line 137" draw:style-name="gr1" draw:text-style-name="P109" svg:x1="7.772cm" svg:y1="0.115cm" svg:x2="7.798cm" svg:y2="1.507cm"><text:p/></draw:line></text:p>
      <text:p text:style-name="P54"/>
      <text:p text:style-name="P54"/>
      <text:p text:style-name="P54"><draw:custom-shape text:anchor-type="paragraph" draw:z-index="213" draw:name="Shape 161" draw:style-name="gr4" draw:text-style-name="P110" svg:width="3.335cm" svg:height="2.62cm" svg:x="6.184cm" svg:y="0.046cm"><text:p text:style-name="P110"><text:span text:style-name="T89"><text:s text:c="4"/></text:span><text:span text:style-name="T89">Check</text:span></text:p><text:p text:style-name="P110"><text:span text:style-name="T89">Request <text:s/>data </text:span></text:p><text:p text:style-name="P110"><text:span text:style-name="T89"><text:s text:c="4"/></text:span><text:span text:style-name="T89">is valid ?</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custom-shape text:anchor-type="paragraph" draw:z-index="215" draw:name="Shape 162" draw:style-name="gr7" draw:text-style-name="P111" svg:width="2.858cm" svg:height="2.858cm" svg:x="12.666cm" svg:y="0.268cm"><text:p text:style-name="P109"><text:span text:style-name="T89">Process the </text:span></text:p><text:p text:style-name="P109"><text:span text:style-name="T89">reque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 164" draw:style-name="gr16" draw:text-style-name="P113" svg:width="3.338cm" svg:height="2.622cm" svg:x="-0.007cm" svg:y="0.099cm"><text:p text:style-name="P113"><text:span text:style-name="T89"><text:s/></text:span><text:span text:style-name="T89">Check Error</text:span></text:p><text:p text:style-name="P113"><text:span text:style-name="T89"><text:s text:c="2"/></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54"><text:tab/><text:tab/><text:tab/><text:tab/><text:span text:style-name="T105">No</text:span><text:tab/><text:tab/><text:tab/><text:tab/><text:span text:style-name="T105">Yes</text:span><text:tab/><text:tab/></text:p>
      <text:p text:style-name="P54"><draw:line text:anchor-type="paragraph" draw:z-index="216" draw:name="Horizontal line 27" draw:style-name="gr1" draw:text-style-name="P109" svg:x1="9.518cm" svg:y1="0.379cm" svg:x2="12.667cm" svg:y2="0.379cm"><text:p/></draw:line><draw:line text:anchor-type="paragraph" draw:z-index="220" draw:name="Line 139" draw:style-name="gr1" draw:text-style-name="P109" svg:x1="6.185cm" svg:y1="0.326cm" svg:x2="3.38cm" svg:y2="0.379cm"><text:p/></draw:line></text:p>
      <text:p text:style-name="P54"/>
      <text:p text:style-name="P54"/>
      <text:p text:style-name="P54"><draw:line text:anchor-type="paragraph" draw:z-index="222" draw:name="Line 140" draw:style-name="gr1" draw:text-style-name="P109" svg:x1="1.66cm" svg:y1="0.286cm" svg:x2="1.554cm" svg:y2="2.636cm"><text:p/></draw:line></text:p>
      <text:p text:style-name="P54"><draw:line text:anchor-type="paragraph" draw:z-index="218" draw:name="Line 138" draw:style-name="gr1" draw:text-style-name="P109" svg:x1="14.333cm" svg:y1="0.205cm" svg:x2="14.412cm" svg:y2="2.877cm"><text:p/></draw:line><text:s text:c="123"/></text:p>
      <text:p text:style-name="P54"><text:s text:c="17"/></text:p>
      <text:p text:style-name="P54"><text:s text:c="107"/><text:span text:style-name="T92">Database <text:s text:c="2"/>Query <text:s text:c="2"/></text:span></text:p>
      <text:p text:style-name="P54"><text:s/></text:p>
      <text:p text:style-name="P54"><draw:custom-shape text:anchor-type="paragraph" draw:z-index="221" draw:name="Shape 165" draw:style-name="gr5" draw:text-style-name="P110" svg:width="4.605cm" svg:height="2.031cm" svg:x="-0.827cm" svg:y="0.201cm"><text:p text:style-name="P110"><text:span text:style-name="T89"><text:s text:c="2"/></text:span><text:span text:style-name="T89">Display Error</text:span></text:p><text:p text:style-name="P110"><text:span text:style-name="T89"><text:s/></text:span><text:span text:style-name="T8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tab/><text:tab/><text:tab/><text:tab/><text:tab/></text:p>
      <text:p text:style-name="P54"><draw:custom-shape text:anchor-type="paragraph" draw:z-index="217" draw:name="Shape 163" draw:style-name="gr6" svg:width="2.7cm" svg:height="2.779cm" svg:x="13.116cm" svg:y="0.443cm"><text:p>Store in</text:p><text:p><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5" draw:name="Shape 167" draw:style-name="gr5" draw:text-style-name="P110" svg:width="4.605cm" svg:height="2.031cm" svg:x="7.401cm" svg:y="0.196cm"><text:p text:style-name="P110"><text:span text:style-name="T89"><text:s text:c="2"/></text:span><text:span text:style-name="T89">Display success</text:span></text:p><text:p text:style-name="P110"><text:span text:style-name="T89"><text:s/></text:span><text:span text:style-name="T8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tab/><text:tab/><text:tab/><text:tab/><text:tab/><text:tab/><text:tab/><text:tab/><text:tab/></text:p>
      <text:p text:style-name="P54"/>
      <text:p text:style-name="P54"><draw:line text:anchor-type="paragraph" draw:z-index="226" draw:name="Line 142" draw:style-name="gr1" draw:text-style-name="P109" svg:x1="13.116cm" svg:y1="0.289cm" svg:x2="11.476cm" svg:y2="0.263cm"><text:p/></draw:line></text:p>
      <text:p text:style-name="P54"><draw:line text:anchor-type="paragraph" draw:z-index="224" draw:name="Line 141" draw:style-name="gr1" draw:text-style-name="P109" svg:x1="1.104cm" svg:y1="0.284cm" svg:x2="1.078cm" svg:y2="2cm"><text:p/></draw:line></text:p>
      <text:p text:style-name="P54"><draw:line text:anchor-type="paragraph" draw:z-index="228" draw:name="Vertical line 16" draw:style-name="gr1" draw:text-style-name="P109" svg:x1="9.015cm" svg:y1="0.279cm" svg:x2="9.015cm" svg:y2="1.641cm"><text:p/></draw:line></text:p>
      <text:p text:style-name="P54"/>
      <text:p text:style-name="P54"/>
      <text:p text:style-name="P54"><draw:custom-shape text:anchor-type="paragraph" draw:z-index="223" draw:name="Shape 166" draw:style-name="gr2" svg:width="3.652cm" svg:height="0.847cm" svg:x="-0.457cm" svg:y="0.053cm"><text:p><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7" draw:name="Shape 168" draw:style-name="gr2" svg:width="3.652cm" svg:height="0.847cm" svg:x="7.401cm" svg:y="0.18cm"><text:p><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9" draw:name="Vertical line 17" draw:style-name="gr1" draw:text-style-name="P109" svg:x1="8.063cm" svg:y1="0.18cm" svg:x2="8.063cm" svg:y2="0.051cm"><text:p/></draw:line></text:p>
      <text:p text:style-name="P54"/>
      <text:p text:style-name="P54"/>
      <text:p text:style-name="P54"><text:soft-page-break/></text:p>
      <text:p text:style-name="P54"/>
      <text:p text:style-name="P92"><text:span text:style-name="T107">3</text:span><text:span text:style-name="T106">. </text:span><text:span text:style-name="T53">DFD </text:span><text:bookmark text:name="docs-internal-guid-e7458d33-7fff-e7ba-1deb-87f1e5659e021"/><text:span text:style-name="T53"><text:s/>for </text:span><text:span text:style-name="T44">Forgot Password</text:span></text:p>
      <text:p text:style-name="P54"><draw:custom-shape text:anchor-type="paragraph" draw:z-index="230" draw:name="Shape 169" draw:style-name="gr2" svg:width="3.652cm" svg:height="0.847cm" svg:x="6.221cm" svg:y="0.185cm"><text:p><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draw:line text:anchor-type="paragraph" draw:z-index="232" draw:name="Line 143" draw:style-name="gr1" draw:text-style-name="P109" svg:x1="7.491cm" svg:y1="0.058cm" svg:x2="7.465cm" svg:y2="2.497cm"><text:p/></draw:line></text:p>
      <text:p text:style-name="P54"/>
      <text:p text:style-name="P54"/>
      <text:p text:style-name="P54"/>
      <text:p text:style-name="P54"/>
      <text:p text:style-name="P54"><draw:custom-shape text:anchor-type="paragraph" draw:z-index="231" draw:name="Shape 170" draw:style-name="gr5" draw:text-style-name="P110" svg:width="4.605cm" svg:height="2.031cm" svg:x="5.311cm" svg:y="0.064cm"><text:p text:style-name="P110"><text:span text:style-name="T89">Get Email Details</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54"/>
      <text:p text:style-name="P54"><draw:line text:anchor-type="paragraph" draw:z-index="236" draw:name="Line 146" draw:style-name="gr1" draw:text-style-name="P109" svg:x1="2.004cm" svg:y1="4.352cm" svg:x2="2.03cm" svg:y2="0.092cm"><text:p/></draw:line><draw:line text:anchor-type="paragraph" draw:z-index="237" draw:name="Horizontal line 28" draw:style-name="gr1" draw:text-style-name="P109" svg:x1="1.845cm" svg:y1="0.065cm" svg:x2="5.92cm" svg:y2="0.065cm"><text:p/></draw:line></text:p>
      <text:p text:style-name="P54"/>
      <text:p text:style-name="P54"><draw:line text:anchor-type="paragraph" draw:z-index="234" draw:name="Line 144" draw:style-name="gr1" draw:text-style-name="P109" svg:x1="7.295cm" svg:y1="0.146cm" svg:x2="7.321cm" svg:y2="2.213cm"><text:p/></draw:line></text:p>
      <text:p text:style-name="P54"/>
      <text:p text:style-name="P96"><text:s text:c="7"/>NO</text:p>
      <text:p text:style-name="P54"/>
      <text:p text:style-name="P54"><draw:custom-shape text:anchor-type="paragraph" draw:z-index="233" draw:name="Shape 171" draw:style-name="gr15" svg:width="2.752cm" svg:height="2.62cm" svg:x="5.946cm" svg:y="0.12cm"><text:p>Not Blank</text:p><draw:enhanced-geometry svg:viewBox="0 0 21600 21600" draw:glue-points="10800 0 0 10800 10800 21600 21600 10800" draw:text-areas="5400 5400 16200 16200" draw:type="diamond" draw:enhanced-path="M 10800 0 L 21600 10800 10800 21600 0 10800 10800 0 Z N"/></draw:custom-shape></text:p>
      <text:p text:style-name="P54"/>
      <text:p text:style-name="P54"><draw:line text:anchor-type="paragraph" draw:z-index="235" draw:name="Line 145" draw:style-name="gr1" draw:text-style-name="P109" svg:x1="5.946cm" svg:y1="0.456cm" svg:x2="1.871cm" svg:y2="0.43cm"><text:p/></draw:line></text:p>
      <text:p text:style-name="P54"/>
      <text:p text:style-name="P54"/>
      <text:p text:style-name="P54"><draw:line text:anchor-type="paragraph" draw:z-index="239" draw:name="Vertical line 18" draw:style-name="gr1" draw:text-style-name="P109" svg:x1="7.322cm" svg:y1="0.305cm" svg:x2="7.322cm" svg:y2="1.474cm"><text:p/></draw:line></text:p>
      <text:p text:style-name="P54"/>
      <text:p text:style-name="P54"/>
      <text:p text:style-name="P54"><draw:custom-shape text:anchor-type="paragraph" draw:z-index="238" draw:name="Shape 172" draw:style-name="gr8" draw:text-style-name="P110" svg:width="5.663cm" svg:height="1.562cm" svg:x="4.941cm" svg:y="0.014cm"><text:p><text:span text:style-name="T89"><text:s text:c="7"/></text:span><text:span text:style-name="T89">Check Email <text:s/>Validation</text:span></text:p><text:p><text:span text:style-name="T89"><text:s text:c="7"/></text:span><text:span text:style-name="T89">For request data</text:span></text:p><draw:enhanced-geometry svg:viewBox="0 0 21600 21600" draw:type="rectangle" draw:enhanced-path="M 0 0 L 21600 0 21600 21600 0 21600 0 0 Z N"/></draw:custom-shape></text:p>
      <text:p text:style-name="P54"/>
      <text:p text:style-name="P54"/>
      <text:p text:style-name="P54"><draw:line text:anchor-type="paragraph" draw:z-index="241" draw:name="Vertical line 19" draw:style-name="gr1" draw:text-style-name="P109" svg:x1="7.375cm" svg:y1="0.115cm" svg:x2="7.375cm" svg:y2="1.507cm"><text:p/></draw:line></text:p>
      <text:p text:style-name="P54"/>
      <text:p text:style-name="P54"><draw:custom-shape text:anchor-type="paragraph" draw:z-index="243" draw:name="Shape 174" draw:style-name="gr4" draw:text-style-name="P110" svg:width="3.335cm" svg:height="2.62cm" svg:x="-0.986cm" svg:y="0.48cm"><text:p text:style-name="P110"><text:span text:style-name="T89"><text:s text:c="4"/></text:span><text:span text:style-name="T89">Check</text:span></text:p><text:p text:style-name="P110"><text:span text:style-name="T89"><text:s text:c="4"/></text:span><text:span text:style-name="T89">Error</text:span></text:p><text:p text:style-name="P110"><text:span text:style-name="T89"/></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text:p>
      <text:p text:style-name="P54"><draw:custom-shape text:anchor-type="paragraph" draw:z-index="240" draw:name="Shape 173" draw:style-name="gr4" draw:text-style-name="P110" svg:width="3.335cm" svg:height="2.62cm" svg:x="5.708cm" svg:y="0.046cm"><text:p text:style-name="P110"><text:span text:style-name="T89"><text:s text:c="4"/></text:span><text:span text:style-name="T89">Check</text:span></text:p><text:p text:style-name="P110"><text:span text:style-name="T89"><text:s text:c="4"/></text:span><text:span text:style-name="T89">Email <text:s text:c="2"/></text:span></text:p><text:p text:style-name="P110"><text:span text:style-name="T89"><text:s text:c="4"/></text:span><text:span text:style-name="T89">is valid ?</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custom-shape text:anchor-type="paragraph" draw:z-index="249" draw:name="Shape 177" draw:style-name="gr4" draw:text-style-name="P110" svg:width="3.335cm" svg:height="2.62cm" svg:x="12.402cm" svg:y="0.051cm"><text:p text:style-name="P110"><text:span text:style-name="T89"><text:s text:c="4"/></text:span><text:span text:style-name="T89">Check</text:span></text:p><text:p text:style-name="P110"><text:span text:style-name="T89"><text:s text:c="4"/></text:span><text:span text:style-name="T89">Email is </text:span></text:p><text:p text:style-name="P110"><text:span text:style-name="T89">Exits in DB</text:span></text:p><text:p text:style-name="P110"><text:span text:style-name="T89"/></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text:p>
      <text:p text:style-name="P54"><text:s text:c="21"/><text:span text:style-name="T108">No <text:s text:c="51"/></text:span><text:span text:style-name="T109">Yes</text:span></text:p>
      <text:p text:style-name="P54"><draw:line text:anchor-type="paragraph" draw:z-index="242" draw:name="Line 147" draw:style-name="gr1" draw:text-style-name="P109" svg:x1="5.708cm" svg:y1="0.335cm" svg:x2="2.348cm" svg:y2="0.388cm"><text:p/></draw:line><draw:line text:anchor-type="paragraph" draw:z-index="250" draw:name="Line 150" draw:style-name="gr1" draw:text-style-name="P109" svg:x1="9.042cm" svg:y1="0.362cm" svg:x2="12.402cm" svg:y2="0.388cm"><text:p/></draw:line></text:p>
      <text:p text:style-name="P54"/>
      <text:p text:style-name="P54"/>
      <text:p text:style-name="P54"><draw:line text:anchor-type="paragraph" draw:z-index="247" draw:name="Line 149" draw:style-name="gr1" draw:text-style-name="P109" svg:x1="0.654cm" svg:y1="0.178cm" svg:x2="0.628cm" svg:y2="1.492cm"><text:p/></draw:line><draw:line text:anchor-type="paragraph" draw:z-index="251" draw:name="Line 151" draw:style-name="gr1" draw:text-style-name="P109" svg:x1="14.069cm" svg:y1="0.118cm" svg:x2="14.148cm" svg:y2="1.282cm"><text:p/></draw:line></text:p>
      <text:p text:style-name="P54"><draw:custom-shape text:anchor-type="paragraph" draw:z-index="256" draw:name="Shape 178" draw:style-name="gr13" svg:width="2.594cm" svg:height="2.541cm" svg:x="7.851cm" svg:y="0.425cm"><text:p>Email is ?</text:p><draw:enhanced-geometry svg:viewBox="0 0 21600 21600" draw:glue-points="10800 0 0 10800 10800 21600 21600 10800" draw:text-areas="5400 5400 16200 16200" draw:type="diamond" draw:enhanced-path="M 10800 0 L 21600 10800 10800 21600 0 10800 10800 0 Z N"/></draw:custom-shape></text:p>
      <text:p text:style-name="P54"><draw:line text:anchor-type="paragraph" draw:z-index="246" draw:name="Line 148" draw:style-name="gr1" draw:text-style-name="P109" svg:x1="0.628cm" svg:y1="0.309cm" svg:x2="0.628cm" svg:y2="0.757cm"><text:p/></draw:line><draw:custom-shape text:anchor-type="paragraph" draw:z-index="253" draw:name="Shape 180" draw:style-name="gr14" draw:text-style-name="P111" svg:width="2.858cm" svg:height="1.629cm" svg:x="12.666cm" svg:y="0.268cm"><text:p text:style-name="P109"><text:span text:style-name="T89">Processtcheck</text:span></text:p><text:p text:style-name="P109"><text:span text:style-name="T89"><text:s/></text:span><text:span text:style-name="T89">email</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draw:custom-shape text:anchor-type="paragraph" draw:z-index="244" draw:name="Shape 175" draw:style-name="gr5" draw:text-style-name="P110" svg:width="4.605cm" svg:height="2.031cm" svg:x="-1.251cm" svg:y="0.032cm"><text:p text:style-name="P110"><text:span text:style-name="T89"><text:s text:c="2"/></text:span><text:span text:style-name="T89">Display Error</text:span></text:p><text:p text:style-name="P110"><text:span text:style-name="T89"><text:s/></text:span><text:span text:style-name="T8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257" draw:name="Line 154" draw:style-name="gr1" draw:text-style-name="P109" svg:x1="12.667cm" svg:y1="0.695cm" svg:x2="10.444cm" svg:y2="0.721cm"><text:p/></draw:line><draw:line text:anchor-type="paragraph" draw:z-index="259" draw:name="Line 156" draw:style-name="gr1" draw:text-style-name="P109" svg:x1="7.851cm" svg:y1="0.695cm" svg:x2="2.983cm" svg:y2="0.748cm"><text:p/></draw:line><text:s text:c="44"/><text:span text:style-name="T111">No</text:span> <text:s text:c="51"/><text:span text:style-name="T110">Yes</text:span> <text:s text:c="38"/><text:span text:style-name="T93">query <text:s text:c="27"/></text:span></text:p>
      <text:p text:style-name="P54"><draw:line text:anchor-type="paragraph" draw:z-index="254" draw:name="Line 152" draw:style-name="gr1" draw:text-style-name="P109" svg:x1="15.312cm" svg:y1="0.125cm" svg:x2="16.476cm" svg:y2="0.723cm"><text:p/></draw:line><text:s text:c="12"/></text:p>
      <text:p text:style-name="P54"><draw:custom-shape text:anchor-type="paragraph" draw:z-index="252" draw:name="Shape 179" draw:style-name="gr6" svg:width="2.7cm" svg:height="2.779cm" svg:x="15.743cm" svg:y="0.236cm"><text:p><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5" draw:name="Line 153" draw:style-name="gr1" draw:text-style-name="P109" svg:x1="15.743cm" svg:y1="1.388cm" svg:x2="14.413cm" svg:y2="0.009cm"><text:p/></draw:line><draw:line text:anchor-type="paragraph" draw:z-index="260" draw:name="Line 155" draw:style-name="gr1" draw:text-style-name="P109" svg:x1="9.121cm" svg:y1="0.591cm" svg:x2="10.074cm" svg:y2="2.004cm"><text:p/></draw:line><draw:line text:anchor-type="paragraph" draw:z-index="248" draw:name="Vertical line 20" draw:style-name="gr1" draw:text-style-name="P109" svg:x1="0.469cm" svg:y1="0.797cm" svg:x2="0.495cm" svg:y2="3.141cm"><text:p/></draw:line><text:tab/><text:tab/><text:tab/><text:tab/><text:tab/><text:tab/><text:tab/><text:tab/><text:tab/><text:tab/><text:tab/><text:tab/><text:tab/><text:tab/><text:tab/><text:tab/><text:tab/><text:tab/><text:tab/></text:p>
      <text:p text:style-name="P54"><text:tab/><text:tab/><text:tab/><text:tab/><text:tab/><text:tab/><text:tab/><text:tab/><text:span text:style-name="T112">yes</text:span><text:tab/><text:tab/><text:tab/><text:tab/><text:tab/><text:tab/></text:p>
      <text:p text:style-name="P54"><text:tab/><text:tab/><text:tab/><text:tab/><text:tab/><text:tab/><text:tab/><text:tab/><text:tab/><text:tab/></text:p>
      <text:p text:style-name="P54"><draw:custom-shape text:anchor-type="paragraph" draw:z-index="258" draw:name="Shape 181" draw:style-name="gr12" draw:text-style-name="P109" svg:width="2.991cm" svg:height="0.953cm" svg:x="9.703cm" svg:y="0.056cm"><text:p text:style-name="P109">Mail send</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4"/>
      <text:p text:style-name="P54"><draw:custom-shape text:anchor-type="paragraph" draw:z-index="245" draw:name="Shape 176" draw:style-name="gr2" svg:width="3.652cm" svg:height="0.847cm" svg:x="-0.774cm" svg:y="0.312cm"><text:p><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97"><draw:line text:anchor-type="paragraph" draw:z-index="330" draw:name="Line 163" draw:style-name="gr1" draw:text-style-name="P109" svg:x1="10.206cm" svg:y1="0.035cm" svg:x2="2.877cm" svg:y2="0.035cm"><text:p/></draw:line><text:span text:style-name="T50"/></text:p>
      <text:p text:style-name="P97"><text:soft-page-break/><text:span text:style-name="T50"/></text:p>
      <text:p text:style-name="P97"><text:span text:style-name="T50"/></text:p>
      <text:p text:style-name="P97"><text:span text:style-name="T50">4.</text:span><text:span text:style-name="T54">DFD for Product Ad</text:span><text:span text:style-name="T55">d</text:span></text:p>
      <text:p text:style-name="P97"><draw:custom-shape text:anchor-type="paragraph" draw:z-index="261" draw:name="Shape 182" draw:style-name="gr2" svg:width="3.652cm" svg:height="0.847cm" svg:x="5.771cm" svg:y="0.032cm"><text:p><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4"/></text:p>
      <text:p text:style-name="P97"><draw:line text:anchor-type="paragraph" draw:z-index="263" draw:name="Vertical line 21" draw:style-name="gr1" draw:text-style-name="P109" svg:x1="7.481cm" svg:y1="0.392cm" svg:x2="7.481cm" svg:y2="2.461cm"><text:p/></draw:line><text:span text:style-name="T54"/></text:p>
      <text:p text:style-name="P97"><text:span text:style-name="T54"/></text:p>
      <text:p text:style-name="P97"><text:span text:style-name="T54"/></text:p>
      <text:p text:style-name="P97"><text:span text:style-name="T54"/></text:p>
      <text:p text:style-name="P97"><text:span text:style-name="T54"/></text:p>
      <text:p text:style-name="P97"><draw:custom-shape text:anchor-type="paragraph" draw:z-index="262" draw:name="Shape 183" draw:style-name="gr9" draw:text-style-name="P112" svg:width="2.966cm" svg:height="2.888cm" svg:x="5.999cm" svg:y="0.026cm"><text:p text:style-name="P112">Is login ?</text:p><draw:enhanced-geometry svg:viewBox="0 0 21600 21600" draw:glue-points="10800 0 0 10800 10800 21600 21600 10800" draw:text-areas="5400 5400 16200 16200" draw:type="diamond" draw:enhanced-path="M 10800 0 L 21600 10800 10800 21600 0 10800 10800 0 Z N"/></draw:custom-shape><text:span text:style-name="T54"/></text:p>
      <text:p text:style-name="P97"><draw:custom-shape text:anchor-type="paragraph" draw:z-index="264" draw:name="Shape 184" draw:style-name="gr5" draw:text-style-name="P110" svg:width="4.605cm" svg:height="2.031cm" svg:x="-1.251cm" svg:y="0.042cm"><text:p text:style-name="P110"><text:span text:style-name="T89"><text:s text:c="2"/></text:span><text:span text:style-name="T89">Display Error</text:span></text:p><text:p text:style-name="P110"><text:span text:style-name="T89"><text:s/></text:span><text:span text:style-name="T89">Messge must be</text:span></text:p><text:p text:style-name="P110"><text:span text:style-name="T89">login</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54"/></text:p>
      <text:p text:style-name="P97"><draw:line text:anchor-type="paragraph" draw:z-index="265" draw:name="Line 158" draw:style-name="gr1" draw:text-style-name="P109" svg:x1="5.999cm" svg:y1="0.402cm" svg:x2="2.824cm" svg:y2="0.428cm"><text:p/></draw:line><text:span text:style-name="T54"><text:s text:c="31"/></text:span><text:span text:style-name="T56">No</text:span></text:p>
      <text:p text:style-name="P97"><text:span text:style-name="T54"/></text:p>
      <text:p text:style-name="P97"><text:span text:style-name="T54"/></text:p>
      <text:p text:style-name="P97"><draw:line text:anchor-type="paragraph" draw:z-index="267" draw:name="Vertical line 22" draw:style-name="gr1" draw:text-style-name="P109" svg:x1="7.507cm" svg:y1="0.48cm" svg:x2="7.507cm" svg:y2="2.36cm"><text:p/></draw:line><text:span text:style-name="T54"/></text:p>
      <text:p text:style-name="P97"><text:span text:style-name="T54"/></text:p>
      <text:p text:style-name="P97"><text:span text:style-name="T54"><text:s text:c="56"/></text:span><text:span text:style-name="T69">Yes</text:span></text:p>
      <text:p text:style-name="P97"><text:span text:style-name="T54"/></text:p>
      <text:p text:style-name="P97"><draw:custom-shape text:anchor-type="paragraph" draw:z-index="266" draw:name="Shape 185" draw:style-name="gr11" draw:text-style-name="P110" svg:width="5.081cm" svg:height="2.149cm" svg:x="5.126cm" svg:y="0.413cm"><text:p text:style-name="P110"><text:span text:style-name="T89"><text:s text:c="2"/></text:span><text:span text:style-name="T89">Get Prodcuts Details</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54"/></text:p>
      <text:p text:style-name="P97"><text:span text:style-name="T54"/></text:p>
      <text:p text:style-name="P97"><text:span text:style-name="T54"/></text:p>
      <text:p text:style-name="P97"><draw:line text:anchor-type="paragraph" draw:z-index="271" draw:name="Line 161" draw:style-name="gr1" draw:text-style-name="P109" svg:x1="2.639cm" svg:y1="3.921cm" svg:x2="2.692cm" svg:y2="0.27cm"><text:p/></draw:line><draw:line text:anchor-type="paragraph" draw:z-index="272" draw:name="Line 162" draw:style-name="gr1" draw:text-style-name="P109" svg:x1="2.692cm" svg:y1="0.27cm" svg:x2="5.523cm" svg:y2="0.296cm"><text:p/></draw:line><text:span text:style-name="T54"/></text:p>
      <text:p text:style-name="P97"><text:span text:style-name="T54"/></text:p>
      <text:p text:style-name="P97"><draw:line text:anchor-type="paragraph" draw:z-index="268" draw:name="Line 159" draw:style-name="gr1" draw:text-style-name="P109" svg:x1="7.322cm" svg:y1="0.009cm" svg:x2="7.348cm" svg:y2="1.44cm"><text:p/></draw:line><text:span text:style-name="T54"/></text:p>
      <text:p text:style-name="P97"><text:span text:style-name="T54"/></text:p>
      <text:p text:style-name="P97"><text:span text:style-name="T54"><text:s text:c="15"/></text:span><text:span text:style-name="T57">No</text:span></text:p>
      <text:p text:style-name="P97"><draw:custom-shape text:anchor-type="paragraph" draw:z-index="269" draw:name="Shape 186" draw:style-name="gr9" draw:text-style-name="P112" svg:width="2.966cm" svg:height="2.888cm" svg:x="5.84cm" svg:y="0.053cm"><text:p text:style-name="P112">Not blank</text:p><draw:enhanced-geometry svg:viewBox="0 0 21600 21600" draw:glue-points="10800 0 0 10800 10800 21600 21600 10800" draw:text-areas="5400 5400 16200 16200" draw:type="diamond" draw:enhanced-path="M 10800 0 L 21600 10800 10800 21600 0 10800 10800 0 Z N"/></draw:custom-shape><text:span text:style-name="T54"/></text:p>
      <text:p text:style-name="P97"><text:span text:style-name="T54"/></text:p>
      <text:p text:style-name="P97"><text:span text:style-name="T54"/></text:p>
      <text:p text:style-name="P97"><draw:line text:anchor-type="paragraph" draw:z-index="270" draw:name="Line 160" draw:style-name="gr1" draw:text-style-name="P109" svg:x1="5.84cm" svg:y1="0.052cm" svg:x2="2.639cm" svg:y2="0.026cm"><text:p/></draw:line><text:span text:style-name="T54"/></text:p>
      <text:p text:style-name="P97"><text:span text:style-name="T54"/></text:p>
      <text:p text:style-name="P97"><text:span text:style-name="T54"/></text:p>
      <text:p text:style-name="P97"><draw:line text:anchor-type="paragraph" draw:z-index="274" draw:name="Vertical line 23" draw:style-name="gr1" draw:text-style-name="P109" svg:x1="7.348cm" svg:y1="0.019cm" svg:x2="7.348cm" svg:y2="1.067cm"><text:p/></draw:line><text:span text:style-name="T54"/></text:p>
      <text:p text:style-name="P97"><text:span text:style-name="T54"/></text:p>
      <text:p text:style-name="P97"><draw:custom-shape text:anchor-type="paragraph" draw:z-index="273" draw:name="Shape 187" draw:style-name="gr8" draw:text-style-name="P110" svg:width="5.663cm" svg:height="1.562cm" svg:x="4.808cm" svg:y="0.093cm"><text:p><text:span text:style-name="T89"><text:s/></text:span><text:span text:style-name="T89">Check Data type and Validation</text:span></text:p><text:p><text:span text:style-name="T89"><text:s text:c="2"/></text:span><text:span text:style-name="T89">For request data</text:span></text:p><draw:enhanced-geometry svg:viewBox="0 0 21600 21600" draw:type="rectangle" draw:enhanced-path="M 0 0 L 21600 0 21600 21600 0 21600 0 0 Z N"/></draw:custom-shape><text:span text:style-name="T54"/></text:p>
      <text:p text:style-name="P97"><text:span text:style-name="T54"/></text:p>
      <text:p text:style-name="P97"><text:span text:style-name="T54"/></text:p>
      <text:p text:style-name="P97"><draw:line text:anchor-type="paragraph" draw:z-index="276" draw:name="Vertical line 24" draw:style-name="gr1" draw:text-style-name="P109" svg:x1="7.481cm" svg:y1="0.194cm" svg:x2="7.481cm" svg:y2="0.898cm"><text:p/></draw:line><text:span text:style-name="T54"/></text:p>
      <text:p text:style-name="P97"><draw:custom-shape text:anchor-type="paragraph" draw:z-index="275" draw:name="Shape 188" draw:style-name="gr4" draw:text-style-name="P110" svg:width="3.335cm" svg:height="2.62cm" svg:x="5.84cm" svg:y="0.411cm"><text:p text:style-name="P110"><text:span text:style-name="T89"><text:s text:c="4"/></text:span><text:span text:style-name="T89">Check</text:span></text:p><text:p text:style-name="P110"><text:span text:style-name="T89">Request <text:s/>data </text:span></text:p><text:p text:style-name="P110"><text:span text:style-name="T89"><text:s text:c="4"/></text:span><text:span text:style-name="T89">is valid ?</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custom-shape text:anchor-type="paragraph" draw:z-index="277" draw:name="Shape 190" draw:style-name="gr4" draw:text-style-name="P110" svg:width="3.335cm" svg:height="2.62cm" svg:x="-0.139cm" svg:y="0.48cm"><text:p text:style-name="P110"><text:span text:style-name="T89"><text:s text:c="4"/></text:span><text:span text:style-name="T89">Check</text:span></text:p><text:p text:style-name="P110"><text:span text:style-name="T89"><text:s text:c="4"/></text:span><text:span text:style-name="T89">Error</text:span></text:p><text:p text:style-name="P110"><text:span text:style-name="T89"/></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text:span text:style-name="T54"><text:s text:c="38"/></text:span></text:p>
      <text:p text:style-name="P97"><draw:custom-shape text:anchor-type="paragraph" draw:z-index="283" draw:name="Shape 192" draw:style-name="gr7" draw:text-style-name="P111" svg:width="2.858cm" svg:height="2.858cm" svg:x="12.111cm" svg:y="0.019cm"><text:p text:style-name="P109"><text:span text:style-name="T89">Process the </text:span></text:p><text:p text:style-name="P109"><text:span text:style-name="T89">reque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4"/></text:p>
      <text:p text:style-name="P97"><text:span text:style-name="T54"><text:s text:c="29"/></text:span><text:span text:style-name="T58">No <text:s text:c="49"/>Yes</text:span></text:p>
      <text:p text:style-name="P97"><draw:line text:anchor-type="paragraph" draw:z-index="278" draw:name="Line 164" draw:style-name="gr1" draw:text-style-name="P109" svg:x1="5.841cm" svg:y1="0.243cm" svg:x2="2.983cm" svg:y2="0.269cm"><text:p/></draw:line><draw:line text:anchor-type="paragraph" draw:z-index="284" draw:name="Line 168" draw:style-name="gr1" draw:text-style-name="P109" svg:x1="9.174cm" svg:y1="0.27cm" svg:x2="12.111cm" svg:y2="0.323cm"><text:p/></draw:line><text:span text:style-name="T54"><text:s text:c="10"/></text:span></text:p>
      <text:p text:style-name="P97"><text:span text:style-name="T54"><text:s/></text:span></text:p>
      <text:p text:style-name="P97"><draw:line text:anchor-type="paragraph" draw:z-index="286" draw:name="Line 169" draw:style-name="gr1" draw:text-style-name="P109" svg:x1="14.757cm" svg:y1="0.09cm" svg:x2="15.736cm" svg:y2="1.231cm"><text:p/></draw:line><text:span text:style-name="T54"/></text:p>
      <text:p text:style-name="P97"><draw:line text:anchor-type="paragraph" draw:z-index="281" draw:name="Line 165" draw:style-name="gr1" draw:text-style-name="P109" svg:x1="1.474cm" svg:y1="0.178cm" svg:x2="1.448cm" svg:y2="0.767cm"><text:p/></draw:line><draw:line text:anchor-type="paragraph" draw:z-index="287" draw:name="Line 170" draw:style-name="gr1" draw:text-style-name="P109" svg:x1="14.81cm" svg:y1="1.032cm" svg:x2="14.175cm" svg:y2="0.291cm"><text:p/></draw:line><draw:custom-shape text:anchor-type="paragraph" draw:z-index="288" draw:name="Shape 194" draw:style-name="gr4" draw:text-style-name="P110" svg:width="3.335cm" svg:height="2.62cm" svg:x="8.777cm" svg:y="0.109cm"><text:p text:style-name="P110"><text:span text:style-name="T89">If Save Sucess</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line text:anchor-type="paragraph" draw:z-index="329" draw:name="Line 190" draw:style-name="gr1" draw:text-style-name="P109" svg:x1="13.592cm" svg:y1="0.443cm" svg:x2="13.566cm" svg:y2="1.44cm"><text:p/></draw:line><text:span text:style-name="T54"><text:s text:c="132"/></text:span><text:span text:style-name="T95">query</text:span></text:p>
      <text:p text:style-name="P97"><draw:custom-shape text:anchor-type="paragraph" draw:z-index="279" draw:name="Shape 189" draw:style-name="gr5" draw:text-style-name="P110" svg:width="4.605cm" svg:height="2.031cm" svg:x="-0.377cm" svg:y="0.28cm"><text:p text:style-name="P110"><text:span text:style-name="T89"><text:s text:c="2"/></text:span><text:span text:style-name="T89">Display Error</text:span></text:p><text:p text:style-name="P110"><text:span text:style-name="T89"><text:s/></text:span><text:span text:style-name="T8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285" draw:name="Shape 193" draw:style-name="gr6" svg:width="2.7cm" svg:height="2.779cm" svg:x="14.684cm" svg:y="0.258cm"><text:p><text:s text:c="2"/>Store</text:p><text:p><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4"/></text:p>
      <text:p text:style-name="P97"><draw:line text:anchor-type="paragraph" draw:z-index="292" draw:name="Line 172" draw:style-name="gr1" draw:text-style-name="P109" svg:x1="8.777cm" svg:y1="0.428cm" svg:x2="3.962cm" svg:y2="0.402cm"><text:p/></draw:line><draw:line text:anchor-type="paragraph" draw:z-index="289" draw:name="Line 167" draw:style-name="gr1" draw:text-style-name="P109" svg:x1="13.699cm" svg:y1="0.466cm" svg:x2="12.111cm" svg:y2="0.466cm"><text:p/></draw:line><text:span text:style-name="T54"><text:tab/><text:tab/><text:tab/><text:tab/></text:span><text:span text:style-name="T59">No</text:span></text:p>
      <text:p text:style-name="P97"><text:span text:style-name="T54"/></text:p>
      <text:p text:style-name="P97"><draw:custom-shape text:anchor-type="paragraph" draw:z-index="290" draw:name="Shape 195" draw:style-name="gr5" draw:text-style-name="P110" svg:width="4.605cm" svg:height="2.031cm" svg:x="4.544cm" svg:y="0.053cm"><text:p text:style-name="P110"><text:span text:style-name="T89"><text:s text:c="2"/></text:span><text:span text:style-name="T89">Display success</text:span></text:p><text:p text:style-name="P110"><text:span text:style-name="T89"><text:s/></text:span><text:span text:style-name="T8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291" draw:name="Line 171" draw:style-name="gr1" draw:text-style-name="P109" svg:x1="9.809cm" svg:y1="0.328cm" svg:x2="8.777cm" svg:y2="0.646cm"><text:p/></draw:line><text:span text:style-name="T54"/></text:p>
      <text:p text:style-name="P97"><draw:line text:anchor-type="paragraph" draw:z-index="282" draw:name="Line 166" draw:style-name="gr1" draw:text-style-name="P109" svg:x1="1.527cm" svg:y1="0.363cm" svg:x2="1.501cm" svg:y2="0.957cm"><text:p/></draw:line><text:span text:style-name="T54"/></text:p>
      <text:p text:style-name="P97"><draw:custom-shape text:anchor-type="paragraph" draw:z-index="280" draw:name="Shape 191" draw:style-name="gr2" svg:width="3.652cm" svg:height="0.847cm" svg:x="-0.034cm" svg:y="0.471cm"><text:p><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4"><text:s text:c="75"/></text:span><text:span text:style-name="T59">yes</text:span></text:p>
      <text:p text:style-name="P97"><draw:line text:anchor-type="paragraph" draw:z-index="293" draw:name="Line 173" draw:style-name="gr1" draw:text-style-name="P109" svg:x1="4.544cm" svg:y1="0.623cm" svg:x2="3.618cm" svg:y2="0.641cm"><text:p/></draw:line><text:span text:style-name="T54"/></text:p>
      <text:p text:style-name="P97"><text:soft-page-break/><text:span text:style-name="T54"/></text:p>
      <text:p text:style-name="P97"><text:span text:style-name="T54"/></text:p>
      <text:p text:style-name="P98"><text:span text:style-name="T61">5</text:span><text:span text:style-name="T50">.</text:span><text:span text:style-name="T54">DFD for </text:span><text:span text:style-name="T60">Category</text:span><text:span text:style-name="T54"> Ad</text:span><text:span text:style-name="T55">d</text:span></text:p>
      <text:p text:style-name="P99"><draw:custom-shape text:anchor-type="paragraph" draw:z-index="294" draw:name="Shape 196" draw:style-name="gr2" svg:width="3.652cm" svg:height="0.847cm" svg:x="5.771cm" svg:y="0.032cm"><text:p><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4"/></text:p>
      <text:p text:style-name="P99"><draw:line text:anchor-type="paragraph" draw:z-index="296" draw:name="Vertical line 25" draw:style-name="gr1" draw:text-style-name="P109" svg:x1="7.481cm" svg:y1="0.392cm" svg:x2="7.481cm" svg:y2="2.117cm"><text:p/></draw:line><text:span text:style-name="T54"/></text:p>
      <text:p text:style-name="P99"><text:span text:style-name="T54"/></text:p>
      <text:p text:style-name="P99"><text:span text:style-name="T54"/></text:p>
      <text:p text:style-name="P99"><text:span text:style-name="T54"/></text:p>
      <text:p text:style-name="P99"><draw:custom-shape text:anchor-type="paragraph" draw:z-index="295" draw:name="Shape 197" draw:style-name="gr9" draw:text-style-name="P112" svg:width="2.966cm" svg:height="2.888cm" svg:x="5.999cm" svg:y="0.026cm"><text:p text:style-name="P112">Is login ?</text:p><draw:enhanced-geometry svg:viewBox="0 0 21600 21600" draw:glue-points="10800 0 0 10800 10800 21600 21600 10800" draw:text-areas="5400 5400 16200 16200" draw:type="diamond" draw:enhanced-path="M 10800 0 L 21600 10800 10800 21600 0 10800 10800 0 Z N"/></draw:custom-shape><text:span text:style-name="T54"/></text:p>
      <text:p text:style-name="P99"><draw:custom-shape text:anchor-type="paragraph" draw:z-index="297" draw:name="Shape 198" draw:style-name="gr5" draw:text-style-name="P110" svg:width="4.605cm" svg:height="2.031cm" svg:x="-1.251cm" svg:y="0.042cm"><text:p text:style-name="P110"><text:span text:style-name="T89"><text:s text:c="2"/></text:span><text:span text:style-name="T89">Display Error</text:span></text:p><text:p text:style-name="P110"><text:span text:style-name="T89"><text:s/></text:span><text:span text:style-name="T89">Messge must be</text:span></text:p><text:p text:style-name="P110"><text:span text:style-name="T89">login</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54"/></text:p>
      <text:p text:style-name="P99"><draw:line text:anchor-type="paragraph" draw:z-index="298" draw:name="Line 174" draw:style-name="gr1" draw:text-style-name="P109" svg:x1="5.999cm" svg:y1="0.402cm" svg:x2="2.824cm" svg:y2="0.428cm"><text:p/></draw:line><text:span text:style-name="T54"><text:s text:c="31"/></text:span><text:span text:style-name="T56">No</text:span></text:p>
      <text:p text:style-name="P99"><text:span text:style-name="T54"/></text:p>
      <text:p text:style-name="P99"><text:span text:style-name="T54"/></text:p>
      <text:p text:style-name="P99"><draw:line text:anchor-type="paragraph" draw:z-index="300" draw:name="Vertical line 26" draw:style-name="gr1" draw:text-style-name="P109" svg:x1="7.507cm" svg:y1="0.48cm" svg:x2="7.507cm" svg:y2="2.36cm"><text:p/></draw:line><text:span text:style-name="T54"/></text:p>
      <text:p text:style-name="P99"><text:span text:style-name="T54"/></text:p>
      <text:p text:style-name="P99"><text:span text:style-name="T54"/></text:p>
      <text:p text:style-name="P99"><text:span text:style-name="T54"/></text:p>
      <text:p text:style-name="P99"><draw:custom-shape text:anchor-type="paragraph" draw:z-index="299" draw:name="Shape 199" draw:style-name="gr10" draw:text-style-name="P110" svg:width="4.763cm" svg:height="2.112cm" svg:x="5.126cm" svg:y="0.413cm"><text:p text:style-name="P110"><text:span text:style-name="T89"><text:s text:c="2"/></text:span><text:span text:style-name="T89">Get Category Details</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54"/></text:p>
      <text:p text:style-name="P99"><text:span text:style-name="T54"/></text:p>
      <text:p text:style-name="P99"><text:span text:style-name="T54"/></text:p>
      <text:p text:style-name="P99"><draw:line text:anchor-type="paragraph" draw:z-index="304" draw:name="Line 177" draw:style-name="gr1" draw:text-style-name="P109" svg:x1="2.639cm" svg:y1="3.921cm" svg:x2="2.692cm" svg:y2="0.27cm"><text:p/></draw:line><draw:line text:anchor-type="paragraph" draw:z-index="305" draw:name="Line 178" draw:style-name="gr1" draw:text-style-name="P109" svg:x1="2.692cm" svg:y1="0.27cm" svg:x2="5.523cm" svg:y2="0.296cm"><text:p/></draw:line><text:span text:style-name="T54"/></text:p>
      <text:p text:style-name="P99"><text:span text:style-name="T54"/></text:p>
      <text:p text:style-name="P99"><draw:line text:anchor-type="paragraph" draw:z-index="301" draw:name="Line 175" draw:style-name="gr1" draw:text-style-name="P109" svg:x1="7.322cm" svg:y1="0.009cm" svg:x2="7.348cm" svg:y2="1.44cm"><text:p/></draw:line><text:span text:style-name="T54"/></text:p>
      <text:p text:style-name="P99"><text:span text:style-name="T54"/></text:p>
      <text:p text:style-name="P99"><text:span text:style-name="T54"><text:s text:c="15"/></text:span><text:span text:style-name="T57">No</text:span></text:p>
      <text:p text:style-name="P99"><draw:custom-shape text:anchor-type="paragraph" draw:z-index="302" draw:name="Shape 200" draw:style-name="gr9" draw:text-style-name="P112" svg:width="2.966cm" svg:height="2.888cm" svg:x="5.84cm" svg:y="0.053cm"><text:p text:style-name="P112">Not blank</text:p><draw:enhanced-geometry svg:viewBox="0 0 21600 21600" draw:glue-points="10800 0 0 10800 10800 21600 21600 10800" draw:text-areas="5400 5400 16200 16200" draw:type="diamond" draw:enhanced-path="M 10800 0 L 21600 10800 10800 21600 0 10800 10800 0 Z N"/></draw:custom-shape><text:span text:style-name="T54"/></text:p>
      <text:p text:style-name="P99"><text:span text:style-name="T54"/></text:p>
      <text:p text:style-name="P99"><text:span text:style-name="T54"/></text:p>
      <text:p text:style-name="P99"><draw:line text:anchor-type="paragraph" draw:z-index="303" draw:name="Line 176" draw:style-name="gr1" draw:text-style-name="P109" svg:x1="5.84cm" svg:y1="0.052cm" svg:x2="2.639cm" svg:y2="0.026cm"><text:p/></draw:line><text:span text:style-name="T54"/></text:p>
      <text:p text:style-name="P99"><text:span text:style-name="T54"/></text:p>
      <text:p text:style-name="P99"><text:span text:style-name="T54"/></text:p>
      <text:p text:style-name="P99"><draw:line text:anchor-type="paragraph" draw:z-index="307" draw:name="Vertical line 27" draw:style-name="gr1" draw:text-style-name="P109" svg:x1="7.348cm" svg:y1="0.019cm" svg:x2="7.348cm" svg:y2="1.067cm"><text:p/></draw:line><text:span text:style-name="T54"/></text:p>
      <text:p text:style-name="P99"><text:span text:style-name="T54"/></text:p>
      <text:p text:style-name="P99"><draw:custom-shape text:anchor-type="paragraph" draw:z-index="306" draw:name="Shape 201" draw:style-name="gr8" draw:text-style-name="P110" svg:width="5.663cm" svg:height="1.562cm" svg:x="4.808cm" svg:y="0.093cm"><text:p><text:span text:style-name="T89"><text:s/></text:span><text:span text:style-name="T89">Check Data type and Validation</text:span></text:p><text:p><text:span text:style-name="T89"><text:s text:c="2"/></text:span><text:span text:style-name="T89">For request data</text:span></text:p><draw:enhanced-geometry svg:viewBox="0 0 21600 21600" draw:type="rectangle" draw:enhanced-path="M 0 0 L 21600 0 21600 21600 0 21600 0 0 Z N"/></draw:custom-shape><text:span text:style-name="T54"/></text:p>
      <text:p text:style-name="P99"><text:span text:style-name="T54"/></text:p>
      <text:p text:style-name="P99"><text:span text:style-name="T54"/></text:p>
      <text:p text:style-name="P99"><draw:line text:anchor-type="paragraph" draw:z-index="309" draw:name="Vertical line 28" draw:style-name="gr1" draw:text-style-name="P109" svg:x1="7.481cm" svg:y1="0.194cm" svg:x2="7.481cm" svg:y2="0.898cm"><text:p/></draw:line><text:span text:style-name="T54"/></text:p>
      <text:p text:style-name="P99"><draw:custom-shape text:anchor-type="paragraph" draw:z-index="308" draw:name="Shape 202" draw:style-name="gr4" draw:text-style-name="P110" svg:width="3.335cm" svg:height="2.62cm" svg:x="5.84cm" svg:y="0.411cm"><text:p text:style-name="P110"><text:span text:style-name="T89"><text:s text:c="4"/></text:span><text:span text:style-name="T89">Check</text:span></text:p><text:p text:style-name="P110"><text:span text:style-name="T89">Request <text:s/>data </text:span></text:p><text:p text:style-name="P110"><text:span text:style-name="T89"><text:s text:c="4"/></text:span><text:span text:style-name="T89">is valid ?</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custom-shape text:anchor-type="paragraph" draw:z-index="310" draw:name="Shape 203" draw:style-name="gr4" draw:text-style-name="P110" svg:width="3.335cm" svg:height="2.62cm" svg:x="-0.139cm" svg:y="0.48cm"><text:p text:style-name="P110"><text:span text:style-name="T89"><text:s text:c="4"/></text:span><text:span text:style-name="T89">Check</text:span></text:p><text:p text:style-name="P110"><text:span text:style-name="T89"><text:s text:c="4"/></text:span><text:span text:style-name="T89">Error</text:span></text:p><text:p text:style-name="P110"><text:span text:style-name="T89"/></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text:span text:style-name="T54"><text:s text:c="38"/></text:span></text:p>
      <text:p text:style-name="P99"><draw:custom-shape text:anchor-type="paragraph" draw:z-index="316" draw:name="Shape 206" draw:style-name="gr7" draw:text-style-name="P111" svg:width="2.858cm" svg:height="2.858cm" svg:x="12.111cm" svg:y="0.019cm"><text:p text:style-name="P109"><text:span text:style-name="T89">Process the </text:span></text:p><text:p text:style-name="P109"><text:span text:style-name="T89">reque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4"/></text:p>
      <text:p text:style-name="P99"><text:span text:style-name="T54"><text:s text:c="29"/></text:span><text:span text:style-name="T58">No <text:s text:c="49"/>Yes</text:span></text:p>
      <text:p text:style-name="P99"><draw:line text:anchor-type="paragraph" draw:z-index="311" draw:name="Line 180" draw:style-name="gr1" draw:text-style-name="P109" svg:x1="5.841cm" svg:y1="0.243cm" svg:x2="2.983cm" svg:y2="0.269cm"><text:p/></draw:line><draw:line text:anchor-type="paragraph" draw:z-index="317" draw:name="Line 183" draw:style-name="gr1" draw:text-style-name="P109" svg:x1="9.174cm" svg:y1="0.27cm" svg:x2="12.111cm" svg:y2="0.323cm"><text:p/></draw:line><text:span text:style-name="T54"><text:s text:c="10"/></text:span></text:p>
      <text:p text:style-name="P99"><text:span text:style-name="T54"><text:s/></text:span></text:p>
      <text:p text:style-name="P99"><draw:line text:anchor-type="paragraph" draw:z-index="319" draw:name="Line 184" draw:style-name="gr1" draw:text-style-name="P109" svg:x1="14.757cm" svg:y1="0.09cm" svg:x2="15.736cm" svg:y2="1.231cm"><text:p/></draw:line><text:span text:style-name="T54"/></text:p>
      <text:p text:style-name="P99"><draw:line text:anchor-type="paragraph" draw:z-index="314" draw:name="Line 181" draw:style-name="gr1" draw:text-style-name="P109" svg:x1="1.474cm" svg:y1="0.178cm" svg:x2="1.448cm" svg:y2="0.767cm"><text:p/></draw:line><draw:line text:anchor-type="paragraph" draw:z-index="320" draw:name="Line 185" draw:style-name="gr1" draw:text-style-name="P109" svg:x1="14.81cm" svg:y1="1.032cm" svg:x2="14.175cm" svg:y2="0.291cm"><text:p/></draw:line><draw:custom-shape text:anchor-type="paragraph" draw:z-index="321" draw:name="Shape 208" draw:style-name="gr4" draw:text-style-name="P110" svg:width="3.335cm" svg:height="2.62cm" svg:x="8.777cm" svg:y="0.109cm"><text:p text:style-name="P110"><text:span text:style-name="T89">If Save Sucess</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line text:anchor-type="paragraph" draw:z-index="328" draw:name="Vertical line 29" draw:style-name="gr1" draw:text-style-name="P109" svg:x1="13.566cm" svg:y1="0.443cm" svg:x2="13.566cm" svg:y2="1.411cm"><text:p/></draw:line><text:span text:style-name="T54"><text:s text:c="132"/></text:span><text:span text:style-name="T95">query</text:span></text:p>
      <text:p text:style-name="P99"><draw:custom-shape text:anchor-type="paragraph" draw:z-index="312" draw:name="Shape 204" draw:style-name="gr5" draw:text-style-name="P110" svg:width="4.605cm" svg:height="2.031cm" svg:x="-0.377cm" svg:y="0.28cm"><text:p text:style-name="P110"><text:span text:style-name="T89"><text:s text:c="2"/></text:span><text:span text:style-name="T89">Display Error</text:span></text:p><text:p text:style-name="P110"><text:span text:style-name="T89"><text:s/></text:span><text:span text:style-name="T8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318" draw:name="Shape 207" draw:style-name="gr6" svg:width="2.7cm" svg:height="2.779cm" svg:x="14.684cm" svg:y="0.258cm"><text:p><text:s text:c="2"/>Store</text:p><text:p><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4"/></text:p>
      <text:p text:style-name="P99"><draw:line text:anchor-type="paragraph" draw:z-index="325" draw:name="Line 188" draw:style-name="gr1" draw:text-style-name="P109" svg:x1="8.777cm" svg:y1="0.428cm" svg:x2="3.962cm" svg:y2="0.402cm"><text:p/></draw:line><draw:line text:anchor-type="paragraph" draw:z-index="322" draw:name="Line 186" draw:style-name="gr1" draw:text-style-name="P109" svg:x1="13.725cm" svg:y1="0.437cm" svg:x2="12.111cm" svg:y2="0.437cm"><text:p/></draw:line><text:span text:style-name="T54"><text:tab/><text:tab/><text:tab/><text:tab/></text:span><text:span text:style-name="T59">No</text:span></text:p>
      <text:p text:style-name="P99"><text:span text:style-name="T54"/></text:p>
      <text:p text:style-name="P99"><draw:line text:anchor-type="paragraph" draw:z-index="324" draw:name="Line 187" draw:style-name="gr1" draw:text-style-name="P109" svg:x1="9.809cm" svg:y1="0.328cm" svg:x2="8.777cm" svg:y2="0.646cm"><text:p/></draw:line><draw:custom-shape text:anchor-type="paragraph" draw:z-index="323" draw:name="Shape 209" draw:style-name="gr5" draw:text-style-name="P110" svg:width="4.605cm" svg:height="2.031cm" svg:x="4.544cm" svg:y="0.053cm"><text:p text:style-name="P110"><text:span text:style-name="T89"><text:s text:c="2"/></text:span><text:span text:style-name="T89">Display success</text:span></text:p><text:p text:style-name="P110"><text:span text:style-name="T89"><text:s/></text:span><text:span text:style-name="T8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54"/></text:p>
      <text:p text:style-name="P99"><draw:line text:anchor-type="paragraph" draw:z-index="315" draw:name="Line 182" draw:style-name="gr1" draw:text-style-name="P109" svg:x1="1.527cm" svg:y1="0.363cm" svg:x2="1.501cm" svg:y2="0.957cm"><text:p/></draw:line><text:span text:style-name="T54"/></text:p>
      <text:p text:style-name="P99"><draw:custom-shape text:anchor-type="paragraph" draw:z-index="313" draw:name="Shape 205" draw:style-name="gr2" svg:width="3.652cm" svg:height="0.847cm" svg:x="-0.034cm" svg:y="0.471cm"><text:p><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4"><text:s text:c="75"/></text:span><text:span text:style-name="T59">yes</text:span></text:p>
      <text:p text:style-name="P99"><draw:line text:anchor-type="paragraph" draw:z-index="326" draw:name="Line 189" draw:style-name="gr1" draw:text-style-name="P109" svg:x1="4.544cm" svg:y1="0.623cm" svg:x2="3.618cm" svg:y2="0.641cm"><text:p/></draw:line><text:span text:style-name="T54"/></text:p>
      <text:p text:style-name="P99"><text:span text:style-name="T54"/></text:p>
      <text:p text:style-name="P97"><text:soft-page-break/><text:span text:style-name="T54"/></text:p>
      <text:p text:style-name="P97"><text:span text:style-name="T54"/></text:p>
      <text:p text:style-name="P100"><text:span text:style-name="T62">6</text:span><text:span text:style-name="T54">. DFD FOR Super Admin</text:span></text:p>
      <text:p text:style-name="P97"><draw:custom-shape text:anchor-type="paragraph" draw:z-index="327" draw:name="Shape 210" draw:style-name="gr2" svg:width="3.652cm" svg:height="0.847cm" svg:x="5.771cm" svg:y="0.032cm"><text:p><text:s text:c="8"/>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4"/></text:p>
      <text:p text:style-name="P97"><draw:line text:anchor-type="paragraph" draw:z-index="332" draw:name="Vertical line 30" draw:style-name="gr1" draw:text-style-name="P109" svg:x1="7.481cm" svg:y1="0.392cm" svg:x2="7.481cm" svg:y2="1.487cm"><text:p/></draw:line><text:span text:style-name="T54"/></text:p>
      <text:p text:style-name="P97"><text:span text:style-name="T54"/></text:p>
      <text:p text:style-name="P97"><text:span text:style-name="T54"/></text:p>
      <text:p text:style-name="P97"><draw:custom-shape text:anchor-type="paragraph" draw:z-index="331" draw:name="Shape 211" draw:style-name="gr9" draw:text-style-name="P112" svg:width="2.966cm" svg:height="2.888cm" svg:x="5.999cm" svg:y="0.026cm"><text:p text:style-name="P112">Is login ?</text:p><draw:enhanced-geometry svg:viewBox="0 0 21600 21600" draw:glue-points="10800 0 0 10800 10800 21600 21600 10800" draw:text-areas="5400 5400 16200 16200" draw:type="diamond" draw:enhanced-path="M 10800 0 L 21600 10800 10800 21600 0 10800 10800 0 Z N"/></draw:custom-shape><text:span text:style-name="T54"><text:s text:c="38"/></text:span></text:p>
      <text:p text:style-name="P97"><draw:custom-shape text:anchor-type="paragraph" draw:z-index="333" draw:name="Shape 212" draw:style-name="gr5" draw:text-style-name="P110" svg:width="4.605cm" svg:height="2.031cm" svg:x="-1.039cm" svg:y="0.011cm"><text:p text:style-name="P110"><text:span text:style-name="T89"><text:s text:c="2"/></text:span><text:span text:style-name="T89">Display Error</text:span></text:p><text:p text:style-name="P110"><text:span text:style-name="T89"><text:s/></text:span><text:span text:style-name="T89">Messge must be</text:span></text:p><text:p text:style-name="P110"><text:span text:style-name="T89">login</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54"><text:s text:c="37"/></text:span><text:span text:style-name="T68">No <text:s text:c="52"/>Yes</text:span></text:p>
      <text:p text:style-name="P97"><draw:line text:anchor-type="paragraph" draw:z-index="366" draw:name="Line 203" draw:style-name="gr1" draw:text-style-name="P109" svg:x1="8.964cm" svg:y1="0.452cm" svg:x2="15.947cm" svg:y2="0.478cm"><text:p/></draw:line><draw:line text:anchor-type="paragraph" draw:z-index="367" draw:name="Line 204" draw:style-name="gr1" draw:text-style-name="P109" svg:x1="15.762cm" svg:y1="0.452cm" svg:x2="15.709cm" svg:y2="6.617cm"><text:p/></draw:line><text:span text:style-name="T54"/></text:p>
      <text:p text:style-name="P97"><draw:line text:anchor-type="paragraph" draw:z-index="334" draw:name="Line 157" draw:style-name="gr1" draw:text-style-name="P109" svg:x1="5.999cm" svg:y1="0.037cm" svg:x2="3.089cm" svg:y2="0.063cm"><text:p/></draw:line><text:span text:style-name="T54"/></text:p>
      <text:p text:style-name="P97"><text:span text:style-name="T54"/></text:p>
      <text:p text:style-name="P97"><draw:line text:anchor-type="paragraph" draw:z-index="336" draw:name="Vertical line 31" draw:style-name="gr1" draw:text-style-name="P109" svg:x1="7.481cm" svg:y1="0.48cm" svg:x2="7.481cm" svg:y2="1.805cm"><text:p/></draw:line><text:span text:style-name="T54"/></text:p>
      <text:p text:style-name="P97"><text:span text:style-name="T54"/></text:p>
      <text:p text:style-name="P97"><text:span text:style-name="T54"/></text:p>
      <text:p text:style-name="P97"><draw:custom-shape text:anchor-type="paragraph" draw:z-index="335" draw:name="Shape 213" draw:style-name="gr10" draw:text-style-name="P110" svg:width="4.763cm" svg:height="2.112cm" svg:x="5.126cm" svg:y="0.344cm"><text:p text:style-name="P110"><text:span text:style-name="T89"><text:s text:c="2"/></text:span><text:span text:style-name="T89">Get <text:s/>Details</text:span></text:p><draw:enhanced-geometry svg:viewBox="0 0 21600 21600" draw:glue-points="?f6 0 10800 ?f8 ?f11 10800 ?f9 21600 10800 ?f10 ?f5 10800" draw:text-areas="?f3 ?f3 ?f4 ?f4" draw:mirror-horizontal="false" draw:mirror-vertical="false"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54"><text:s text:c="87"/>-</text:span><text:span text:style-name="T96">Add Role</text:span></text:p>
      <text:p text:style-name="P97"><text:span text:style-name="T54"><text:s text:c="86"/>-</text:span><text:span text:style-name="T98">Add <text:s/>category</text:span></text:p>
      <text:p text:style-name="P102"><text:span text:style-name="T54"><text:tab/><text:tab/><text:tab/><text:tab/><text:tab/><text:tab/><text:tab/><text:tab/>-</text:span><text:span text:style-name="T63">Add Product</text:span></text:p>
      <text:p text:style-name="P97"><draw:line text:anchor-type="paragraph" draw:z-index="340" draw:name="Line 191" draw:style-name="gr1" draw:text-style-name="P109" svg:x1="2.903cm" svg:y1="3.777cm" svg:x2="3.009cm" svg:y2="0.443cm"><text:p/></draw:line><draw:line text:anchor-type="paragraph" draw:z-index="341" draw:name="Line 192" draw:style-name="gr1" draw:text-style-name="P109" svg:x1="3.009cm" svg:y1="0.443cm" svg:x2="5.443cm" svg:y2="0.443cm"><text:p/></draw:line><text:span text:style-name="T97"><text:tab/><text:tab/><text:tab/><text:tab/><text:tab/><text:tab/><text:tab/><text:tab/>-</text:span><text:span text:style-name="T98">Update user and Add Usyer</text:span><text:span text:style-name="T97"><text:tab/></text:span><text:span text:style-name="T54"><text:tab/><text:tab/><text:tab/></text:span></text:p>
      <text:p text:style-name="P97"><draw:line text:anchor-type="paragraph" draw:z-index="338" draw:name="Vertical line 32" draw:style-name="gr1" draw:text-style-name="P109" svg:x1="7.427cm" svg:y1="0.081cm" svg:x2="7.401cm" svg:y2="1.556cm"><text:p/></draw:line><text:span text:style-name="T54"/></text:p>
      <text:p text:style-name="P97"><text:span text:style-name="T54"/></text:p>
      <text:p text:style-name="P97"><draw:custom-shape text:anchor-type="paragraph" draw:z-index="365" draw:name="Shape 224" draw:style-name="gr3" draw:text-style-name="P110" svg:width="7.014cm" svg:height="3.624cm" svg:x="11.688cm" svg:y="0.455cm"><text:p text:style-name="P110"><text:span text:style-name="T89"><text:s text:c="3"/></text:span><text:span text:style-name="T89">SuperAdmin Access</text:span></text:p><text:p text:style-name="P110"><text:span text:style-name="T89"><text:s text:c="3"/></text:span><text:span text:style-name="T89">Lisr user</text:span></text:p><text:p text:style-name="P110"><text:span text:style-name="T89"><text:s text:c="2"/></text:span><text:span text:style-name="T89">List category </text:span></text:p><text:p text:style-name="P110"><text:span text:style-name="T89"><text:s text:c="2"/></text:span><text:span text:style-name="T89">List product</text:span></text:p><text:p text:style-name="P110"><text:span text:style-name="T89"><text:s text:c="2"/></text:span><text:span text:style-name="T89">List Rol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54"><text:s text:c="16"/></text:span><text:span text:style-name="T64">No</text:span></text:p>
      <text:p text:style-name="P97"><draw:custom-shape text:anchor-type="paragraph" draw:z-index="337" draw:name="Shape 214" draw:style-name="gr9" draw:text-style-name="P112" svg:width="2.966cm" svg:height="2.888cm" svg:x="5.973cm" svg:y="0.095cm"><text:p text:style-name="P112">Not blank</text:p><draw:enhanced-geometry svg:viewBox="0 0 21600 21600" draw:glue-points="10800 0 0 10800 10800 21600 21600 10800" draw:text-areas="5400 5400 16200 16200" draw:type="diamond" draw:enhanced-path="M 10800 0 L 21600 10800 10800 21600 0 10800 10800 0 Z N"/></draw:custom-shape><text:span text:style-name="T54"/></text:p>
      <text:p text:style-name="P97"><text:span text:style-name="T54"/></text:p>
      <text:p text:style-name="P97"><text:span text:style-name="T54"/></text:p>
      <text:p text:style-name="P97"><draw:line text:anchor-type="paragraph" draw:z-index="339" draw:name="Line 179" draw:style-name="gr1" draw:text-style-name="P109" svg:x1="5.972cm" svg:y1="0.079cm" svg:x2="2.771cm" svg:y2="0.053cm"><text:p/></draw:line><text:span text:style-name="T54"/></text:p>
      <text:p text:style-name="P97"><text:span text:style-name="T54"/></text:p>
      <text:p text:style-name="P97"><text:span text:style-name="T54"/></text:p>
      <text:p text:style-name="P97"><draw:line text:anchor-type="paragraph" draw:z-index="343" draw:name="Vertical line 33" draw:style-name="gr1" draw:text-style-name="P109" svg:x1="7.481cm" svg:y1="0.062cm" svg:x2="7.481cm" svg:y2="0.909cm"><text:p/></draw:line><text:span text:style-name="T54"/></text:p>
      <text:p text:style-name="P97"><draw:custom-shape text:anchor-type="paragraph" draw:z-index="342" draw:name="Shape 215" draw:style-name="gr8" draw:text-style-name="P110" svg:width="5.663cm" svg:height="1.562cm" svg:x="4.888cm" svg:y="0.422cm"><text:p><text:span text:style-name="T89"><text:s/></text:span><text:span text:style-name="T89">Check Data type and Validation</text:span></text:p><text:p><text:span text:style-name="T89"><text:s text:c="2"/></text:span><text:span text:style-name="T89">For request data</text:span></text:p><draw:enhanced-geometry svg:viewBox="0 0 21600 21600" draw:type="rectangle" draw:enhanced-path="M 0 0 L 21600 0 21600 21600 0 21600 0 0 Z N"/></draw:custom-shape><draw:line text:anchor-type="paragraph" draw:z-index="369" draw:name="Line 1" draw:style-name="gr1" draw:text-style-name="P109" svg:x1="16.053cm" svg:y1="0.183cm" svg:x2="16cm" svg:y2="1.174cm"><text:p/></draw:line><text:span text:style-name="T54"/></text:p>
      <text:p text:style-name="P97"><text:span text:style-name="T54"/></text:p>
      <text:p text:style-name="P97"><draw:custom-shape text:anchor-type="paragraph" draw:z-index="368" draw:name="Shape 1" draw:style-name="gr2" svg:width="3.652cm" svg:height="0.847cm" svg:x="13.884cm" svg:y="0.201cm"><text:p><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4"/></text:p>
      <text:p text:style-name="P97"><text:span text:style-name="T54"/></text:p>
      <text:p text:style-name="P97"><draw:line text:anchor-type="paragraph" draw:z-index="345" draw:name="Vertical line 34" draw:style-name="gr1" draw:text-style-name="P109" svg:x1="7.481cm" svg:y1="0.062cm" svg:x2="7.481cm" svg:y2="1.104cm"><text:p/></draw:line><text:span text:style-name="T54"/></text:p>
      <text:p text:style-name="P97"><text:span text:style-name="T54"/></text:p>
      <text:p text:style-name="P97"><draw:custom-shape text:anchor-type="paragraph" draw:z-index="344" draw:name="Shape 216" draw:style-name="gr4" draw:text-style-name="P110" svg:width="3.335cm" svg:height="2.62cm" svg:x="5.84cm" svg:y="0.131cm"><text:p text:style-name="P110"><text:span text:style-name="T89"><text:s text:c="4"/></text:span><text:span text:style-name="T89">Check</text:span></text:p><text:p text:style-name="P110"><text:span text:style-name="T89">Request <text:s/>data </text:span></text:p><text:p text:style-name="P110"><text:span text:style-name="T89"><text:s text:c="4"/></text:span><text:span text:style-name="T89">is valid ?</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custom-shape text:anchor-type="paragraph" draw:z-index="346" draw:name="Shape 217" draw:style-name="gr4" draw:text-style-name="P110" svg:width="3.335cm" svg:height="2.62cm" svg:x="0.125cm" svg:y="0.22cm"><text:p text:style-name="P110"><text:span text:style-name="T89"><text:s text:c="4"/></text:span><text:span text:style-name="T89">Check</text:span></text:p><text:p text:style-name="P110"><text:span text:style-name="T89"><text:s text:c="4"/></text:span><text:span text:style-name="T89">Error</text:span></text:p><text:p text:style-name="P110"><text:span text:style-name="T89"/></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custom-shape text:anchor-type="paragraph" draw:z-index="347" draw:name="Shape 218" draw:style-name="gr7" draw:text-style-name="P111" svg:width="2.858cm" svg:height="2.858cm" svg:x="12.111cm" svg:y="0.014cm"><text:p text:style-name="P109"><text:span text:style-name="T89">Process the </text:span></text:p><text:p text:style-name="P109"><text:span text:style-name="T89">reque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4"/></text:p>
      <text:p text:style-name="P97"><text:span text:style-name="T54"><text:s text:c="29"/></text:span><text:span text:style-name="T65">No <text:s text:c="52"/>Yes</text:span></text:p>
      <text:p text:style-name="P97"><draw:line text:anchor-type="paragraph" draw:z-index="349" draw:name="Line 194" draw:style-name="gr1" draw:text-style-name="P109" svg:x1="9.174cm" svg:y1="0.46cm" svg:x2="12.111cm" svg:y2="0.513cm"><text:p/></draw:line><text:span text:style-name="T54"><text:s text:c="10"/></text:span></text:p>
      <text:p text:style-name="P97"><draw:line text:anchor-type="paragraph" draw:z-index="348" draw:name="Line 193" draw:style-name="gr1" draw:text-style-name="P109" svg:x1="6.025cm" svg:y1="0.042cm" svg:x2="3.459cm" svg:y2="0.042cm"><text:p/></draw:line><text:span text:style-name="T54"/></text:p>
      <text:p text:style-name="P97"><draw:line text:anchor-type="paragraph" draw:z-index="351" draw:name="Line 195" draw:style-name="gr1" draw:text-style-name="P109" svg:x1="14.783cm" svg:y1="0.104cm" svg:x2="16cm" svg:y2="1.813cm"><text:p/></draw:line><draw:custom-shape text:anchor-type="paragraph" draw:z-index="356" draw:name="Shape 223" draw:style-name="gr4" draw:text-style-name="P110" svg:width="3.335cm" svg:height="2.62cm" svg:x="9.333cm" svg:y="0.485cm"><text:p text:style-name="P110"><text:span text:style-name="T89">If Save Sucess</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text:span text:style-name="T54"/></text:p>
      <text:p text:style-name="P97"><draw:line text:anchor-type="paragraph" draw:z-index="352" draw:name="Line 196" draw:style-name="gr1" draw:text-style-name="P109" svg:x1="14.87cm" svg:y1="1.681cm" svg:x2="13.884cm" svg:y2="0.437cm"><text:p/></draw:line><draw:line text:anchor-type="paragraph" draw:z-index="358" draw:name="Vertical line 35" draw:style-name="gr1" draw:text-style-name="P109" svg:x1="13.434cm" svg:y1="0.437cm" svg:x2="13.434cm" svg:y2="1.405cm"><text:p/></draw:line><draw:line text:anchor-type="paragraph" draw:z-index="360" draw:name="Vertical line 36" draw:style-name="gr1" draw:text-style-name="P109" svg:x1="1.713cm" svg:y1="0.406cm" svg:x2="1.713cm" svg:y2="1.207cm"><text:p/></draw:line><text:span text:style-name="T54"/></text:p>
      <text:p text:style-name="P97"><text:span text:style-name="T54"/></text:p>
      <text:p text:style-name="P97"><draw:custom-shape text:anchor-type="paragraph" draw:z-index="350" draw:name="Shape 219" draw:style-name="gr6" svg:width="2.7cm" svg:height="2.779cm" svg:x="14.87cm" svg:y="0.353cm"><text:p><text:s text:c="2"/>Store</text:p><text:p><text:s/>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3" draw:name="Shape 220" draw:style-name="gr5" draw:text-style-name="P110" svg:width="4.605cm" svg:height="2.031cm" svg:x="-0.377cm" svg:y="0.233cm"><text:p text:style-name="P110"><text:span text:style-name="T89"><text:s text:c="2"/></text:span><text:span text:style-name="T89">Display Error</text:span></text:p><text:p text:style-name="P110"><text:span text:style-name="T89"><text:s/></text:span><text:span text:style-name="T8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357" draw:name="Line 197" draw:style-name="gr1" draw:text-style-name="P109" svg:x1="9.333cm" svg:y1="0.416cm" svg:x2="4.068cm" svg:y2="0.455cm"><text:p/></draw:line><draw:line text:anchor-type="paragraph" draw:z-index="359" draw:name="Line 198" draw:style-name="gr1" draw:text-style-name="P109" svg:x1="13.433cm" svg:y1="0.432cm" svg:x2="12.666cm" svg:y2="0.39cm"><text:p/></draw:line><text:span text:style-name="T54"><text:s text:c="39"/></text:span><text:span text:style-name="T66">No</text:span></text:p>
      <text:p text:style-name="P97"><text:span text:style-name="T54"/></text:p>
      <text:p text:style-name="P97"><draw:custom-shape text:anchor-type="paragraph" draw:z-index="355" draw:name="Shape 222" draw:style-name="gr5" draw:text-style-name="P110" svg:width="4.605cm" svg:height="2.031cm" svg:x="4.544cm" svg:y="0.074cm"><text:p text:style-name="P110"><text:span text:style-name="T89"><text:s text:c="2"/></text:span><text:span text:style-name="T89">Display success</text:span></text:p><text:p text:style-name="P110"><text:span text:style-name="T89"><text:s/></text:span><text:span text:style-name="T89">Messge</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54"/></text:p>
      <text:p text:style-name="P97"><draw:line text:anchor-type="paragraph" draw:z-index="363" draw:name="Line 201" draw:style-name="gr1" draw:text-style-name="P109" svg:x1="11cm" svg:y1="0.183cm" svg:x2="11.053cm" svg:y2="1.231cm"><text:p/></draw:line><text:span text:style-name="T54"/></text:p>
      <text:p text:style-name="P97"><draw:line text:anchor-type="paragraph" draw:z-index="361" draw:name="Line 199" draw:style-name="gr1" draw:text-style-name="P109" svg:x1="1.395cm" svg:y1="0.427cm" svg:x2="1.369cm" svg:y2="1.704cm"><text:p/></draw:line><text:span text:style-name="T54"/></text:p>
      <text:p text:style-name="P97"><draw:line text:anchor-type="paragraph" draw:z-index="364" draw:name="Line 202" draw:style-name="gr1" draw:text-style-name="P109" svg:x1="11.053cm" svg:y1="0.072cm" svg:x2="8.301cm" svg:y2="0.178cm"><text:p/></draw:line><text:span text:style-name="T54"><text:s text:c="76"/></text:span></text:p>
      <text:p text:style-name="P97"><draw:line text:anchor-type="paragraph" draw:z-index="362" draw:name="Line 200" draw:style-name="gr1" draw:text-style-name="P109" svg:x1="4.781cm" svg:y1="0.157cm" svg:x2="3.776cm" svg:y2="0.935cm"><text:p/></draw:line><text:span text:style-name="T54"><text:s text:c="78"/></text:span><text:span text:style-name="T67">Yes</text:span></text:p>
      <text:p text:style-name="P97"><draw:custom-shape text:anchor-type="paragraph" draw:z-index="354" draw:name="Shape 221" draw:style-name="gr2" svg:width="3.652cm" svg:height="0.847cm" svg:x="0.125cm" svg:y="0.243cm"><text:p><text:s text:c="8"/>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4"/></text:p>
      <text:p text:style-name="P97"><text:span text:style-name="T54"/></text:p>
      <text:p text:style-name="P97"><text:soft-page-break/><text:span text:style-name="T54"/></text:p>
      <text:p text:style-name="P104"/>
      <text:p text:style-name="P15"/>
      <text:p text:style-name="P19"><draw:custom-shape text:anchor-type="paragraph" draw:z-index="2" draw:name="Shape 30" draw:style-name="gr52" draw:text-style-name="P128" svg:width="2.943cm" svg:height="0.803cm" svg:x="9.779cm" svg:y="1.201cm"><text:p text:style-name="P121"><text:s text:c="6"/>Register<text:tab/></text:p><draw:enhanced-geometry svg:viewBox="0 0 21600 21600" draw:type="rectangle" draw:enhanced-path="M 0 0 L 21600 0 21600 21600 0 21600 0 0 Z N"/></draw:custom-shape><draw:custom-shape text:anchor-type="paragraph" draw:z-index="3" draw:name="Shape 31" draw:style-name="gr52" draw:text-style-name="P128" svg:width="2.943cm" svg:height="0.803cm" svg:x="5.974cm" svg:y="1.201cm"><text:p text:style-name="P121"><text:s text:c="8"/>Login<text:tab/></text:p><draw:enhanced-geometry svg:viewBox="0 0 21600 21600" draw:type="rectangle" draw:enhanced-path="M 0 0 L 21600 0 21600 21600 0 21600 0 0 Z N"/></draw:custom-shape><draw:custom-shape text:anchor-type="paragraph" draw:z-index="4" draw:name="Shape 32" draw:style-name="gr52" draw:text-style-name="P128" svg:width="2.943cm" svg:height="0.803cm" svg:x="13.316cm" svg:y="1.229cm"><text:p text:style-name="P121"><text:s text:c="4"/>Product<text:tab/></text:p><draw:enhanced-geometry svg:viewBox="0 0 21600 21600" draw:type="rectangle" draw:enhanced-path="M 0 0 L 21600 0 21600 21600 0 21600 0 0 Z N"/></draw:custom-shape><draw:custom-shape text:anchor-type="paragraph" draw:z-index="5" draw:name="Shape 33" draw:style-name="gr46" draw:text-style-name="P122" svg:width="4.786cm" svg:height="1.16cm" svg:x="5.142cm" svg:y="13.54cm"><text:p text:style-name="P121"><text:s text:c="15"/>Subm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 draw:name="Line 64" draw:style-name="gr29" draw:text-style-name="P109" svg:x1="-1.102cm" svg:y1="2.517cm" svg:x2="18.311cm" svg:y2="2.517cm"><text:p/></draw:line><draw:custom-shape text:anchor-type="paragraph" draw:z-index="7" draw:name="Shape 35" draw:style-name="gr58" draw:text-style-name="P109" svg:width="1.962cm" svg:height="0.565cm" svg:x="16.021cm" svg:y="14.372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Shape 36" draw:style-name="gr57" svg:width="1.071cm" svg:height="0.833cm" svg:x="-1.102cm" svg:y="0.669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9" draw:name="Shape 34" draw:style-name="gr56" draw:text-style-name="P118" svg:width="7.492cm" svg:height="1.011cm" svg:x="6.509cm" svg:y="7.059cm"><text:p/><draw:enhanced-geometry svg:viewBox="0 0 21600 21600" draw:type="rectangle" draw:enhanced-path="M 0 0 L 21600 0 21600 21600 0 21600 0 0 Z N"/></draw:custom-shape><draw:custom-shape text:anchor-type="paragraph" draw:z-index="10" draw:name="Shape 37" draw:style-name="gr39" draw:text-style-name="P118" svg:width="7.492cm" svg:height="1.011cm" svg:x="6.567cm" svg:y="4.68cm"><text:p/><draw:enhanced-geometry svg:viewBox="0 0 21600 21600" draw:type="rectangle" draw:enhanced-path="M 0 0 L 21600 0 21600 21600 0 21600 0 0 Z N"/></draw:custom-shape><draw:custom-shape text:anchor-type="paragraph" draw:z-index="11" draw:name="Shape 38" draw:style-name="gr56" draw:text-style-name="P118" svg:width="7.492cm" svg:height="1.011cm" svg:x="6.539cm" svg:y="9.319cm"><text:p/><draw:enhanced-geometry svg:viewBox="0 0 21600 21600" draw:type="rectangle" draw:enhanced-path="M 0 0 L 21600 0 21600 21600 0 21600 0 0 Z N"/></draw:custom-shape><draw:custom-shape text:anchor-type="paragraph" draw:z-index="12" draw:name="Shape 39" draw:style-name="gr37" draw:text-style-name="P121" svg:width="4.786cm" svg:height="1.16cm" svg:x="0.891cm" svg:y="4.651cm"><text:p text:style-name="P121"><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 40" draw:style-name="gr37" draw:text-style-name="P121" svg:width="4.786cm" svg:height="1.16cm" svg:x="0.863cm" svg:y="7.029cm"><text:p text:style-name="P121"><text:s text:c="13"/>Email<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Shape 41" draw:style-name="gr37" draw:text-style-name="P121" svg:width="4.786cm" svg:height="1.16cm" svg:x="0.773cm" svg:y="9.407cm"><text:p text:style-name="P121"><text:s text:c="12"/>Passwor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72">1.</text:span><text:span text:style-name="T45"> </text:span><text:span text:style-name="T74">Basic desinge Flow for Register User <text:s text:c="2"/></text:span><text:span text:style-name="T76">(Register with details)</text:span></text:p>
      <text:p text:style-name="P74"><draw:custom-shape text:anchor-type="paragraph" draw:z-index="1" draw:name="Shape 29" draw:style-name="gr55" draw:text-style-name="P126" svg:width="19.414cm" svg:height="15.311cm" svg:x="-1.102cm" svg:y="0.06cm"><text:p/><draw:enhanced-geometry svg:viewBox="0 0 21600 21600" draw:type="rectangle" draw:enhanced-path="M 0 0 L 21600 0 21600 21600 0 21600 0 0 Z N"/></draw:custom-shape></text:p>
      <text:p text:style-name="P74"/>
      <text:p text:style-name="P74"/>
      <text:p text:style-name="P74"/>
      <text:p text:style-name="P74"/>
      <text:p text:style-name="P74"/>
      <text:p text:style-name="P74"/>
      <text:p text:style-name="P74"/>
      <text:p text:style-name="P74"/>
      <text:p text:style-name="P74"/>
      <text:p text:style-name="P75"/>
      <text:p text:style-name="P20"/>
      <text:p text:style-name="P20"/>
      <text:p text:style-name="P20"/>
      <text:p text:style-name="P21">2.<text:span text:style-name="T74">Basic desinge Flow for Login User</text:span></text:p>
      <text:p text:style-name="P20"><text:tab/></text:p>
      <text:p text:style-name="P20"/>
      <text:p text:style-name="P36">-&gt;User login with email and password if user is auh valid then an then it able to login otherwise redirect to login page again</text:p>
      <text:p text:style-name="P20"/>
      <text:p text:style-name="P20"><draw:custom-shape text:anchor-type="paragraph" draw:z-index="15" draw:name="Shape 42" draw:style-name="gr55" draw:text-style-name="P126" svg:width="19.414cm" svg:height="15.311cm" svg:x="-1.099cm" svg:y="0.397cm"><text:p/><draw:enhanced-geometry svg:viewBox="0 0 21600 21600" draw:type="rectangle" draw:enhanced-path="M 0 0 L 21600 0 21600 21600 0 21600 0 0 Z N"/></draw:custom-shape><draw:custom-shape text:anchor-type="paragraph" draw:z-index="21" draw:name="Shape 46" draw:style-name="gr37" draw:text-style-name="P121" svg:width="4.786cm" svg:height="1.16cm" svg:x="0.891cm" svg:y="4.651cm"><text:p text:style-name="P121"><text:s text:c="13"/>Ema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 47" draw:style-name="gr39" draw:text-style-name="P118" svg:width="7.492cm" svg:height="1.011cm" svg:x="6.567cm" svg:y="4.68cm"><text:p/><draw:enhanced-geometry svg:viewBox="0 0 21600 21600" draw:type="rectangle" draw:enhanced-path="M 0 0 L 21600 0 21600 21600 0 21600 0 0 Z N"/></draw:custom-shape></text:p>
      <text:p text:style-name="P20"><draw:custom-shape text:anchor-type="paragraph" draw:z-index="20" draw:name="Shape 48" draw:style-name="gr46" draw:text-style-name="P122" svg:width="4.786cm" svg:height="1.16cm" svg:x="5.142cm" svg:y="13.54cm"><text:p text:style-name="P121"><text:s text:c="15"/>Log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draw:custom-shape text:anchor-type="paragraph" draw:z-index="16" draw:name="Shape 43" draw:style-name="gr52" draw:text-style-name="P128" svg:width="2.943cm" svg:height="0.803cm" svg:x="6.895cm" svg:y="0.178cm"><text:p text:style-name="P121"><text:s text:c="8"/>Login<text:tab/></text:p><draw:enhanced-geometry svg:viewBox="0 0 21600 21600" draw:type="rectangle" draw:enhanced-path="M 0 0 L 21600 0 21600 21600 0 21600 0 0 Z N"/></draw:custom-shape><draw:custom-shape text:anchor-type="paragraph" draw:z-index="17" draw:name="Shape 44" draw:style-name="gr52" draw:text-style-name="P128" svg:width="2.943cm" svg:height="0.803cm" svg:x="10.582cm" svg:y="0.15cm"><text:p text:style-name="P121"><text:s text:c="6"/>Register<text:tab/></text:p><draw:enhanced-geometry svg:viewBox="0 0 21600 21600" draw:type="rectangle" draw:enhanced-path="M 0 0 L 21600 0 21600 21600 0 21600 0 0 Z N"/></draw:custom-shape><draw:custom-shape text:anchor-type="paragraph" draw:z-index="18" draw:name="Shape 45" draw:style-name="gr52" draw:text-style-name="P128" svg:width="2.943cm" svg:height="0.803cm" svg:x="13.97cm" svg:y="0.148cm"><text:p text:style-name="P121"><text:s text:c="4"/>Product<text:tab/></text:p><draw:enhanced-geometry svg:viewBox="0 0 21600 21600" draw:type="rectangle" draw:enhanced-path="M 0 0 L 21600 0 21600 21600 0 21600 0 0 Z N"/></draw:custom-shape></text:p>
      <text:p text:style-name="P20"/>
      <text:p text:style-name="P20"/>
      <text:p text:style-name="P20"><draw:line text:anchor-type="paragraph" draw:z-index="19" draw:name="Line 66" draw:style-name="gr25" draw:text-style-name="P109" svg:x1="-1.099cm" svg:y1="0.471cm" svg:x2="18.314cm" svg:y2="0.441cm"><text:p/></draw:line></text:p>
      <text:p text:style-name="P20"/>
      <text:p text:style-name="P20"/>
      <text:p text:style-name="P20"/>
      <text:p text:style-name="P20"/>
      <text:p text:style-name="P20"/>
      <text:p text:style-name="P20"/>
      <text:p text:style-name="P20"/>
      <text:p text:style-name="P20"><draw:custom-shape text:anchor-type="paragraph" draw:z-index="23" draw:name="Shape 49" draw:style-name="gr39" draw:text-style-name="P118" svg:width="7.492cm" svg:height="1.011cm" svg:x="6.685cm" svg:y="0.254cm"><text:p/><draw:enhanced-geometry svg:viewBox="0 0 21600 21600" draw:type="rectangle" draw:enhanced-path="M 0 0 L 21600 0 21600 21600 0 21600 0 0 Z N"/></draw:custom-shape><draw:custom-shape text:anchor-type="paragraph" draw:z-index="24" draw:name="Shape 50" draw:style-name="gr54" draw:text-style-name="P119" svg:width="4.79cm" svg:height="1.165cm" svg:x="0.803cm" svg:y="0.226cm"><text:p text:style-name="P119"><text:span text:style-name="T116"><text:s text:c="13"/></text:span><text:span text:style-name="T116">Password</text:span><text:span text:style-name="T116"><text: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2">3.<text:span text:style-name="T74">Basic PFlow for </text:span><text:span text:style-name="T75">Product page</text:span></text:p>
      <text:p text:style-name="P76"/>
      <text:p text:style-name="P23"><text:span text:style-name="T74">-&gt; </text:span><text:span text:style-name="T42">show the product in front page any one can show the product this product is added by admin <text:s text:c="2"/>with proper details </text:span></text:p>
      <text:p text:style-name="P38"/>
      <text:p text:style-name="P77"><draw:custom-shape text:anchor-type="paragraph" draw:z-index="26" draw:name="Shape 52" draw:style-name="gr52" draw:text-style-name="P128" svg:width="2.943cm" svg:height="0.803cm" svg:x="7.161cm" svg:y="1.219cm"><text:p text:style-name="P121"><text:s text:c="8"/>Login<text:tab/></text:p><draw:enhanced-geometry svg:viewBox="0 0 21600 21600" draw:type="rectangle" draw:enhanced-path="M 0 0 L 21600 0 21600 21600 0 21600 0 0 Z N"/></draw:custom-shape><draw:custom-shape text:anchor-type="paragraph" draw:z-index="25" draw:name="Shape 51" draw:style-name="gr53" draw:text-style-name="P126" svg:width="19.414cm" svg:height="16.274cm" svg:x="-1.099cm" svg:y="0.397cm"><text:p/><draw:enhanced-geometry svg:viewBox="0 0 21600 21600" draw:type="rectangle" draw:enhanced-path="M 0 0 L 21600 0 21600 21600 0 21600 0 0 Z N"/></draw:custom-shape></text:p>
      <text:p text:style-name="P77"/>
      <text:p text:style-name="P77"><draw:custom-shape text:anchor-type="paragraph" draw:z-index="27" draw:name="Shape 54" draw:style-name="gr45" draw:text-style-name="P120" svg:width="2.952cm" svg:height="0.812cm" svg:x="14.268cm" svg:y="0.041cm"><text:p text:style-name="P119"><text:span text:style-name="T116"><text:s text:c="4"/></text:span><text:span text:style-name="T116">Product</text:span><text:span text:style-name="T116"><text:tab/></text:span></text:p><draw:enhanced-geometry svg:viewBox="0 0 21600 21600" draw:type="rectangle" draw:enhanced-path="M 0 0 L 21600 0 21600 21600 0 21600 0 0 Z N"/></draw:custom-shape><draw:custom-shape text:anchor-type="paragraph" draw:z-index="29" draw:name="Shape 55" draw:style-name="gr52" draw:text-style-name="P128" svg:width="2.943cm" svg:height="0.803cm" svg:x="10.866cm" svg:y="0.018cm"><text:p text:style-name="P121"><text:s text:c="6"/>Register<text:tab/></text:p><draw:enhanced-geometry svg:viewBox="0 0 21600 21600" draw:type="rectangle" draw:enhanced-path="M 0 0 L 21600 0 21600 21600 0 21600 0 0 Z N"/></draw:custom-shape></text:p>
      <text:p text:style-name="P77"/>
      <text:p text:style-name="P77"><draw:line text:anchor-type="paragraph" draw:z-index="28" draw:name="Line 67" draw:style-name="gr29" draw:text-style-name="P109" svg:x1="-1.099cm" svg:y1="0.413cm" svg:x2="18.314cm" svg:y2="0.254cm"><text:p/></draw:line></text:p>
      <text:p text:style-name="P77"/>
      <text:p text:style-name="P77"/>
      <text:p text:style-name="P77"><draw:custom-shape text:anchor-type="paragraph" draw:z-index="30" draw:name="Shape 53" draw:style-name="gr51" svg:width="18.998cm" svg:height="11.484cm" svg:x="-0.893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7"/>
      <text:p text:style-name="P77"/>
      <text:p text:style-name="P77"><draw:custom-shape text:anchor-type="paragraph" draw:z-index="31" draw:name="Shape 56" draw:style-name="gr50" svg:width="16.828cm" svg:height="2.62cm" svg:x="0.457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7"/>
      <text:p text:style-name="P77"/>
      <text:p text:style-name="P77"/>
      <text:p text:style-name="P77"/>
      <text:p text:style-name="P77"><draw:custom-shape text:anchor-type="paragraph" draw:z-index="32" draw:name="Shape 57" draw:style-name="gr50" svg:width="16.828cm" svg:height="2.62cm" svg:x="0.43cm" svg:y="0.5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7"/>
      <text:p text:style-name="P77"/>
      <text:p text:style-name="P77"/>
      <text:p text:style-name="P77"/>
      <text:p text:style-name="P77"><draw:custom-shape text:anchor-type="paragraph" draw:z-index="33" draw:name="Shape 58" draw:style-name="gr50" svg:width="16.828cm" svg:height="2.62cm" svg:x="0.21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7"/>
      <text:p text:style-name="P77"/>
      <text:p text:style-name="P77"/>
      <text:p text:style-name="P77"/>
      <text:p text:style-name="P77"/>
      <text:p text:style-name="P77"/>
      <text:p text:style-name="P77"/>
      <text:p text:style-name="P77"/>
      <text:p text:style-name="P78"/>
      <text:p text:style-name="P79"/>
      <text:p text:style-name="P79"/>
      <text:p text:style-name="P79"/>
      <text:p text:style-name="P79"><text:soft-page-break/></text:p>
      <text:p text:style-name="P79"/>
      <text:p text:style-name="P79"/>
      <text:p text:style-name="P79"/>
      <text:p text:style-name="P77"/>
      <text:p text:style-name="P77"/>
      <text:p text:style-name="P76"/>
      <text:p text:style-name="P24">4 <text:span text:style-name="T73">Desinge for Add product By Admin</text:span></text:p>
      <text:p text:style-name="P25"><text:tab/></text:p>
      <text:p text:style-name="P25">-&gt;add product is <text:span text:style-name="T78">only user is auth valid then an then is access so must be register first and login.</text:span> </text:p>
      <text:p text:style-name="P24"/>
      <text:p text:style-name="P24"/>
      <text:p text:style-name="P24"><draw:custom-shape text:anchor-type="paragraph" draw:z-index="39" draw:name="Shape 63" draw:style-name="gr37" draw:text-style-name="P121" svg:width="4.786cm" svg:height="1.16cm" svg:x="0.891cm" svg:y="4.651cm"><text:p text:style-name="P121"><text:s text:c="13"/>Tit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Shape 64" draw:style-name="gr39" draw:text-style-name="P118" svg:width="7.492cm" svg:height="1.011cm" svg:x="6.567cm" svg:y="4.68cm"><text:p/><draw:enhanced-geometry svg:viewBox="0 0 21600 21600" draw:type="rectangle" draw:enhanced-path="M 0 0 L 21600 0 21600 21600 0 21600 0 0 Z N"/></draw:custom-shape><draw:custom-shape text:anchor-type="paragraph" draw:z-index="35" draw:name="Shape 60" draw:style-name="gr45" draw:text-style-name="P120" svg:width="2.952cm" svg:height="0.812cm" svg:x="6.978cm" svg:y="0.279cm"><text:p text:style-name="P119"><text:span text:style-name="T116"><text:s text:c="4"/></text:span><text:span text:style-name="T116">Profile</text:span></text:p><draw:enhanced-geometry svg:viewBox="0 0 21600 21600" draw:type="rectangle" draw:enhanced-path="M 0 0 L 21600 0 21600 21600 0 21600 0 0 Z N"/></draw:custom-shape><draw:custom-shape text:anchor-type="paragraph" draw:z-index="36" draw:name="Shape 62" draw:style-name="gr45" draw:text-style-name="P120" svg:width="2.952cm" svg:height="0.812cm" svg:x="10.643cm" svg:y="0.258cm"><text:p text:style-name="P119"><text:span text:style-name="T116"><text:s text:c="3"/></text:span><text:span text:style-name="T116">Prouct</text:span><text:span text:style-name="T116"><text:tab/></text:span></text:p><draw:enhanced-geometry svg:viewBox="0 0 21600 21600" draw:type="rectangle" draw:enhanced-path="M 0 0 L 21600 0 21600 21600 0 21600 0 0 Z N"/></draw:custom-shape><draw:custom-shape text:anchor-type="paragraph" draw:z-index="37" draw:name="Shape 61" draw:style-name="gr45" draw:text-style-name="P120" svg:width="2.952cm" svg:height="0.812cm" svg:x="14.506cm" svg:y="0.342cm"><text:p text:style-name="P119"><text:span text:style-name="T116"><text:s text:c="3"/></text:span><text:span text:style-name="T116">Logout</text:span></text:p><draw:enhanced-geometry svg:viewBox="0 0 21600 21600" draw:type="rectangle" draw:enhanced-path="M 0 0 L 21600 0 21600 21600 0 21600 0 0 Z N"/></draw:custom-shape><draw:custom-shape text:anchor-type="paragraph" draw:z-index="34" draw:name="Shape 59" draw:style-name="gr49" draw:text-style-name="P126" svg:width="19.414cm" svg:height="21.718cm" svg:x="-0.781cm" svg:y="0.397cm"><text:p/><draw:enhanced-geometry svg:viewBox="0 0 21600 21600" draw:type="rectangle" draw:enhanced-path="M 0 0 L 21600 0 21600 21600 0 21600 0 0 Z N"/></draw:custom-shape></text:p>
      <text:p text:style-name="P24"/>
      <text:p text:style-name="P24"/>
      <text:p text:style-name="P24"/>
      <text:p text:style-name="P24"><draw:line text:anchor-type="paragraph" draw:z-index="38" draw:name="Line 65" draw:style-name="gr29" draw:text-style-name="P109" svg:x1="-0.596cm" svg:y1="0.243cm" svg:x2="18.817cm" svg:y2="0.243cm"><text:p/></draw:line></text:p>
      <text:p text:style-name="P24"/>
      <text:p text:style-name="P24"/>
      <text:p text:style-name="P24"/>
      <text:p text:style-name="P24"/>
      <text:p text:style-name="P24"/>
      <text:p text:style-name="P24"/>
      <text:p text:style-name="P24"/>
      <text:p text:style-name="P24"/>
      <text:p text:style-name="P24"><draw:custom-shape text:anchor-type="paragraph" draw:z-index="41" draw:name="Shape 65" draw:style-name="gr37" draw:text-style-name="P121" svg:width="4.786cm" svg:height="1.16cm" svg:x="0.891cm" svg:y="0.095cm"><text:p text:style-name="P121"><text:s text:c="13"/>Descr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name="Shape 66" draw:style-name="gr48" draw:text-style-name="P127" svg:width="7.409cm" svg:height="2.832cm" svg:x="6.648cm" svg:y="0.333cm"><text:p/><draw:enhanced-geometry svg:viewBox="0 0 21600 21600" draw:type="rectangle" draw:enhanced-path="M 0 0 L 21600 0 21600 21600 0 21600 0 0 Z N"/></draw:custom-shape></text:p>
      <text:p text:style-name="P24"/>
      <text:p text:style-name="P24"/>
      <text:p text:style-name="P24"/>
      <text:p text:style-name="P24"/>
      <text:p text:style-name="P24"/>
      <text:p text:style-name="P24"/>
      <text:p text:style-name="P24"><draw:custom-shape text:anchor-type="paragraph" draw:z-index="44" draw:name="Shape 68" draw:style-name="gr39" draw:text-style-name="P118" svg:width="7.492cm" svg:height="1.011cm" svg:x="6.62cm" svg:y="0.42cm"><text:p/><draw:enhanced-geometry svg:viewBox="0 0 21600 21600" draw:type="rectangle" draw:enhanced-path="M 0 0 L 21600 0 21600 21600 0 21600 0 0 Z N"/></draw:custom-shape></text:p>
      <text:p text:style-name="P24"><draw:custom-shape text:anchor-type="paragraph" draw:z-index="43" draw:name="Shape 67" draw:style-name="gr37" draw:text-style-name="P121" svg:width="4.786cm" svg:height="1.16cm" svg:x="0.758cm" svg:y="0.111cm"><text:p text:style-name="P121"><text:s text:c="13"/>Location<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draw:custom-shape text:anchor-type="paragraph" draw:z-index="46" draw:name="Shape 72" draw:style-name="gr39" draw:text-style-name="P118" svg:width="7.492cm" svg:height="1.011cm" svg:x="6.567cm" svg:y="0.367cm"><text:p/><draw:enhanced-geometry svg:viewBox="0 0 21600 21600" draw:type="rectangle" draw:enhanced-path="M 0 0 L 21600 0 21600 21600 0 21600 0 0 Z N"/></draw:custom-shape><draw:custom-shape text:anchor-type="paragraph" draw:z-index="45" draw:name="Shape 71" draw:style-name="gr37" draw:text-style-name="P121" svg:width="4.786cm" svg:height="1.16cm" svg:x="0.758cm" svg:y="0.254cm"><text:p text:style-name="P121"><text:s text:c="13"/>State<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name="Shape 82" draw:style-name="gr38" draw:text-style-name="P112"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4"/>
      <text:p text:style-name="P24"/>
      <text:p text:style-name="P24"/>
      <text:p text:style-name="P24"><draw:custom-shape text:anchor-type="paragraph" draw:z-index="47" draw:name="Shape 74" draw:style-name="gr37" draw:text-style-name="P121" svg:width="4.786cm" svg:height="1.16cm" svg:x="0.758cm" svg:y="0.413cm"><text:p text:style-name="P121"><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Shape 73" draw:style-name="gr39" draw:text-style-name="P118" svg:width="7.492cm" svg:height="1.011cm" svg:x="6.541cm" svg:y="0.351cm"><text:p/><draw:enhanced-geometry svg:viewBox="0 0 21600 21600" draw:type="rectangle" draw:enhanced-path="M 0 0 L 21600 0 21600 21600 0 21600 0 0 Z N"/></draw:custom-shape><draw:custom-shape text:anchor-type="paragraph" draw:z-index="52" draw:name="Shape 76" draw:style-name="gr37" draw:text-style-name="P121" svg:width="4.786cm" svg:height="1.16cm" svg:x="0.758cm" svg:y="0.413cm"><text:p text:style-name="P121"><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name="Shape 83" draw:style-name="gr38" draw:text-style-name="P112"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4"/>
      <text:p text:style-name="P24"/>
      <text:p text:style-name="P24"/>
      <text:p text:style-name="P24"/>
      <text:p text:style-name="P24"><draw:custom-shape text:anchor-type="paragraph" draw:z-index="53" draw:name="Shape 77" draw:style-name="gr37" draw:text-style-name="P121" svg:width="4.786cm" svg:height="1.16cm" svg:x="0.52cm" svg:y="0.076cm"><text:p text:style-name="P121"><text:s text:c="13"/>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4" draw:name="Shape 78" draw:style-name="gr39" draw:text-style-name="P118" svg:width="7.492cm" svg:height="1.011cm" svg:x="6.514cm" svg:y="0.219cm"><text:p/><draw:enhanced-geometry svg:viewBox="0 0 21600 21600" draw:type="rectangle" draw:enhanced-path="M 0 0 L 21600 0 21600 21600 0 21600 0 0 Z N"/></draw:custom-shape><draw:custom-shape text:anchor-type="paragraph" draw:z-index="57" draw:name="Shape 81" draw:style-name="gr38" draw:text-style-name="P112"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4"/>
      <text:p text:style-name="P24"/>
      <text:p text:style-name="P24"/>
      <text:p text:style-name="P24"><text:soft-page-break/></text:p>
      <text:p text:style-name="P24"/>
      <text:p text:style-name="P24"/>
      <text:p text:style-name="P24"/>
      <text:p text:style-name="P24"/>
      <text:p text:style-name="P24"/>
      <text:p text:style-name="P24"><draw:custom-shape text:anchor-type="paragraph" draw:z-index="49" draw:name="Shape 70" draw:style-name="gr47" draw:text-style-name="P126" svg:width="19.414cm" svg:height="14.264cm" svg:x="-1.099cm" svg:y="0.392cm"><text:p/><draw:enhanced-geometry svg:viewBox="0 0 21600 21600" draw:type="rectangle" draw:enhanced-path="M 0 0 L 21600 0 21600 21600 0 21600 0 0 Z N"/></draw:custom-shape></text:p>
      <text:p text:style-name="P24"/>
      <text:p text:style-name="P24"/>
      <text:p text:style-name="P24"><draw:custom-shape text:anchor-type="paragraph" draw:z-index="50" draw:name="Shape 69" draw:style-name="gr37" draw:text-style-name="P121" svg:width="4.786cm" svg:height="1.16cm" svg:x="0.018cm" svg:y="0.445cm"><text:p text:style-name="P121"><text:s text:c="13"/>Addr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name="Shape 75" draw:style-name="gr40" draw:text-style-name="P124" svg:width="7.414cm" svg:height="2.837cm" svg:x="6.648cm" svg:y="0.476cm"><text:p/><draw:enhanced-geometry svg:viewBox="0 0 21600 21600" draw:type="rectangle" draw:enhanced-path="M 0 0 L 21600 0 21600 21600 0 21600 0 0 Z N"/></draw:custom-shape></text:p>
      <text:p text:style-name="P24"/>
      <text:p text:style-name="P24"/>
      <text:p text:style-name="P24"/>
      <text:p text:style-name="P24"/>
      <text:p text:style-name="P24"/>
      <text:p text:style-name="P24"/>
      <text:p text:style-name="P24"/>
      <text:p text:style-name="P24"/>
      <text:p text:style-name="P24"/>
      <text:p text:style-name="P24"/>
      <text:p text:style-name="P24"><draw:custom-shape text:anchor-type="paragraph" draw:z-index="55" draw:name="Shape 79" draw:style-name="gr37" draw:text-style-name="P121" svg:width="4.786cm" svg:height="1.16cm" svg:x="0.018cm" svg:y="0.27cm"><text:p text:style-name="P121"><text:s text:c="13"/>PostCo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6" draw:name="Shape 80" draw:style-name="gr39" draw:text-style-name="P118" svg:width="7.492cm" svg:height="1.011cm" svg:x="6.752cm" svg:y="0.018cm"><text:p/><draw:enhanced-geometry svg:viewBox="0 0 21600 21600" draw:type="rectangle" draw:enhanced-path="M 0 0 L 21600 0 21600 21600 0 21600 0 0 Z N"/></draw:custom-shape></text:p>
      <text:p text:style-name="P24"/>
      <text:p text:style-name="P24"/>
      <text:p text:style-name="P24"/>
      <text:p text:style-name="P24"/>
      <text:p text:style-name="P24"/>
      <text:p text:style-name="P24"/>
      <text:p text:style-name="P24"/>
      <text:p text:style-name="P24"/>
      <text:p text:style-name="P24"><draw:custom-shape text:anchor-type="paragraph" draw:z-index="60" draw:name="Shape 84" draw:style-name="gr46" draw:text-style-name="P122" svg:width="4.786cm" svg:height="1.16cm" svg:x="4.983cm" svg:y="0.173cm"><text:p text:style-name="P121"><text:s text:c="15"/>Add Produ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80"/>
      <text:p text:style-name="P24"/>
      <text:p text:style-name="P24"/>
      <text:p text:style-name="P26">5 <text:span text:style-name="T73">List All Product</text:span></text:p>
      <text:p text:style-name="P26"><draw:line text:anchor-type="paragraph" draw:z-index="75" draw:name="Vertical line 7" draw:style-name="gr29" draw:text-style-name="P109" svg:x1="2.97cm" svg:y1="0.312cm" svg:x2="2.97cm" svg:y2="0.815cm"><text:p/></draw:line></text:p>
      <text:p text:style-name="P26"><text:tab/>-&gt; <text:span text:style-name="T79">List product when admin user is added so if user is only admin then it showing only won product and manget them but is login user is super admin or main admin then it showing all user product list and it can me mamget them to add new,edit propduct and delete product.</text:span></text:p>
      <text:p text:style-name="P26"/>
      <text:p text:style-name="P26"><draw:custom-shape text:anchor-type="paragraph" draw:z-index="61" draw:name="Shape 85" draw:style-name="gr33" draw:text-style-name="P117" svg:width="19.419cm" svg:height="16.685cm" svg:x="-0.781cm" svg:y="0.37cm"><text:p/><draw:enhanced-geometry svg:viewBox="0 0 21600 21600" draw:type="rectangle" draw:enhanced-path="M 0 0 L 21600 0 21600 21600 0 21600 0 0 Z N"/></draw:custom-shape></text:p>
      <text:p text:style-name="P27"/>
      <text:p text:style-name="P26"><draw:custom-shape text:anchor-type="paragraph" draw:z-index="62" draw:name="Shape 87" draw:style-name="gr32" draw:text-style-name="P120" svg:width="2.959cm" svg:height="0.819cm" svg:x="11.755cm" svg:y="0.127cm"><text:p text:style-name="P119"><text:span text:style-name="T116"><text:s text:c="3"/></text:span><text:span text:style-name="T116">Prouct</text:span><text:span text:style-name="T116"><text:tab/></text:span></text:p><draw:enhanced-geometry svg:viewBox="0 0 21600 21600" draw:type="rectangle" draw:enhanced-path="M 0 0 L 21600 0 21600 21600 0 21600 0 0 Z N"/></draw:custom-shape><draw:custom-shape text:anchor-type="paragraph" draw:z-index="63" draw:name="Shape 88" draw:style-name="gr45" draw:text-style-name="P120" svg:width="2.952cm" svg:height="0.812cm" svg:x="15.02cm" svg:y="0.168cm"><text:p text:style-name="P119"><text:span text:style-name="T116"><text:s text:c="3"/></text:span><text:span text:style-name="T116">Logout</text:span></text:p><draw:enhanced-geometry svg:viewBox="0 0 21600 21600" draw:type="rectangle" draw:enhanced-path="M 0 0 L 21600 0 21600 21600 0 21600 0 0 Z N"/></draw:custom-shape><draw:custom-shape text:anchor-type="paragraph" draw:z-index="64" draw:name="Shape 86" draw:style-name="gr32" draw:text-style-name="P120" svg:width="2.959cm" svg:height="0.819cm" svg:x="11.755cm" svg:y="0.127cm"><text:p text:style-name="P119"><text:span text:style-name="T116"><text:s text:c="3"/></text:span><text:span text:style-name="T116">Prouct</text:span><text:span text:style-name="T116"><text:tab/></text:span></text:p><draw:enhanced-geometry svg:viewBox="0 0 21600 21600" draw:type="rectangle" draw:enhanced-path="M 0 0 L 21600 0 21600 21600 0 21600 0 0 Z N"/></draw:custom-shape><draw:custom-shape text:anchor-type="paragraph" draw:z-index="66" draw:name="Shape 89" draw:style-name="gr31" draw:text-style-name="P120" svg:width="2.961cm" svg:height="0.821cm" svg:x="7.997cm" svg:y="0.132cm"><text:p text:style-name="P119"><text:span text:style-name="T116"><text:s text:c="3"/></text:span><text:span text:style-name="T116">Profile</text:span></text:p><draw:enhanced-geometry svg:viewBox="0 0 21600 21600" draw:type="rectangle" draw:enhanced-path="M 0 0 L 21600 0 21600 21600 0 21600 0 0 Z N"/></draw:custom-shape></text:p>
      <text:p text:style-name="P26"/>
      <text:p text:style-name="P26"/>
      <text:p text:style-name="P26"><draw:line text:anchor-type="paragraph" draw:z-index="65" draw:name="Line 68" draw:style-name="gr29" draw:text-style-name="P109" svg:x1="-0.781cm" svg:y1="0.465cm" svg:x2="18.632cm" svg:y2="0.439cm"><text:p/></draw:line></text:p>
      <text:p text:style-name="P26"/>
      <text:p text:style-name="P26"/>
      <text:p text:style-name="P26"/>
      <text:p text:style-name="P26"/>
      <text:p text:style-name="P26"><draw:custom-shape text:anchor-type="paragraph" draw:z-index="67" draw:name="Shape 91" draw:style-name="gr44" draw:text-style-name="P118" svg:width="17.569cm" svg:height="8.97cm" svg:x="0.404cm" svg:y="0.333cm"><text:p/><draw:enhanced-geometry svg:viewBox="0 0 21600 21600" draw:type="rectangle" draw:enhanced-path="M 0 0 L 21600 0 21600 21600 0 21600 0 0 Z N"/></draw:custom-shape><draw:line text:anchor-type="paragraph" draw:z-index="71" draw:name="Horizontal line 9" draw:style-name="gr29" draw:text-style-name="P109" svg:x1="0.404cm" svg:y1="5.249cm" svg:x2="17.972cm" svg:y2="5.249cm"><text:p/></draw:line><draw:line text:anchor-type="paragraph" draw:z-index="72" draw:name="Horizontal line 10" draw:style-name="gr29" draw:text-style-name="P109" svg:x1="0.404cm" svg:y1="6.583cm" svg:x2="17.972cm" svg:y2="6.583cm"><text:p/></draw:line><draw:line text:anchor-type="paragraph" draw:z-index="74" draw:name="Horizontal line 12" draw:style-name="gr29" draw:text-style-name="P109" svg:x1="0.404cm" svg:y1="8.583cm" svg:x2="17.972cm" svg:y2="8.583cm"><text:p/></draw:line><draw:line text:anchor-type="paragraph" draw:z-index="76" draw:name="Line 70" draw:style-name="gr29" draw:text-style-name="P109" svg:x1="2.282cm" svg:y1="0.333cm" svg:x2="2.388cm" svg:y2="9.302cm"><text:p/></draw:line><draw:line text:anchor-type="paragraph" draw:z-index="77" draw:name="Line 71" draw:style-name="gr29" draw:text-style-name="P109" svg:x1="6.616cm" svg:y1="0.333cm" svg:x2="6.722cm" svg:y2="9.302cm"><text:p/></draw:line><draw:line text:anchor-type="paragraph" draw:z-index="78" draw:name="Line 72" draw:style-name="gr29" draw:text-style-name="P109" svg:x1="10.617cm" svg:y1="0.333cm" svg:x2="10.723cm" svg:y2="9.302cm"><text:p/></draw:line><draw:line text:anchor-type="paragraph" draw:z-index="79" draw:name="Line 73" draw:style-name="gr29" draw:text-style-name="P109" svg:x1="13.617cm" svg:y1="0.333cm" svg:x2="13.723cm" svg:y2="9.302cm"><text:p/></draw:line><draw:line text:anchor-type="paragraph" draw:z-index="80" draw:name="Line 74" draw:style-name="gr29" draw:text-style-name="P109" svg:x1="15.951cm" svg:y1="0.333cm" svg:x2="16.057cm" svg:y2="9.302cm"><text:p/></draw:line></text:p>
      <text:p text:style-name="P26"/>
      <text:p text:style-name="P26"/>
      <text:p text:style-name="P26"><draw:line text:anchor-type="paragraph" draw:z-index="68" draw:name="Horizontal line 6" draw:style-name="gr29" draw:text-style-name="P109" svg:x1="0.404cm" svg:y1="0.249cm" svg:x2="17.972cm" svg:y2="0.249cm"><text:p/></draw:line><draw:line text:anchor-type="paragraph" draw:z-index="69" draw:name="Horizontal line 7" draw:style-name="gr29" draw:text-style-name="P109" svg:x1="0.404cm" svg:y1="1.582cm" svg:x2="17.972cm" svg:y2="1.582cm"><text:p/></draw:line></text:p>
      <text:p text:style-name="P26"/>
      <text:p text:style-name="P26"/>
      <text:p text:style-name="P26"><draw:line text:anchor-type="paragraph" draw:z-index="70" draw:name="Horizontal line 8" draw:style-name="gr29" draw:text-style-name="P109" svg:x1="0.404cm" svg:y1="1.249cm" svg:x2="17.972cm" svg:y2="1.249cm"><text:p/></draw:line></text:p>
      <text:p text:style-name="P26"/>
      <text:p text:style-name="P26"/>
      <text:p text:style-name="P26"/>
      <text:p text:style-name="P26"/>
      <text:p text:style-name="P26"/>
      <text:p text:style-name="P26"/>
      <text:p text:style-name="P26"><draw:line text:anchor-type="paragraph" draw:z-index="73" draw:name="Horizontal line 11" draw:style-name="gr29" draw:text-style-name="P109" svg:x1="0.404cm" svg:y1="1.249cm" svg:x2="17.972cm" svg:y2="1.249cm"><text:p/></draw:li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34">6. <text:span text:style-name="T73">User list</text:span></text:p>
      <text:p text:style-name="P34"/>
      <text:p text:style-name="P28"><draw:line text:anchor-type="paragraph" draw:z-index="113" draw:name="Vertical line 8" draw:style-name="gr29" draw:text-style-name="P109" svg:x1="2.97cm" svg:y1="0.312cm" svg:x2="2.97cm" svg:y2="0.815cm"><text:p/></draw:line></text:p>
      <text:p text:style-name="P28"><text:tab/>-&gt; <text:span text:style-name="T79">List </text:span><text:span text:style-name="T80">Users</text:span><text:span text:style-name="T79"> </text:span><text:span text:style-name="T80">is register user list </text:span><text:span text:style-name="T79">login user is super admin or main admin then it showing all user</text:span><text:span text:style-name="T80">s</text:span><text:span text:style-name="T79"> <text:s/>list and it can me mamget them to add new,edit </text:span><text:span text:style-name="T80">users</text:span><text:span text:style-name="T79"> and delete </text:span><text:span text:style-name="T80">users</text:span><text:span text:style-name="T79">.</text:span></text:p>
      <text:p text:style-name="P34"><draw:custom-shape text:anchor-type="paragraph" draw:z-index="81" draw:name="Shape 90" draw:style-name="gr33" draw:text-style-name="P117" svg:width="19.419cm" svg:height="16.685cm" svg:x="-0.649cm" svg:y="0.275cm"><text:p/><draw:enhanced-geometry svg:viewBox="0 0 21600 21600" draw:type="rectangle" draw:enhanced-path="M 0 0 L 21600 0 21600 21600 0 21600 0 0 Z N"/></draw:custom-shape></text:p>
      <text:p text:style-name="P34"/>
      <text:p text:style-name="P33"/>
      <text:p text:style-name="P26"><draw:custom-shape text:anchor-type="paragraph" draw:z-index="83" draw:name="Shape 94" draw:style-name="gr31" draw:text-style-name="P120" svg:width="2.961cm" svg:height="0.821cm" svg:x="15.152cm" svg:y="0.411cm"><text:p text:style-name="P119"><text:span text:style-name="T116"><text:s text:c="3"/></text:span><text:span text:style-name="T116">Logout</text:span></text:p><draw:enhanced-geometry svg:viewBox="0 0 21600 21600" draw:type="rectangle" draw:enhanced-path="M 0 0 L 21600 0 21600 21600 0 21600 0 0 Z N"/></draw:custom-shape><draw:custom-shape text:anchor-type="paragraph" draw:z-index="82" draw:name="Shape 93" draw:style-name="gr32" draw:text-style-name="P120" svg:width="2.959cm" svg:height="0.819cm" svg:x="11.569cm" svg:y="0.263cm"><text:p text:style-name="P119"><text:span text:style-name="T116"><text:s text:c="3"/></text:span><text:span text:style-name="T116">Prouct</text:span><text:span text:style-name="T116"><text:tab/></text:span></text:p><draw:enhanced-geometry svg:viewBox="0 0 21600 21600" draw:type="rectangle" draw:enhanced-path="M 0 0 L 21600 0 21600 21600 0 21600 0 0 Z N"/></draw:custom-shape><draw:custom-shape text:anchor-type="paragraph" draw:z-index="84" draw:name="Shape 92" draw:style-name="gr31" draw:text-style-name="P120" svg:width="2.961cm" svg:height="0.821cm" svg:x="7.892cm" svg:y="0.295cm"><text:p text:style-name="P119"><text:span text:style-name="T116"><text:s text:c="2"/></text:span><text:span text:style-name="T116">Users</text:span><text:span text:style-name="T116"><text:tab/></text:span></text:p><draw:enhanced-geometry svg:viewBox="0 0 21600 21600" draw:type="rectangle" draw:enhanced-path="M 0 0 L 21600 0 21600 21600 0 21600 0 0 Z N"/></draw:custom-shape><draw:custom-shape text:anchor-type="paragraph" draw:z-index="85" draw:name="Shape 95" draw:style-name="gr32" draw:text-style-name="P120" svg:width="2.959cm" svg:height="0.819cm" svg:x="4.32cm" svg:y="0.284cm"><text:p text:style-name="P119"><text:span text:style-name="T116"><text:s text:c="3"/></text:span><text:span text:style-name="T116">Profiles</text:span><text:span text:style-name="T116"><text:tab/></text:span></text:p><draw:enhanced-geometry svg:viewBox="0 0 21600 21600" draw:type="rectangle" draw:enhanced-path="M 0 0 L 21600 0 21600 21600 0 21600 0 0 Z N"/></draw:custom-shape></text:p>
      <text:p text:style-name="P26"/>
      <text:p text:style-name="P26"/>
      <text:p text:style-name="P26"/>
      <text:p text:style-name="P26"><draw:line text:anchor-type="paragraph" draw:z-index="86" draw:name="Line 75" draw:style-name="gr29" draw:text-style-name="P109" svg:x1="-0.649cm" svg:y1="0.077cm" svg:x2="18.898cm" svg:y2="0.051cm"><text:p/></draw:line></text:p>
      <text:p text:style-name="P26"/>
      <text:p text:style-name="P26"/>
      <text:p text:style-name="P26"/>
      <text:p text:style-name="P26"/>
      <text:p text:style-name="P26"><draw:custom-shape text:anchor-type="paragraph" draw:z-index="87" draw:name="Shape 96" draw:style-name="gr44" draw:text-style-name="P118" svg:width="17.569cm" svg:height="8.97cm" svg:x="-0.046cm" svg:y="0.074cm"><text:p/><draw:enhanced-geometry svg:viewBox="0 0 21600 21600" draw:type="rectangle" draw:enhanced-path="M 0 0 L 21600 0 21600 21600 0 21600 0 0 Z N"/></draw:custom-shape><draw:line text:anchor-type="paragraph" draw:z-index="92" draw:name="Horizontal line 17" draw:style-name="gr29" draw:text-style-name="P109" svg:x1="-0.046cm" svg:y1="5.935cm" svg:x2="17.522cm" svg:y2="5.935cm"><text:p/></draw:line><draw:line text:anchor-type="paragraph" draw:z-index="95" draw:name="Line 69" draw:style-name="gr29" draw:text-style-name="P109" svg:x1="1.674cm" svg:y1="0.074cm" svg:x2="1.621cm" svg:y2="8.915cm"><text:p/></draw:line><draw:line text:anchor-type="paragraph" draw:z-index="96" draw:name="Line 76" draw:style-name="gr29" draw:text-style-name="P109" svg:x1="4.008cm" svg:y1="0.074cm" svg:x2="3.955cm" svg:y2="8.915cm"><text:p/></draw:line><draw:line text:anchor-type="paragraph" draw:z-index="97" draw:name="Line 77" draw:style-name="gr29" draw:text-style-name="P109" svg:x1="8.675cm" svg:y1="0.074cm" svg:x2="8.622cm" svg:y2="8.915cm"><text:p/></draw:line><draw:line text:anchor-type="paragraph" draw:z-index="98" draw:name="Line 78" draw:style-name="gr29" draw:text-style-name="P109" svg:x1="12.675cm" svg:y1="0.074cm" svg:x2="12.622cm" svg:y2="8.915cm"><text:p/></draw:line><draw:line text:anchor-type="paragraph" draw:z-index="99" draw:name="Line 79" draw:style-name="gr29" draw:text-style-name="P109" svg:x1="14.676cm" svg:y1="0.074cm" svg:x2="14.623cm" svg:y2="8.915cm"><text:p/></draw:line><draw:line text:anchor-type="paragraph" draw:z-index="100" draw:name="Line 80" draw:style-name="gr29" draw:text-style-name="P109" svg:x1="16.009cm" svg:y1="0.074cm" svg:x2="15.956cm" svg:y2="8.915cm"><text:p/></draw:line></text:p>
      <text:p text:style-name="P26"/>
      <text:p text:style-name="P26"><draw:line text:anchor-type="paragraph" draw:z-index="88" draw:name="Horizontal line 13" draw:style-name="gr29" draw:text-style-name="P109" svg:x1="-0.046cm" svg:y1="0.268cm" svg:x2="17.522cm" svg:y2="0.268cm"><text:p/></draw:line><draw:line text:anchor-type="paragraph" draw:z-index="89" draw:name="Horizontal line 14" draw:style-name="gr29" draw:text-style-name="P109" svg:x1="-0.046cm" svg:y1="1.268cm" svg:x2="17.522cm" svg:y2="1.268cm"><text:p/></draw:line></text:p>
      <text:p text:style-name="P26"/>
      <text:p text:style-name="P26"><draw:line text:anchor-type="paragraph" draw:z-index="90" draw:name="Horizontal line 15" draw:style-name="gr29" draw:text-style-name="P109" svg:x1="-0.046cm" svg:y1="1.268cm" svg:x2="17.522cm" svg:y2="1.268cm"><text:p/></draw:line></text:p>
      <text:p text:style-name="P26"/>
      <text:p text:style-name="P26"><draw:line text:anchor-type="paragraph" draw:z-index="91" draw:name="Horizontal line 16" draw:style-name="gr29" draw:text-style-name="P109" svg:x1="-0.046cm" svg:y1="1.602cm" svg:x2="17.522cm" svg:y2="1.602cm"><text:p/></draw:line></text:p>
      <text:p text:style-name="P26"/>
      <text:p text:style-name="P26"/>
      <text:p text:style-name="P26"/>
      <text:p text:style-name="P26"/>
      <text:p text:style-name="P26"/>
      <text:p text:style-name="P26"><draw:line text:anchor-type="paragraph" draw:z-index="93" draw:name="Horizontal line 18" draw:style-name="gr29" draw:text-style-name="P109" svg:x1="-0.046cm" svg:y1="1.268cm" svg:x2="17.522cm" svg:y2="1.268cm"><text:p/></draw:line><draw:line text:anchor-type="paragraph" draw:z-index="94" draw:name="Horizontal line 19" draw:style-name="gr29" draw:text-style-name="P109" svg:x1="-0.046cm" svg:y1="2.268cm" svg:x2="17.522cm" svg:y2="2.268cm"><text:p/></draw:li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40">7. <text:span text:style-name="T73">Add Category By Admin</text:span></text:p>
      <text:p text:style-name="P40"/>
      <text:p text:style-name="P40"><text:tab/>-&gt; <text:span text:style-name="T81">Add cate</text:span><text:span text:style-name="T83">g</text:span><text:span text:style-name="T81">ory is only access page and add category auth valid user no any one can add category of product .</text:span></text:p>
      <text:p text:style-name="P40"><draw:custom-shape text:anchor-type="paragraph" draw:z-index="114" draw:name="Shape 113" draw:style-name="gr33" draw:text-style-name="P117" svg:width="19.419cm" svg:height="16.685cm" svg:x="-0.887cm" svg:y="0.339cm"><text:p/><draw:enhanced-geometry svg:viewBox="0 0 21600 21600" draw:type="rectangle" draw:enhanced-path="M 0 0 L 21600 0 21600 21600 0 21600 0 0 Z N"/></draw:custom-shape></text:p>
      <text:p text:style-name="P40"/>
      <text:p text:style-name="P40"><draw:custom-shape text:anchor-type="paragraph" draw:z-index="115" draw:name="Shape 115" draw:style-name="gr32" draw:text-style-name="P120" svg:width="2.959cm" svg:height="0.819cm" svg:x="8.474cm" svg:y="0.12cm"><text:p text:style-name="P119"><text:span text:style-name="T116"><text:s text:c="3"/></text:span><text:span text:style-name="T116">Profiles</text:span><text:span text:style-name="T116"><text:tab/></text:span></text:p><draw:enhanced-geometry svg:viewBox="0 0 21600 21600" draw:type="rectangle" draw:enhanced-path="M 0 0 L 21600 0 21600 21600 0 21600 0 0 Z N"/></draw:custom-shape><draw:custom-shape text:anchor-type="paragraph" draw:z-index="116" draw:name="Shape 116" draw:style-name="gr31" draw:text-style-name="P120" svg:width="2.961cm" svg:height="0.821cm" svg:x="11.649cm" svg:y="0.125cm"><text:p text:style-name="P119"><text:span text:style-name="T116"><text:s text:c="3"/></text:span><text:span text:style-name="T116">Prouct</text:span><text:span text:style-name="T116"><text:tab/></text:span></text:p><draw:enhanced-geometry svg:viewBox="0 0 21600 21600" draw:type="rectangle" draw:enhanced-path="M 0 0 L 21600 0 21600 21600 0 21600 0 0 Z N"/></draw:custom-shape><draw:custom-shape text:anchor-type="paragraph" draw:z-index="117" draw:name="Shape 117" draw:style-name="gr31" draw:text-style-name="P120" svg:width="2.961cm" svg:height="0.821cm" svg:x="15.005cm" svg:y="0.194cm"><text:p text:style-name="P119"><text:span text:style-name="T116"><text:s text:c="3"/></text:span><text:span text:style-name="T116">Logout</text:span></text:p><draw:enhanced-geometry svg:viewBox="0 0 21600 21600" draw:type="rectangle" draw:enhanced-path="M 0 0 L 21600 0 21600 21600 0 21600 0 0 Z N"/></draw:custom-shape><draw:custom-shape text:anchor-type="paragraph" draw:z-index="118" draw:name="Shape 114" draw:style-name="gr32" draw:text-style-name="P120" svg:width="2.959cm" svg:height="0.819cm" svg:x="8.474cm" svg:y="0.12cm"><text:p text:style-name="P119"><text:span text:style-name="T116"><text:s text:c="3"/></text:span><text:span text:style-name="T116">Profiles</text:span><text:span text:style-name="T116"><text:tab/></text:span></text:p><draw:enhanced-geometry svg:viewBox="0 0 21600 21600" draw:type="rectangle" draw:enhanced-path="M 0 0 L 21600 0 21600 21600 0 21600 0 0 Z N"/></draw:custom-shape><draw:custom-shape text:anchor-type="paragraph" draw:z-index="133" draw:name="Shape 131" draw:style-name="gr32" draw:text-style-name="P120" svg:width="2.959cm" svg:height="0.819cm" svg:x="5.034cm" svg:y="0.099cm"><text:p text:style-name="P119"><text:span text:style-name="T116"><text:s text:c="3"/></text:span><text:span text:style-name="T116">Category</text:span><text:span text:style-name="T116"><text:tab/></text:span></text:p><draw:enhanced-geometry svg:viewBox="0 0 21600 21600" draw:type="rectangle" draw:enhanced-path="M 0 0 L 21600 0 21600 21600 0 21600 0 0 Z N"/></draw:custom-shape></text:p>
      <text:p text:style-name="P40"/>
      <text:p text:style-name="P40"/>
      <text:p text:style-name="P40"/>
      <text:p text:style-name="P40"><draw:line text:anchor-type="paragraph" draw:z-index="119" draw:name="Line 98" draw:style-name="gr29" draw:text-style-name="P109" svg:x1="-1.078cm" svg:y1="0.466cm" svg:x2="18.531cm" svg:y2="0.36cm"><text:p/></draw:line></text:p>
      <text:p text:style-name="P40"/>
      <text:p text:style-name="P40"><draw:custom-shape text:anchor-type="paragraph" draw:z-index="127" draw:name="Shape 125" draw:style-name="gr37" draw:text-style-name="P121" svg:width="4.786cm" svg:height="1.16cm" svg:x="1.473cm" svg:y="0.296cm"><text:p text:style-name="P121"><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8" draw:name="Shape 126" draw:style-name="gr36" draw:text-style-name="P123" svg:width="5.054cm" svg:height="0.953cm" svg:x="7.257cm" svg:y="0.436cm"><text:p text:style-name="P121"><text:s text:c="4"/></text:p><draw:enhanced-geometry svg:viewBox="0 0 21600 21600" draw:type="rectangle" draw:enhanced-path="M 0 0 L 21600 0 21600 21600 0 21600 0 0 Z N"/></draw:custom-shape></text:p>
      <text:p text:style-name="P40"/>
      <text:p text:style-name="P40"/>
      <text:p text:style-name="P40"/>
      <text:p text:style-name="P40"><draw:custom-shape text:anchor-type="paragraph" draw:z-index="120" draw:name="Shape 118" draw:style-name="gr37" draw:text-style-name="P121" svg:width="4.786cm" svg:height="1.16cm" svg:x="1.473cm" svg:y="0.09cm"><text:p text:style-name="P121"><text:s text:c="12"/>Im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1" draw:name="Shape 119" draw:style-name="gr36" draw:text-style-name="P123" svg:width="5.054cm" svg:height="0.953cm" svg:x="7.257cm" svg:y="0.208cm"><text:p text:style-name="P121"><text:s text:c="4"/></text:p><draw:enhanced-geometry svg:viewBox="0 0 21600 21600" draw:type="rectangle" draw:enhanced-path="M 0 0 L 21600 0 21600 21600 0 21600 0 0 Z N"/></draw:custom-shape><draw:custom-shape text:anchor-type="paragraph" draw:z-index="129" draw:name="Shape 127" draw:style-name="gr35" draw:text-style-name="P122" svg:width="2.805cm" svg:height="1.033cm" svg:x="12.681cm" svg:y="0.138cm"><text:p text:style-name="P121">Brow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
      <text:p text:style-name="P40"/>
      <text:p text:style-name="P40"/>
      <text:p text:style-name="P40"/>
      <text:p text:style-name="P40"><draw:custom-shape text:anchor-type="paragraph" draw:z-index="122" draw:name="Shape 120" draw:style-name="gr37" draw:text-style-name="P121" svg:width="4.786cm" svg:height="1.16cm" svg:x="1.314cm" svg:y="0.386cm"><text:p text:style-name="P121"><text:s text:c="13"/>Desc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3" draw:name="Shape 121" draw:style-name="gr40" draw:text-style-name="P124" svg:width="7.414cm" svg:height="2.837cm" svg:x="7.045cm" svg:y="0.349cm"><text:p/><draw:enhanced-geometry svg:viewBox="0 0 21600 21600" draw:type="rectangle" draw:enhanced-path="M 0 0 L 21600 0 21600 21600 0 21600 0 0 Z N"/></draw:custom-shape></text:p>
      <text:p text:style-name="P40"/>
      <text:p text:style-name="P40"/>
      <text:p text:style-name="P40"/>
      <text:p text:style-name="P40"/>
      <text:p text:style-name="P40"/>
      <text:p text:style-name="P40"/>
      <text:p text:style-name="P40"/>
      <text:p text:style-name="P40"><draw:custom-shape text:anchor-type="paragraph" draw:z-index="124" draw:name="Shape 122" draw:style-name="gr39" draw:text-style-name="P118" svg:width="7.492cm" svg:height="1.011cm" svg:x="7.123cm" svg:y="0.457cm"><text:p/><draw:enhanced-geometry svg:viewBox="0 0 21600 21600" draw:type="rectangle" draw:enhanced-path="M 0 0 L 21600 0 21600 21600 0 21600 0 0 Z N"/></draw:custom-shape></text:p>
      <text:p text:style-name="P40"><draw:custom-shape text:anchor-type="paragraph" draw:z-index="125" draw:name="Shape 123" draw:style-name="gr38" draw:text-style-name="P112" svg:width="0.698cm" svg:height="0.643cm" svg:x="13.501cm" svg:y="0.0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26" draw:name="Shape 124" draw:style-name="gr37" draw:text-style-name="P121" svg:width="4.786cm" svg:height="1.16cm" svg:x="1.499cm" svg:y="0.005cm"><text:p text:style-name="P121"><text:s text:c="13"/>Stat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
      <text:p text:style-name="P40"/>
      <text:p text:style-name="P40"/>
      <text:p text:style-name="P40"><draw:custom-shape text:anchor-type="paragraph" draw:z-index="130" draw:name="Shape 128" draw:style-name="gr34" draw:text-style-name="P122" svg:width="3.89cm" svg:height="1.059cm" svg:x="5.299cm" svg:y="0.45cm"><text:p text:style-name="P121"><text:s text:c="6"/>Add 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2">8<text:span text:style-name="T73">.</text:span><text:span text:style-name="T77">Category list</text:span></text:p>
      <text:p text:style-name="P42"/>
      <text:p text:style-name="P42"/>
      <text:p text:style-name="P41">-&gt;<text:span text:style-name="T79">List </text:span><text:span text:style-name="T82">category </text:span><text:span text:style-name="T79"><text:s/></text:span><text:span text:style-name="T80">is </text:span><text:span text:style-name="T82">Add</text:span><text:span text:style-name="T80"> </text:span><text:span text:style-name="T82">category by admin </text:span><text:span text:style-name="T80"><text:s/></text:span><text:span text:style-name="T79">login user is super admin or main admin then it showing all </text:span><text:span text:style-name="T82">cateody</text:span><text:span text:style-name="T79"> <text:s/>list and it can me mamget them to add new,edit </text:span><text:span text:style-name="T82">category</text:span><text:span text:style-name="T79"> and delete </text:span><text:span text:style-name="T82">caetgory.</text:span></text:p>
      <text:p text:style-name="P26"/>
      <text:p text:style-name="P26"/>
      <text:p text:style-name="P26"/>
      <text:p text:style-name="P26"><draw:custom-shape text:anchor-type="paragraph" draw:z-index="131" draw:name="Shape 129" draw:style-name="gr33" draw:text-style-name="P117" svg:width="19.419cm" svg:height="16.685cm" svg:x="-0.649cm" svg:y="0.275cm"><text:p/><draw:enhanced-geometry svg:viewBox="0 0 21600 21600" draw:type="rectangle" draw:enhanced-path="M 0 0 L 21600 0 21600 21600 0 21600 0 0 Z N"/></draw:custom-shape></text:p>
      <text:p text:style-name="P26"><draw:custom-shape text:anchor-type="paragraph" draw:z-index="132" draw:name="Shape 130" draw:style-name="gr32" draw:text-style-name="P120" svg:width="2.959cm" svg:height="0.819cm" svg:x="5.59cm" svg:y="0.459cm"><text:p text:style-name="P119"><text:span text:style-name="T116"><text:s text:c="3"/></text:span><text:span text:style-name="T116">Profiles</text:span><text:span text:style-name="T116"><text:tab/></text:span></text:p><draw:enhanced-geometry svg:viewBox="0 0 21600 21600" draw:type="rectangle" draw:enhanced-path="M 0 0 L 21600 0 21600 21600 0 21600 0 0 Z N"/></draw:custom-shape><draw:custom-shape text:anchor-type="paragraph" draw:z-index="135" draw:name="Shape 133" draw:style-name="gr31" draw:text-style-name="P120" svg:width="2.961cm" svg:height="0.821cm" svg:x="12.337cm" svg:y="0.459cm"><text:p text:style-name="P119"><text:span text:style-name="T116"><text:s text:c="3"/></text:span><text:span text:style-name="T116">Prouct</text:span><text:span text:style-name="T116"><text:tab/></text:span></text:p><draw:enhanced-geometry svg:viewBox="0 0 21600 21600" draw:type="rectangle" draw:enhanced-path="M 0 0 L 21600 0 21600 21600 0 21600 0 0 Z N"/></draw:custom-shape></text:p>
      <text:p text:style-name="P26"><draw:custom-shape text:anchor-type="paragraph" draw:z-index="134" draw:name="Shape 132" draw:style-name="gr32" draw:text-style-name="P120" svg:width="2.959cm" svg:height="0.819cm" svg:x="8.924cm" svg:y="0.025cm"><text:p text:style-name="P119"><text:span text:style-name="T116"><text:s text:c="3"/></text:span><text:span text:style-name="T116">Category</text:span><text:span text:style-name="T116"><text:tab/></text:span></text:p><draw:enhanced-geometry svg:viewBox="0 0 21600 21600" draw:type="rectangle" draw:enhanced-path="M 0 0 L 21600 0 21600 21600 0 21600 0 0 Z N"/></draw:custom-shape><draw:custom-shape text:anchor-type="paragraph" draw:z-index="136" draw:name="Shape 134" draw:style-name="gr31" draw:text-style-name="P120" svg:width="2.961cm" svg:height="0.821cm" svg:x="15.614cm" svg:y="0.041cm"><text:p text:style-name="P119"><text:span text:style-name="T116"><text:s text:c="3"/></text:span><text:span text:style-name="T116">Logout</text:span></text:p><draw:enhanced-geometry svg:viewBox="0 0 21600 21600" draw:type="rectangle" draw:enhanced-path="M 0 0 L 21600 0 21600 21600 0 21600 0 0 Z N"/></draw:custom-shape></text:p>
      <text:p text:style-name="P26"/>
      <text:p text:style-name="P26"/>
      <text:p text:style-name="P26"/>
      <text:p text:style-name="P26"/>
      <text:p text:style-name="P26"/>
      <text:p text:style-name="P26"/>
      <text:p text:style-name="P26"/>
      <text:p text:style-name="P26"><draw:custom-shape text:anchor-type="paragraph" draw:z-index="137" draw:name="Shape 135" draw:style-name="gr30" draw:text-style-name="P118" svg:width="17.754cm" svg:height="9.976cm" svg:x="0.51cm" svg:y="0.168cm"><text:p/><draw:enhanced-geometry svg:viewBox="0 0 21600 21600" draw:type="rectangle" draw:enhanced-path="M 0 0 L 21600 0 21600 21600 0 21600 0 0 Z N"/></draw:custom-shape><draw:line text:anchor-type="paragraph" draw:z-index="145" draw:name="Line 106" draw:style-name="gr29" draw:text-style-name="P109" svg:x1="1.859cm" svg:y1="0.3cm" svg:x2="1.885cm" svg:y2="10.01cm"><text:p/></draw:line><draw:line text:anchor-type="paragraph" draw:z-index="146" draw:name="Line 107" draw:style-name="gr29" draw:text-style-name="P109" svg:x1="1.859cm" svg:y1="0.3cm" svg:x2="1.885cm" svg:y2="10.01cm"><text:p/></draw:line><draw:line text:anchor-type="paragraph" draw:z-index="147" draw:name="Line 108" draw:style-name="gr29" draw:text-style-name="P109" svg:x1="3.526cm" svg:y1="0.3cm" svg:x2="3.552cm" svg:y2="10.01cm"><text:p/></draw:line><draw:line text:anchor-type="paragraph" draw:z-index="148" draw:name="Line 109" draw:style-name="gr29" draw:text-style-name="P109" svg:x1="5.526cm" svg:y1="0.3cm" svg:x2="5.552cm" svg:y2="10.01cm"><text:p/></draw:line><draw:line text:anchor-type="paragraph" draw:z-index="149" draw:name="Line 110" draw:style-name="gr29" draw:text-style-name="P109" svg:x1="12.527cm" svg:y1="0.3cm" svg:x2="12.553cm" svg:y2="10.01cm"><text:p/></draw:line><draw:line text:anchor-type="paragraph" draw:z-index="150" draw:name="Line 111" draw:style-name="gr29" draw:text-style-name="P109" svg:x1="15.194cm" svg:y1="0.3cm" svg:x2="15.22cm" svg:y2="10.01cm"><text:p/></draw:line></text:p>
      <text:p text:style-name="P26"/>
      <text:p text:style-name="P26"><draw:line text:anchor-type="paragraph" draw:z-index="138" draw:name="Line 99" draw:style-name="gr29" draw:text-style-name="P109" svg:x1="0.51cm" svg:y1="0.305cm" svg:x2="18.264cm" svg:y2="0.173cm"><text:p/></draw:line><draw:line text:anchor-type="paragraph" draw:z-index="139" draw:name="Line 100" draw:style-name="gr29" draw:text-style-name="P109" svg:x1="0.51cm" svg:y1="1.638cm" svg:x2="18.264cm" svg:y2="1.506cm"><text:p/></draw:line></text:p>
      <text:p text:style-name="P26"/>
      <text:p text:style-name="P26"/>
      <text:p text:style-name="P26"><draw:line text:anchor-type="paragraph" draw:z-index="140" draw:name="Line 101" draw:style-name="gr29" draw:text-style-name="P109" svg:x1="0.51cm" svg:y1="1.305cm" svg:x2="18.264cm" svg:y2="1.173cm"><text:p/></draw:line></text:p>
      <text:p text:style-name="P26"/>
      <text:p text:style-name="P26"><draw:line text:anchor-type="paragraph" draw:z-index="141" draw:name="Line 102" draw:style-name="gr29" draw:text-style-name="P109" svg:x1="0.51cm" svg:y1="1.638cm" svg:x2="18.264cm" svg:y2="1.506cm"><text:p/></draw:line></text:p>
      <text:p text:style-name="P26"/>
      <text:p text:style-name="P26"/>
      <text:p text:style-name="P26"><draw:line text:anchor-type="paragraph" draw:z-index="142" draw:name="Line 103" draw:style-name="gr29" draw:text-style-name="P109" svg:x1="0.51cm" svg:y1="1.638cm" svg:x2="18.264cm" svg:y2="1.506cm"><text:p/></draw:line></text:p>
      <text:p text:style-name="P26"/>
      <text:p text:style-name="P26"/>
      <text:p text:style-name="P26"><draw:line text:anchor-type="paragraph" draw:z-index="143" draw:name="Line 104" draw:style-name="gr29" draw:text-style-name="P109" svg:x1="0.51cm" svg:y1="1.638cm" svg:x2="18.264cm" svg:y2="1.506cm"><text:p/></draw:line></text:p>
      <text:p text:style-name="P26"/>
      <text:p text:style-name="P26"/>
      <text:p text:style-name="P26"><draw:line text:anchor-type="paragraph" draw:z-index="144" draw:name="Line 105" draw:style-name="gr29" draw:text-style-name="P109" svg:x1="0.51cm" svg:y1="1.638cm" svg:x2="18.264cm" svg:y2="1.506cm"><text:p/></draw:li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35">7.<text:span text:style-name="T73">Profile page</text:span></text:p>
      <text:p text:style-name="P81"/>
      <text:p text:style-name="P35"><text:span text:style-name="T73">-&gt; </text:span><text:span text:style-name="T43">profile page showing the register details in paege so user can be <text:s/>manger or change them esaily </text:span></text:p>
      <text:p text:style-name="P26"><draw:custom-shape text:anchor-type="paragraph" draw:z-index="101" draw:name="Shape 97" draw:style-name="gr33" draw:text-style-name="P117" svg:width="19.419cm" svg:height="16.685cm" svg:x="-0.887cm" svg:y="0.339cm"><text:p/><draw:enhanced-geometry svg:viewBox="0 0 21600 21600" draw:type="rectangle" draw:enhanced-path="M 0 0 L 21600 0 21600 21600 0 21600 0 0 Z N"/></draw:custom-shape><text:s text:c="33"/></text:p>
      <text:p text:style-name="P26"/>
      <text:p text:style-name="P26"><draw:custom-shape text:anchor-type="paragraph" draw:z-index="103" draw:name="Shape 99" draw:style-name="gr31" draw:text-style-name="P120" svg:width="2.961cm" svg:height="0.821cm" svg:x="15.311cm" svg:y="0.427cm"><text:p text:style-name="P119"><text:span text:style-name="T116"><text:s text:c="3"/></text:span><text:span text:style-name="T116">Logout</text:span></text:p><draw:enhanced-geometry svg:viewBox="0 0 21600 21600" draw:type="rectangle" draw:enhanced-path="M 0 0 L 21600 0 21600 21600 0 21600 0 0 Z N"/></draw:custom-shape><draw:custom-shape text:anchor-type="paragraph" draw:z-index="102" draw:name="Shape 98" draw:style-name="gr32" draw:text-style-name="P120" svg:width="2.959cm" svg:height="0.819cm" svg:x="8.103cm" svg:y="0.432cm"><text:p text:style-name="P119"><text:span text:style-name="T116"><text:s text:c="3"/></text:span><text:span text:style-name="T116">Profiles</text:span><text:span text:style-name="T116"><text:tab/></text:span></text:p><draw:enhanced-geometry svg:viewBox="0 0 21600 21600" draw:type="rectangle" draw:enhanced-path="M 0 0 L 21600 0 21600 21600 0 21600 0 0 Z N"/></draw:custom-shape><draw:custom-shape text:anchor-type="paragraph" draw:z-index="104" draw:name="Shape 100" draw:style-name="gr32" draw:text-style-name="P120" svg:width="2.959cm" svg:height="0.819cm" svg:x="11.569cm" svg:y="0.411cm"><text:p text:style-name="P119"><text:span text:style-name="T116"><text:s text:c="3"/></text:span><text:span text:style-name="T116">Prouct</text:span><text:span text:style-name="T116"><text:tab/></text:span></text:p><draw:enhanced-geometry svg:viewBox="0 0 21600 21600" draw:type="rectangle" draw:enhanced-path="M 0 0 L 21600 0 21600 21600 0 21600 0 0 Z N"/></draw:custom-shape></text:p>
      <text:p text:style-name="P30"><draw:custom-shape text:anchor-type="paragraph" draw:z-index="105" draw:name="Shape 101" draw:style-name="gr31" draw:text-style-name="P120" svg:width="2.961cm" svg:height="0.821cm" svg:x="4.796cm" svg:y="0.009cm"><text:p text:style-name="P119"><text:span text:style-name="T116"><text:s text:c="2"/></text:span><text:span text:style-name="T116">Users</text:span><text:span text:style-name="T116"><text:tab/></text:span></text:p><draw:enhanced-geometry svg:viewBox="0 0 21600 21600" draw:type="rectangle" draw:enhanced-path="M 0 0 L 21600 0 21600 21600 0 21600 0 0 Z N"/></draw:custom-shape>dfgdfg</text:p>
      <text:p text:style-name="P30"/>
      <text:p text:style-name="P26"><draw:line text:anchor-type="paragraph" draw:z-index="106" draw:name="Line 81" draw:style-name="gr29" draw:text-style-name="P109" svg:x1="-0.887cm" svg:y1="0.187cm" svg:x2="18.532cm" svg:y2="0.081cm"><text:p/></draw:line></text:p>
      <text:p text:style-name="P29"><draw:custom-shape text:anchor-type="paragraph" draw:z-index="107" draw:name="Shape 102" draw:style-name="gr43" draw:text-style-name="P121" svg:width="5.054cm" svg:height="0.953cm" svg:x="1.489cm" svg:y="2.663cm"><text:p text:style-name="P121"><text:s text:c="2"/>Name</text:p><draw:enhanced-geometry svg:viewBox="0 0 21600 21600" draw:type="rectangle" draw:enhanced-path="M 0 0 L 21600 0 21600 21600 0 21600 0 0 Z N"/></draw:custom-shape><draw:custom-shape text:anchor-type="paragraph" draw:z-index="108" draw:name="Shape 103" draw:style-name="gr36" draw:text-style-name="P123" svg:width="5.054cm" svg:height="0.953cm" svg:x="7.336cm" svg:y="2.69cm"><text:p text:style-name="P121"><text:s text:c="4"/>test</text:p><draw:enhanced-geometry svg:viewBox="0 0 21600 21600" draw:type="rectangle" draw:enhanced-path="M 0 0 L 21600 0 21600 21600 0 21600 0 0 Z N"/></draw:custom-shape><draw:custom-shape text:anchor-type="paragraph" draw:z-index="109" draw:name="Shape 104" draw:style-name="gr36" draw:text-style-name="P123" svg:width="5.054cm" svg:height="0.953cm" svg:x="7.415cm" svg:y="4.822cm"><text:p text:style-name="P121"><text:s text:c="3"/>test@gmail.com</text:p><draw:enhanced-geometry svg:viewBox="0 0 21600 21600" draw:type="rectangle" draw:enhanced-path="M 0 0 L 21600 0 21600 21600 0 21600 0 0 Z N"/></draw:custom-shape><draw:custom-shape text:anchor-type="paragraph" draw:z-index="110" draw:name="Shape 107" draw:style-name="gr43" draw:text-style-name="P121" svg:width="5.054cm" svg:height="0.953cm" svg:x="1.621cm" svg:y="4.822cm"><text:p text:style-name="P121"><text:s/>Email</text:p><draw:enhanced-geometry svg:viewBox="0 0 21600 21600" draw:type="rectangle" draw:enhanced-path="M 0 0 L 21600 0 21600 21600 0 21600 0 0 Z N"/></draw:custom-shape><draw:custom-shape text:anchor-type="paragraph" draw:z-index="111" draw:name="Shape 105" draw:style-name="gr42" svg:width="2.356cm" svg:height="1.8cm" svg:x="5.907cm" svg:y="0.415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112" draw:name="Shape 106" draw:style-name="gr41" draw:text-style-name="P125" svg:width="4.737cm" svg:height="1.086cm" svg:x="4.637cm" svg:y="8.722cm"><text:p text:style-name="P121"><text:s text:c="14"/>Upda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dgdfgdf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8">End.....</text:p>
      <text:p text:style-name="P48"/>
      <text:p text:style-name="P48"/>
      <text:p text:style-name="P48"/>
      <text:p text:style-name="P48"><text:soft-page-break/></text:p>
      <text:p text:style-name="P43">Database Query</text:p>
      <text:p text:style-name="P43"/>
      <text:p text:style-name="P49"><text:span text:style-name="T46"><text:tab/></text:span><text:span text:style-name="T47">1.</text:span></text:p>
      <text:p text:style-name="P49"><text:span text:style-name="T46"><text:tab/><text:tab/> </text:span><text:span text:style-name="T38">CREATE DATABASE </text:span><text:bookmark text:name="docs-internal-guid-066f8c1d-7fff-1086-3638-e2e7fe0baf14"/><text:span text:style-name="T37">demoproject</text:span><text:span text:style-name="T40">;</text:span></text:p>
      <text:p text:style-name="P29"/>
      <text:p text:style-name="P29"/>
      <text:p text:style-name="P44"><text:s text:c="3"/><text:span text:style-name="T84">Table Query</text:span></text:p>
      <text:p text:style-name="P29"><text:tab/></text:p>
      <text:p text:style-name="P50">1) <text:span text:style-name="T48">User_details</text:span></text:p>
      <text:p text:style-name="P50"/>
      <text:p text:style-name="P29"><text:tab/> create table User_details(</text:p>
      <text:p text:style-name="P29"><text:tab/><text:tab/>id INT NOT NULL AUTO_INCREMENT,</text:p>
      <text:p text:style-name="P29"><text:tab/><text:tab/>name VARCHAR(255) NOT NULL,</text:p>
      <text:p text:style-name="P29"><text:tab/><text:tab/>email varchar(255) NOT NULL,</text:p>
      <text:p text:style-name="P29"><text:tab/><text:tab/>password varchar(255) NOT NULL,</text:p>
      <text:p text:style-name="P29"><text:tab/><text:tab/>status enum('Active', 'InActive') NULL,</text:p>
      <text:p text:style-name="P29"><text:tab/><text:tab/>create_at timestamp NOT NULL DEFAULT CURRENT_TIMESTAMP,</text:p>
      <text:p text:style-name="P29"><text:tab/><text:tab/>updated_at TIMESTAMP DEFAULT CURRENT_TIMESTAMP ON UPDATE <text:tab/><text:tab/><text:tab/>CURRENT_TIMESTAMP,</text:p>
      <text:p text:style-name="P29"><text:tab/><text:tab/>PRIMARY KEY ( id )</text:p>
      <text:p text:style-name="P29"><text:tab/><text:tab/>);</text:p>
      <text:p text:style-name="P29"><text:tab/></text:p>
      <text:p text:style-name="P29">ALTER TABLE `users` ADD `auth_token` VARCHAR(250) NULL DEFAULT NULL AFTER `status`;</text:p>
      <text:p text:style-name="P32"><text:span text:style-name="T85">2) <text:s/></text:span><text:span text:style-name="T44">categories</text:span></text:p>
      <text:p text:style-name="P46"/>
      <text:p text:style-name="P29"><text:tab/>create table categories(</text:p>
      <text:p text:style-name="P29"><text:tab/><text:tab/>id INT NOT NULL AUTO_INCREMENT,</text:p>
      <text:p text:style-name="P29"><text:tab/><text:tab/>name VARCHAR(255) NOT NULL,</text:p>
      <text:p text:style-name="P29"><text:tab/><text:tab/>img BLOB NULL,</text:p>
      <text:p text:style-name="P29"><text:tab/><text:tab/>INDEX(name),</text:p>
      <text:p text:style-name="P29"><text:tab/><text:tab/>description MEDIUMTEXT <text:s text:c="2"/>NULL,</text:p>
      <text:p text:style-name="P29"><text:tab/><text:tab/>create_at timestamp NOT NULL DEFAULT CURRENT_TIMESTAMP,</text:p>
      <text:p text:style-name="P29"><text:tab/><text:tab/>updated_at TIMESTAMP DEFAULT CURRENT_TIMESTAMP ON UPDATE <text:tab/><text:tab/><text:tab/>CURRENT_TIMESTAMP,</text:p>
      <text:p text:style-name="P29"><text:tab/><text:tab/>PRIMARY KEY ( id )</text:p>
      <text:p text:style-name="P29"><text:tab/><text:tab/>);</text:p>
      <text:p text:style-name="P29"/>
      <text:p text:style-name="P29">ALTE<text:span text:style-name="T87">R</text:span> <text:s/>TABLE `categories` ADD `user_id` INT(15) NULL DEFAUL <text:s/>NULL AFTER `img`;</text:p>
      <text:p text:style-name="P51">3) <text:s/><text:span text:style-name="T48">products</text:span></text:p>
      <text:p text:style-name="P45"/>
      <text:p text:style-name="P29"><text:tab/>create table products(</text:p>
      <text:p text:style-name="P29"><text:tab/><text:tab/>id INT NOT NULL AUTO_INCREMENT,</text:p>
      <text:p text:style-name="P29"><text:tab/><text:tab/>category_id INT NOT NULL,</text:p>
      <text:p text:style-name="P29"><text:tab/><text:tab/>title VARCHAR(255) NOT NULL,</text:p>
      <text:p text:style-name="P29"><text:tab/><text:tab/>img BLOB DEFAULT NULL,</text:p>
      <text:p text:style-name="P29"><text:tab/><text:tab/>location VARCHAR(255) NULL,</text:p>
      <text:p text:style-name="P31"><text:span text:style-name="T86"><text:tab/><text:tab/>postcode</text:span> VARCHAR(<text:span text:style-name="T86">120</text:span>) NULL,</text:p>
      <text:p text:style-name="P29"><text:tab/><text:tab/>state VARCHAR(255) NULL,</text:p>
      <text:p text:style-name="P29"><text:tab/><text:tab/>city VARCHAR(255) NULL,</text:p>
      <text:p text:style-name="P29"><text:tab/><text:tab/>description TINYTEXT NULL,</text:p>
      <text:p text:style-name="P29"><text:soft-page-break/><text:tab/><text:tab/>address MEDIUMTEXT NULL,</text:p>
      <text:p text:style-name="P29"><text:tab/><text:tab/>status ENUM('Active','InActive'),</text:p>
      <text:p text:style-name="P29"><text:tab/><text:tab/>INDEX(title),</text:p>
      <text:p text:style-name="P29"><text:tab/><text:tab/>create_at timestamp NOT NULL DEFAULT CURRENT_TIMESTAMP,</text:p>
      <text:p text:style-name="P29"><text:tab/><text:tab/>updated_at TIMESTAMP DEFAULT CURRENT_TIMESTAMP ON UPDATE <text:tab/><text:tab/><text:tab/>CURRENT_TIMESTAMP,</text:p>
      <text:p text:style-name="P29"><text:tab/><text:tab/>PRIMARY KEY ( id ),</text:p>
      <text:p text:style-name="P29"><text:tab/><text:tab/>Foreign Key (category_id) REFERENCES categories(id)</text:p>
      <text:p text:style-name="P29"><text:tab/><text:tab/>)ENGINE=InnoDB;</text:p>
      <text:p text:style-name="P29">ALTER TABLE `products` ADD `user_id` INT(15) NULL DEFAULT NULL AFTER `category_id`;</text:p>
      <text:p text:style-name="P29"><text:tab/></text:p>
      <text:p text:style-name="P29"/>
      <text:p text:style-name="P29"/>
      <text:p text:style-name="P52">4) <text:s/><text:span text:style-name="T44">P</text:span><text:span text:style-name="T48">roducts </text:span><text:span text:style-name="T44">full text</text:span></text:p>
      <text:p text:style-name="P29"/>
      <text:p text:style-name="P29"><text:tab/><text:tab/>CREATE FULLTEXT INDEX idprox ON products(title);</text:p>
      <text:p text:style-name="P29"/>
      <text:p text:style-name="P52">5) <text:span text:style-name="T44"><text:s/>C</text:span><text:span text:style-name="T48">ategories </text:span><text:span text:style-name="T44">full text</text:span></text:p>
      <text:p text:style-name="P47"/>
      <text:p text:style-name="P29"><text:s/><text:tab/><text:tab/>CREATE FULLTEXT INDEX idcatx ON categories(name);</text:p>
      <text:p text:style-name="P29"/>
      <text:p text:style-name="P82">6) <text:span text:style-name="T44">Pa</text:span><text:span text:style-name="T49">ss</text:span><text:span text:style-name="T44">word reset tabl</text:span>e</text:p>
      <text:p text:style-name="P82">CREATE TABLE `password_reset_temp` (</text:p>
      <text:p text:style-name="P82"><text:s text:c="2"/>`email` varchar(250) NOT NULL,</text:p>
      <text:p text:style-name="P82"><text:s text:c="2"/>`key` varchar(250) NOT NULL,</text:p>
      <text:p text:style-name="P82"><text:s text:c="2"/>`expDate` datetime NOT NULL</text:p>
      <text:p text:style-name="P82">) ENGINE=InnoDB;</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monospace" svg:font-family="monospace, monospac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0:55:42.049052719</meta:creation-date>
    <dc:date>2023-01-30T15:02:56.964207261</dc:date>
    <meta:editing-duration>PT10H18M20S</meta:editing-duration>
    <meta:editing-cycles>281</meta:editing-cycles>
    <meta:generator>LibreOffice/7.3.7.2$Linux_X86_64 LibreOffice_project/30$Build-2</meta:generator>
    <meta:document-statistic meta:table-count="0" meta:image-count="0" meta:object-count="0" meta:page-count="19" meta:paragraph-count="158" meta:word-count="635" meta:character-count="6145" meta:non-whitespace-character-count="3306"/>
  </office:meta>
</office:document-meta>
</file>